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1" svg:font-family="'Droid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.568cm" fo:margin-left="0cm" table:align="left"/>
    </style:style>
    <style:style style:name="Таблица1.A" style:family="table-column">
      <style:table-column-properties style:column-width="2.805cm"/>
    </style:style>
    <style:style style:name="Таблица1.C" style:family="table-column">
      <style:table-column-properties style:column-width="8.07cm"/>
    </style:style>
    <style:style style:name="Таблица1.D" style:family="table-column">
      <style:table-column-properties style:column-width="3.889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568cm" fo:margin-left="0cm" table:align="left"/>
    </style:style>
    <style:style style:name="Таблица10.A" style:family="table-column">
      <style:table-column-properties style:column-width="3.281cm"/>
    </style:style>
    <style:style style:name="Таблица10.B" style:family="table-column">
      <style:table-column-properties style:column-width="4.445cm"/>
    </style:style>
    <style:style style:name="Таблица10.C" style:family="table-column">
      <style:table-column-properties style:column-width="9.843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568cm" table:align="margins"/>
    </style:style>
    <style:style style:name="Таблица3.A" style:family="table-column">
      <style:table-column-properties style:column-width="1.744cm" style:rel-column-width="6507*"/>
    </style:style>
    <style:style style:name="Таблица3.B" style:family="table-column">
      <style:table-column-properties style:column-width="7.913cm" style:rel-column-width="29517*"/>
    </style:style>
    <style:style style:name="Таблица3.C" style:family="table-column">
      <style:table-column-properties style:column-width="7.911cm" style:rel-column-width="29511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68cm" table:align="margins"/>
    </style:style>
    <style:style style:name="Таблица2.A" style:family="table-column">
      <style:table-column-properties style:column-width="3.175cm" style:rel-column-width="11843*"/>
    </style:style>
    <style:style style:name="Таблица2.B" style:family="table-column">
      <style:table-column-properties style:column-width="14.393cm" style:rel-column-width="5369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568cm" table:align="margins"/>
    </style:style>
    <style:style style:name="Таблица8.A" style:family="table-column">
      <style:table-column-properties style:column-width="3.36cm" style:rel-column-width="12534*"/>
    </style:style>
    <style:style style:name="Таблица8.B" style:family="table-column">
      <style:table-column-properties style:column-width="3.201cm" style:rel-column-width="11942*"/>
    </style:style>
    <style:style style:name="Таблица8.C" style:family="table-column">
      <style:table-column-properties style:column-width="11.007cm" style:rel-column-width="41059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568cm" table:align="margins"/>
    </style:style>
    <style:style style:name="Таблица4.A" style:family="table-column">
      <style:table-column-properties style:column-width="3.36cm" style:rel-column-width="12534*"/>
    </style:style>
    <style:style style:name="Таблица4.B" style:family="table-column">
      <style:table-column-properties style:column-width="3.201cm" style:rel-column-width="11942*"/>
    </style:style>
    <style:style style:name="Таблица4.C" style:family="table-column">
      <style:table-column-properties style:column-width="11.007cm" style:rel-column-width="41059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568cm" table:align="margins"/>
    </style:style>
    <style:style style:name="Таблица5.A" style:family="table-column">
      <style:table-column-properties style:column-width="4.048cm" style:rel-column-width="15100*"/>
    </style:style>
    <style:style style:name="Таблица5.B" style:family="table-column">
      <style:table-column-properties style:column-width="2.858cm" style:rel-column-width="10659*"/>
    </style:style>
    <style:style style:name="Таблица5.C" style:family="table-column">
      <style:table-column-properties style:column-width="10.663cm" style:rel-column-width="39776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568cm" table:align="margins"/>
    </style:style>
    <style:style style:name="Таблица6.A" style:family="table-column">
      <style:table-column-properties style:column-width="4.471cm" style:rel-column-width="2535*"/>
    </style:style>
    <style:style style:name="Таблица6.B" style:family="table-column">
      <style:table-column-properties style:column-width="2.432cm" style:rel-column-width="1379*"/>
    </style:style>
    <style:style style:name="Таблица6.C" style:family="table-column">
      <style:table-column-properties style:column-width="10.664cm" style:rel-column-width="6046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568cm" table:align="margins"/>
    </style:style>
    <style:style style:name="Таблица9.A" style:family="table-column">
      <style:table-column-properties style:column-width="4.048cm" style:rel-column-width="15100*"/>
    </style:style>
    <style:style style:name="Таблица9.B" style:family="table-column">
      <style:table-column-properties style:column-width="2.858cm" style:rel-column-width="10659*"/>
    </style:style>
    <style:style style:name="Таблица9.C" style:family="table-column">
      <style:table-column-properties style:column-width="10.663cm" style:rel-column-width="39776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568cm" table:align="margins"/>
    </style:style>
    <style:style style:name="Таблица7.A" style:family="table-column">
      <style:table-column-properties style:column-width="4.974cm" style:rel-column-width="18555*"/>
    </style:style>
    <style:style style:name="Таблица7.B" style:family="table-column">
      <style:table-column-properties style:column-width="12.594cm" style:rel-column-width="46980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568cm" fo:margin-left="0cm" table:align="left"/>
    </style:style>
    <style:style style:name="Таблица11.A" style:family="table-column">
      <style:table-column-properties style:column-width="3.281cm"/>
    </style:style>
    <style:style style:name="Таблица11.B" style:family="table-column">
      <style:table-column-properties style:column-width="4.445cm"/>
    </style:style>
    <style:style style:name="Таблица11.C" style:family="table-column">
      <style:table-column-properties style:column-width="9.843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568cm" table:align="margins"/>
    </style:style>
    <style:style style:name="Таблица12.A" style:family="table-column">
      <style:table-column-properties style:column-width="4.471cm" style:rel-column-width="2535*"/>
    </style:style>
    <style:style style:name="Таблица12.B" style:family="table-column">
      <style:table-column-properties style:column-width="2.432cm" style:rel-column-width="1379*"/>
    </style:style>
    <style:style style:name="Таблица12.C" style:family="table-column">
      <style:table-column-properties style:column-width="10.664cm" style:rel-column-width="6046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C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reformatted_20_Text">
      <style:text-properties style:font-name="Arial"/>
    </style:style>
    <style:style style:name="P3" style:family="paragraph" style:parent-style-name="Preformatted_20_Text">
      <style:text-properties style:font-name="Arial" fo:language="ru" fo:country="RU"/>
    </style:style>
    <style:style style:name="P4" style:family="paragraph" style:parent-style-name="Preformatted_20_Text">
      <style:text-properties style:font-name="Arial" fo:language="ru" fo:country="RU" officeooo:paragraph-rsid="000db1a5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text-properties fo:language="ru" fo:country="RU" officeooo:paragraph-rsid="000db1a5"/>
    </style:style>
    <style:style style:name="P8" style:family="paragraph" style:parent-style-name="Text_20_body">
      <style:text-properties officeooo:paragraph-rsid="000f9983"/>
    </style:style>
    <style:style style:name="P9" style:family="paragraph" style:parent-style-name="Text_20_body">
      <style:text-properties officeooo:paragraph-rsid="00106620"/>
    </style:style>
    <style:style style:name="P10" style:family="paragraph" style:parent-style-name="Исходный_20_текст">
      <style:text-properties fo:language="ru" fo:country="RU"/>
    </style:style>
    <style:style style:name="P11" style:family="paragraph" style:parent-style-name="Standard">
      <style:text-properties officeooo:rsid="000f9983" officeooo:paragraph-rsid="001e7cde"/>
    </style:style>
    <style:style style:name="P12" style:family="paragraph" style:parent-style-name="Text_20_body">
      <style:text-properties officeooo:rsid="000f6cf1" officeooo:paragraph-rsid="000f6cf1"/>
    </style:style>
    <style:style style:name="P13" style:family="paragraph" style:parent-style-name="Text_20_body">
      <style:text-properties officeooo:rsid="000f6cf1" officeooo:paragraph-rsid="001bc766"/>
    </style:style>
    <style:style style:name="P14" style:family="paragraph" style:parent-style-name="Text_20_body">
      <style:text-properties officeooo:rsid="000f9983" officeooo:paragraph-rsid="000f9983"/>
    </style:style>
    <style:style style:name="P15" style:family="paragraph" style:parent-style-name="Text_20_body">
      <style:text-properties officeooo:rsid="00114a98" officeooo:paragraph-rsid="00114a98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officeooo:paragraph-rsid="00275376"/>
    </style:style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 style:list-style-name="L3">
      <style:text-properties officeooo:paragraph-rsid="0021bed7"/>
    </style:style>
    <style:style style:name="P21" style:family="paragraph" style:parent-style-name="Text_20_body" style:list-style-name="L3">
      <style:text-properties officeooo:paragraph-rsid="00275376"/>
    </style:style>
    <style:style style:name="P22" style:family="paragraph" style:parent-style-name="Text_20_body" style:list-style-name="L3">
      <style:text-properties officeooo:paragraph-rsid="00293ed8"/>
    </style:style>
    <style:style style:name="P23" style:family="paragraph" style:parent-style-name="Text_20_body" style:list-style-name="L3">
      <style:text-properties officeooo:paragraph-rsid="002c55e8"/>
    </style:style>
    <style:style style:name="P24" style:family="paragraph" style:parent-style-name="Text_20_body">
      <style:text-properties fo:language="ru" fo:country="RU"/>
    </style:style>
    <style:style style:name="P25" style:family="paragraph" style:parent-style-name="Text_20_body">
      <style:text-properties fo:language="ru" fo:country="RU" officeooo:paragraph-rsid="00323f90"/>
    </style:style>
    <style:style style:name="P26" style:family="paragraph" style:parent-style-name="Text_20_body">
      <style:text-properties fo:language="ru" fo:country="RU" officeooo:paragraph-rsid="0035bc50"/>
    </style:style>
    <style:style style:name="P27" style:family="paragraph" style:parent-style-name="Text_20_body">
      <style:text-properties fo:language="ru" fo:country="RU" officeooo:paragraph-rsid="00365224"/>
    </style:style>
    <style:style style:name="P28" style:family="paragraph" style:parent-style-name="Text_20_body">
      <style:text-properties fo:language="ru" fo:country="RU" officeooo:paragraph-rsid="00389b50"/>
    </style:style>
    <style:style style:name="P29" style:family="paragraph" style:parent-style-name="Text_20_body">
      <style:text-properties fo:language="ru" fo:country="RU" officeooo:paragraph-rsid="0039cb76"/>
    </style:style>
    <style:style style:name="P30" style:family="paragraph" style:parent-style-name="Text_20_body">
      <style:text-properties officeooo:paragraph-rsid="002ebfcc"/>
    </style:style>
    <style:style style:name="P31" style:family="paragraph" style:parent-style-name="Text_20_body">
      <style:text-properties officeooo:paragraph-rsid="00365224"/>
    </style:style>
    <style:style style:name="P32" style:family="paragraph" style:parent-style-name="Preformatted_20_Text">
      <style:text-properties style:font-name="Arial" fo:language="ru" fo:country="RU"/>
    </style:style>
    <style:style style:name="P33" style:family="paragraph" style:parent-style-name="Heading_20_4">
      <style:text-properties fo:language="ru" fo:country="RU"/>
    </style:style>
    <style:style style:name="P34" style:family="paragraph" style:parent-style-name="Heading_20_4">
      <style:paragraph-properties fo:margin-left="0.115cm" fo:margin-right="0.009cm" fo:text-indent="-0.053cm" style:auto-text-indent="false">
        <style:tab-stops/>
      </style:paragraph-properties>
      <style:text-properties fo:language="ru" fo:country="RU"/>
    </style:style>
    <style:style style:name="P35" style:family="paragraph" style:parent-style-name="Heading_20_4">
      <style:paragraph-properties fo:margin-left="0.115cm" fo:margin-right="0.009cm" fo:margin-top="0.423cm" fo:margin-bottom="0.212cm" style:contextual-spacing="false" fo:text-indent="-0.053cm" style:auto-text-indent="false" fo:keep-with-next="always">
        <style:tab-stops/>
      </style:paragraph-properties>
      <style:text-properties style:font-name="Arial" fo:language="ru" fo:country="RU" style:font-name-asian="Droid Sans" style:font-name-complex="Lohit Hindi"/>
    </style:style>
    <style:style style:name="P36" style:family="paragraph" style:parent-style-name="Heading_20_4">
      <style:paragraph-properties fo:margin-left="0.115cm" fo:margin-right="0.009cm" fo:margin-top="0.423cm" fo:margin-bottom="0.212cm" style:contextual-spacing="false" fo:text-indent="-0.053cm" style:auto-text-indent="false" fo:keep-with-next="always">
        <style:tab-stops/>
      </style:paragraph-properties>
      <style:text-properties fo:language="ru" fo:country="RU"/>
    </style:style>
    <style:style style:name="P37" style:family="paragraph" style:parent-style-name="Heading_20_4">
      <style:paragraph-properties fo:margin-left="-0.062cm" fo:margin-right="0.009cm" fo:text-indent="0cm" style:auto-text-indent="false"/>
    </style:style>
    <style:style style:name="P38" style:family="paragraph" style:parent-style-name="Heading_20_4">
      <style:paragraph-properties fo:margin-left="0.168cm" fo:margin-right="0.009cm" fo:text-indent="0cm" style:auto-text-indent="false"/>
    </style:style>
    <style:style style:name="P39" style:family="paragraph" style:parent-style-name="Heading_20_1">
      <style:text-properties style:font-name="Arial" fo:language="ru" fo:country="RU"/>
    </style:style>
    <style:style style:name="P40" style:family="paragraph" style:parent-style-name="Heading_20_2">
      <style:text-properties style:font-name="Arial" fo:language="ru" fo:country="RU"/>
    </style:style>
    <style:style style:name="P41" style:family="paragraph" style:parent-style-name="Heading_20_2">
      <style:text-properties fo:language="ru" fo:country="RU"/>
    </style:style>
    <style:style style:name="P42" style:family="paragraph" style:parent-style-name="Table_20_Contents">
      <style:text-properties officeooo:paragraph-rsid="00038ca2"/>
    </style:style>
    <style:style style:name="P43" style:family="paragraph" style:parent-style-name="Table_20_Contents">
      <style:text-properties officeooo:paragraph-rsid="0030cca7"/>
    </style:style>
    <style:style style:name="P44" style:family="paragraph" style:parent-style-name="Table_20_Contents">
      <style:text-properties officeooo:paragraph-rsid="0039cb76"/>
    </style:style>
    <style:style style:name="P45" style:family="paragraph" style:parent-style-name="Table_20_Contents">
      <style:text-properties officeooo:paragraph-rsid="003b6c63"/>
    </style:style>
    <style:style style:name="P46" style:family="paragraph" style:parent-style-name="Table_20_Contents">
      <style:text-properties officeooo:paragraph-rsid="003b78f9"/>
    </style:style>
    <style:style style:name="P47" style:family="paragraph" style:parent-style-name="Table_20_Contents">
      <style:text-properties officeooo:paragraph-rsid="003cc2c1"/>
    </style:style>
    <style:style style:name="P48" style:family="paragraph" style:parent-style-name="Table_20_Contents">
      <style:text-properties officeooo:paragraph-rsid="003ea55d"/>
    </style:style>
    <style:style style:name="P49" style:family="paragraph" style:parent-style-name="Table_20_Contents">
      <style:text-properties officeooo:paragraph-rsid="004014c1"/>
    </style:style>
    <style:style style:name="P50" style:family="paragraph" style:parent-style-name="Table_20_Contents">
      <style:text-properties officeooo:paragraph-rsid="004189b7"/>
    </style:style>
    <style:style style:name="P51" style:family="paragraph" style:parent-style-name="Table_20_Contents">
      <style:text-properties officeooo:paragraph-rsid="004349bb"/>
    </style:style>
    <style:style style:name="P52" style:family="paragraph" style:parent-style-name="Исходный_20_текст">
      <style:text-properties officeooo:rsid="000f9983"/>
    </style:style>
    <style:style style:name="P53" style:family="paragraph" style:parent-style-name="Исходный_20_текст">
      <style:text-properties officeooo:rsid="00106620"/>
    </style:style>
    <style:style style:name="P54" style:family="paragraph" style:parent-style-name="Исходный_20_текст">
      <style:text-properties officeooo:rsid="00106620" officeooo:paragraph-rsid="00106620"/>
    </style:style>
    <style:style style:name="P55" style:family="paragraph" style:parent-style-name="Исходный_20_текст">
      <style:text-properties officeooo:paragraph-rsid="00323f90"/>
    </style:style>
    <style:style style:name="P56" style:family="paragraph" style:parent-style-name="Исходный_20_текст">
      <style:text-properties officeooo:paragraph-rsid="00365224"/>
    </style:style>
    <style:style style:name="P57" style:family="paragraph" style:parent-style-name="Heading_20_3">
      <style:text-properties fo:language="ru" fo:country="RU"/>
    </style:style>
    <style:style style:name="P58" style:family="paragraph" style:parent-style-name="Heading_20_3">
      <style:text-properties fo:language="ru" fo:country="RU" officeooo:paragraph-rsid="001f8519"/>
    </style:style>
    <style:style style:name="T1" style:family="text">
      <style:text-properties style:font-name="Arial" style:font-name-asian="Droid Sans" style:font-name-complex="Lohit Hindi"/>
    </style:style>
    <style:style style:name="T2" style:family="text">
      <style:text-properties style:font-name="Arial" fo:language="ru" fo:country="RU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2ebfcc"/>
    </style:style>
    <style:style style:name="T5" style:family="text">
      <style:text-properties style:font-name="Times New Roman1"/>
    </style:style>
    <style:style style:name="T6" style:family="text">
      <style:text-properties officeooo:rsid="00038ca2"/>
    </style:style>
    <style:style style:name="T7" style:family="text">
      <style:text-properties officeooo:rsid="00057c80"/>
    </style:style>
    <style:style style:name="T8" style:family="text">
      <style:text-properties officeooo:rsid="000681b7"/>
    </style:style>
    <style:style style:name="T9" style:family="text">
      <style:text-properties officeooo:rsid="0007f770"/>
    </style:style>
    <style:style style:name="T10" style:family="text">
      <style:text-properties officeooo:rsid="000b8e71"/>
    </style:style>
    <style:style style:name="T11" style:family="text">
      <style:text-properties officeooo:rsid="000d750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06620" style:font-weight-asian="bold" style:font-weight-complex="bold"/>
    </style:style>
    <style:style style:name="T14" style:family="text">
      <style:text-properties officeooo:rsid="000db1a5"/>
    </style:style>
    <style:style style:name="T15" style:family="text">
      <style:text-properties officeooo:rsid="000e0cc4"/>
    </style:style>
    <style:style style:name="T16" style:family="text">
      <style:text-properties officeooo:rsid="000f6cf1"/>
    </style:style>
    <style:style style:name="T17" style:family="text">
      <style:text-properties officeooo:rsid="000f9983"/>
    </style:style>
    <style:style style:name="T18" style:family="text">
      <style:text-properties officeooo:rsid="00106620"/>
    </style:style>
    <style:style style:name="T19" style:family="text">
      <style:text-properties officeooo:rsid="00114a98"/>
    </style:style>
    <style:style style:name="T20" style:family="text">
      <style:text-properties officeooo:rsid="001211a4"/>
    </style:style>
    <style:style style:name="T21" style:family="text">
      <style:text-properties officeooo:rsid="0012e88b"/>
    </style:style>
    <style:style style:name="T22" style:family="text">
      <style:text-properties officeooo:rsid="0013c76b"/>
    </style:style>
    <style:style style:name="T23" style:family="text">
      <style:text-properties officeooo:rsid="0014cf97"/>
    </style:style>
    <style:style style:name="T24" style:family="text">
      <style:text-properties officeooo:rsid="00157444"/>
    </style:style>
    <style:style style:name="T25" style:family="text">
      <style:text-properties officeooo:rsid="0016b037"/>
    </style:style>
    <style:style style:name="T26" style:family="text">
      <style:text-properties officeooo:rsid="00188caf"/>
    </style:style>
    <style:style style:name="T27" style:family="text">
      <style:text-properties officeooo:rsid="001a0e2b"/>
    </style:style>
    <style:style style:name="T28" style:family="text">
      <style:text-properties officeooo:rsid="001bc766"/>
    </style:style>
    <style:style style:name="T29" style:family="text">
      <style:text-properties officeooo:rsid="001c7171"/>
    </style:style>
    <style:style style:name="T30" style:family="text">
      <style:text-properties officeooo:rsid="001e117a"/>
    </style:style>
    <style:style style:name="T31" style:family="text">
      <style:text-properties officeooo:rsid="001e7cde"/>
    </style:style>
    <style:style style:name="T32" style:family="text">
      <style:text-properties officeooo:rsid="001f6b43"/>
    </style:style>
    <style:style style:name="T33" style:family="text">
      <style:text-properties officeooo:rsid="002048ae"/>
    </style:style>
    <style:style style:name="T34" style:family="text">
      <style:text-properties officeooo:rsid="002142cc"/>
    </style:style>
    <style:style style:name="T35" style:family="text">
      <style:text-properties officeooo:rsid="00218806"/>
    </style:style>
    <style:style style:name="T36" style:family="text">
      <style:text-properties officeooo:rsid="0021bed7"/>
    </style:style>
    <style:style style:name="T37" style:family="text">
      <style:text-properties officeooo:rsid="00224462"/>
    </style:style>
    <style:style style:name="T38" style:family="text">
      <style:text-properties officeooo:rsid="0022fc49"/>
    </style:style>
    <style:style style:name="T39" style:family="text">
      <style:text-properties officeooo:rsid="00257349"/>
    </style:style>
    <style:style style:name="T40" style:family="text">
      <style:text-properties officeooo:rsid="00275376"/>
    </style:style>
    <style:style style:name="T41" style:family="text">
      <style:text-properties officeooo:rsid="00293ed8"/>
    </style:style>
    <style:style style:name="T42" style:family="text">
      <style:text-properties officeooo:rsid="002b121d"/>
    </style:style>
    <style:style style:name="T43" style:family="text">
      <style:text-properties officeooo:rsid="002c55e8"/>
    </style:style>
    <style:style style:name="T44" style:family="text">
      <style:text-properties officeooo:rsid="002ff668"/>
    </style:style>
    <style:style style:name="T45" style:family="text">
      <style:text-properties officeooo:rsid="0030cca7"/>
    </style:style>
    <style:style style:name="T46" style:family="text">
      <style:text-properties officeooo:rsid="003118ea"/>
    </style:style>
    <style:style style:name="T47" style:family="text">
      <style:text-properties officeooo:rsid="00322704"/>
    </style:style>
    <style:style style:name="T48" style:family="text">
      <style:text-properties officeooo:rsid="00323f90"/>
    </style:style>
    <style:style style:name="T49" style:family="text">
      <style:text-properties officeooo:rsid="0035bc50"/>
    </style:style>
    <style:style style:name="T50" style:family="text">
      <style:text-properties officeooo:rsid="00389b50"/>
    </style:style>
    <style:style style:name="T51" style:family="text">
      <style:text-properties officeooo:rsid="003b6c63"/>
    </style:style>
    <style:style style:name="T52" style:family="text">
      <style:text-properties officeooo:rsid="003b78f9"/>
    </style:style>
    <style:style style:name="T53" style:family="text">
      <style:text-properties officeooo:rsid="003cc2c1"/>
    </style:style>
    <style:style style:name="T54" style:family="text">
      <style:text-properties officeooo:rsid="003ea55d"/>
    </style:style>
    <style:style style:name="T55" style:family="text">
      <style:text-properties officeooo:rsid="004014c1"/>
    </style:style>
    <style:style style:name="T56" style:family="text">
      <style:text-properties officeooo:rsid="004189b7"/>
    </style:style>
    <style:style style:name="T57" style:family="text">
      <style:text-properties officeooo:rsid="004349bb"/>
    </style:style>
    <style:style style:name="T58" style:family="text">
      <style:text-properties officeooo:rsid="0043e5d6"/>
    </style:style>
    <style:style style:name="T59" style:family="text">
      <style:text-properties officeooo:rsid="004459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AVRForth</text:h>
      <text:p text:style-name="P3"/>
      <text:h text:style-name="P40" text:outline-level="2">1. AVRForth - что это?</text:h>
      <text:p text:style-name="Text_20_body">AVRForth - это кросс-компилятор языка Форт для 8-битных микроконтроллеров ATMEL. В нем нет возможности добавлять новые слова прямо в микроконтроллере, для этого можете взять AMForth.</text:p>
      <text:p text:style-name="Text_20_body">Написан на SP-Forth. </text:p>
      <text:p text:style-name="Text_20_body">• <text:s text:c="2"/>Гарвардская модель – код и данные разделены</text:p>
      <text:p text:style-name="Text_20_body">• <text:s text:c="2"/>Подпрограммный шитый код <text:s text:c="15"/></text:p>
      <text:p text:style-name="Text_20_body">• <text:s text:c="2"/>Стек параметров во внутреннем ОЗУ, стек возвратов аппаратный (во внутреннем ОЗУ)</text:p>
      <text:p text:style-name="Text_20_body">• <text:s text:c="2"/>Использование внутреннего ОЗУ:</text:p>
      <text:p text:style-name="Text_20_body">- Область банков регистров общего назначения.</text:p>
      <text:p text:style-name="Text_20_body">- Область переменных, векторов, массивов – между верхним адресом области регистров и стеком <text:s/>параметров.</text:p>
      <text:p text:style-name="Text_20_body">- Стек параметров — 16 разрядный</text:p>
      <text:p text:style-name="Text_20_body"><text:s text:c="2"/>Дно размещается в конце стека возвратов. Стек растет в сторону уменьшения адресов. В качестве верхней ячейки стека параметров используется xh:xl. Указателем на вторую ячейку стека параметров является yh:yl. </text:p>
      <text:p text:style-name="Text_20_body">- Стек возвратов </text:p>
      <text:p text:style-name="Text_20_body"><text:s text:c="2"/>Имеет размер в 80 байт (40 адресов). Дно стека возвратов размещается в конце ОЗУ <text:s/>и растет в сторону уменьшения адресов. Указателем вершины стека возвратов является SP.</text:p>
      <text:h text:style-name="P40" text:outline-level="2">2. Как компилировать</text:h>
      <text:p text:style-name="Text_20_body">Для получения файла прошивки .hex вам нужно скомпилировать вашу программу. <text:span text:style-name="T12">В Linux</text:span> делается это так:</text:p>
      <text:p text:style-name="Preformatted_20_Text"><text:span text:style-name="Source_20_Text"><text:span text:style-name="T2"><text:s text:c="2"/></text:span></text:span><text:span text:style-name="Source_20_Text"><text:span text:style-name="T3">./spf4 S\" program.spf\" S\" deivces/atmega8.spf\" avrforth.spf BYE</text:span></text:span></text:p>
      <text:p text:style-name="Text_20_body"><text:span text:style-name="T12">В Windows</text:span> аналогично:</text:p>
      <text:p text:style-name="Preformatted_20_Text"><text:span text:style-name="Source_20_Text"><text:span text:style-name="T3">spf4.exe UNIX-LINES S" %1" S" devices/atmega8.spf" AVRFORTH.spf BYE</text:span></text:span></text:p>
      <text:p text:style-name="Text_20_body">В результате вы получите файл прошивки program.spf.hex, которым можно прошить контроллер, и файл листинга program.spf.lst</text:p>
      <text:p text:style-name="Text_20_body">Для облегчения компиляции можно воспользоваться файлом compile, указав в нем нужный контроллер и вызывая так:</text:p>
      <text:p text:style-name="P2"><text:span text:style-name="T3"><text:s/></text:span><text:span text:style-name="Source_20_Text"><text:span text:style-name="T3">./compile program.spf</text:span></text:span></text:p>
      <text:p text:style-name="Text_20_body">или соответственно</text:p>
      <text:p text:style-name="P2"><text:span text:style-name="Source_20_Text"><text:span text:style-name="T3">compile program.spf</text:span></text:span></text:p>
      <text:p text:style-name="Text_20_body">Кроме того, в каталогах с примерами есть удобные файлы <text:span text:style-name="T12">Makefile</text:span>, помогающие компилировать в Linux одной командой make, прошивать командой make flash и удалять ненужные файлы — make clean.</text:p>
      <text:p text:style-name="Text_20_body">Для конфигурирования проекта в начале файла Makefile задайте:</text:p>
      <text:p text:style-name="P3"><text:span text:style-name="Source_20_Text">project = tst_buttons </text:span></text:p>
      <text:p text:style-name="Text_20_body">файл проекта без расширения</text:p>
      <text:p text:style-name="P3"><text:span text:style-name="Source_20_Text">device = devices/atmega168.spf </text:span></text:p>
      <text:p text:style-name="Text_20_body">файл с определением контроллера</text:p>
      <text:p text:style-name="P3"><text:span text:style-name="Source_20_Text">compiler = ../../spf4 </text:span></text:p>
      <text:p text:style-name="Text_20_body">местонахождение SP-Forth</text:p>
      <text:p text:style-name="P3"><text:span text:style-name="Source_20_Text">avrdude_programmer = usbasp</text:span></text:p>
      <text:p text:style-name="Text_20_body">тип программатора для программы avrdude </text:p>
      <text:p text:style-name="P3"><text:soft-page-break/><text:span text:style-name="Source_20_Text">avrdude_device = m168 </text:span></text:p>
      <text:p text:style-name="Text_20_body">тип контроллера для программы avrdude </text:p>
      <text:p text:style-name="Text_20_body">Для всех примеров в каталоге examples есть общий Makefile, который позволяет быстро перекомпилировать все примеры:</text:p>
      <text:p text:style-name="P4"><text:span text:style-name="Source_20_Text"><text:span text:style-name="T14">make clean &amp;&amp; make</text:span></text:span></text:p>
      <text:h text:style-name="P40" text:outline-level="2">3. Как писать</text:h>
      <text:h text:style-name="P57" text:outline-level="3"><text:s text:c="4"/>- Подключение нужных слов</text:h>
      <text:p text:style-name="Text_20_body"><text:s text:c="2"/>В самом начале вам доступны только управляющие конструкции и определяющие слова, чтобы использовать некоторое слово форта, нужно подключить его, например</text:p>
      <text:p text:style-name="P3"><text:s text:c="2"/><text:span text:style-name="Source_20_Text">REQ_T DUP</text:span></text:p>
      <text:p text:style-name="Text_20_body"><text:s text:c="2"/>Сделайте это для всех слов вашей программы, что необходимо для минимизации размера прошивки.</text:p>
      <text:h text:style-name="P57" text:outline-level="3"><text:s text:c="4"/>- Перечень доступных слов</text:h>
      <text:p text:style-name="Text_20_body"><text:s text:c="2"/>При разработке я старался придерживаться стандарта, поэтому доступные слова, соответствующие стандарту, будут без комментариев.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Table_20_Heading">Слово</text:p>
          </table:table-cell>
          <table:table-cell table:style-name="Таблица1.A1" office:value-type="string">
            <text:p text:style-name="Table_20_Heading">Стековый комментарий</text:p>
          </table:table-cell>
          <table:table-cell table:style-name="Таблица1.A1" office:value-type="string">
            <text:p text:style-name="Table_20_Heading">Описание</text:p>
          </table:table-cell>
          <table:table-cell table:style-name="Таблица1.D1" office:value-type="string">
            <text:p text:style-name="Table_20_Heading">Где определено</text:p>
          </table:table-cell>
        </table:table-row>
        <table:table-row table:style-name="Таблица1.1">
          <table:table-cell table:style-name="Таблица1.A2" office:value-type="string">
            <text:h text:style-name="P34" text:outline-level="4">Стековые операции:</text:h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/>
          </table:table-cell>
        </table:table-row>
        <table:table-row table:style-name="Таблица1.1">
          <table:table-cell table:style-name="Таблица1.A2" office:value-type="string">
            <text:p text:style-name="Table_20_Contents">DUP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DROP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NIP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OVER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over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WAP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swap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PICK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pick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?DUP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if_dup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2DUP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2dup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2DROP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2drop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2OVER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2over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2SWAP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2swap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ROT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rot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-ROT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minus_rot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TUCK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tuck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P@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sp_fetch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DEPTH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depth.spf</text:p>
          </table:table-cell>
        </table:table-row>
        <table:table-row table:style-name="Таблица1.1">
          <table:table-cell table:style-name="Таблица1.A2" office:value-type="string">
            <text:h text:style-name="P35" text:outline-level="4">Арифметика</text:h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/>
          </table:table-cell>
        </table:table-row>
        <table:table-row table:style-name="Таблица1.1">
          <table:table-cell table:style-name="Таблица1.A2" office:value-type="string">
            <text:p text:style-name="Table_20_Contents">0 <text:s text:c="2"/>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zero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1 <text:s text:c="2"/>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o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2 <text:s text:c="2"/>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two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-1 <text:s text:c="2"/>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minus_one.spf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Table_20_Contents">1-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1+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2-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2+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CELL-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CELL+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CELLS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CHAR+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CHARS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+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plus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-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minus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LSHIFT</text:p>
          </table:table-cell>
          <table:table-cell table:style-name="Таблица1.A2" office:value-type="string">
            <text:p text:style-name="Table_20_Contents">( x1 u -- x2 )</text:p>
          </table:table-cell>
          <table:table-cell table:style-name="Таблица1.A2" office:value-type="string">
            <text:p text:style-name="Table_20_Contents">Выполняет логический левый сдвиг x1 на u двоичных разрядов и возвращает x2. Помещает нули в самые младшие биты, освобожденные сдвигом.</text:p>
          </table:table-cell>
          <table:table-cell table:style-name="Таблица1.D2" office:value-type="string">
            <text:p text:style-name="Table_20_Contents">kernel/lshift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RSHIFT</text:p>
          </table:table-cell>
          <table:table-cell table:style-name="Таблица1.A2" office:value-type="string">
            <text:p text:style-name="Table_20_Contents">( x1 u -- x2 )</text:p>
          </table:table-cell>
          <table:table-cell table:style-name="Таблица1.A2" office:value-type="string">
            <text:p text:style-name="Table_20_Contents">Выполняет правый логический сдвиг x1 на u двоичных разрядов, возвращает x2. Помещает нули в самые старшие биты, освобожденные сдвигом.</text:p>
          </table:table-cell>
          <table:table-cell table:style-name="Таблица1.D2" office:value-type="string">
            <text:p text:style-name="Table_20_Contents">kernel/rshift.spf</text:p>
          </table:table-cell>
        </table:table-row>
        <table:table-row table:style-name="Таблица1.1">
          <table:table-cell table:style-name="Таблица1.A2" office:value-type="string">
            <text:p text:style-name="P50"><text:span text:style-name="T56">EXP2</text:span></text:p>
          </table:table-cell>
          <table:table-cell table:style-name="Таблица1.A2" office:value-type="string">
            <text:p text:style-name="P50"><text:span text:style-name="T56">( n -- )</text:span></text:p>
          </table:table-cell>
          <table:table-cell table:style-name="Таблица1.A2" office:value-type="string">
            <text:p text:style-name="P50"><text:span text:style-name="T56">Возвести 2 в степень n</text:span></text:p>
          </table:table-cell>
          <table:table-cell table:style-name="Таблица1.D2" office:value-type="string">
            <text:p text:style-name="P50">kernel/<text:span text:style-name="T56">exp2</text:span>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INVERT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HI</text:p>
          </table:table-cell>
          <table:table-cell table:style-name="Таблица1.A2" office:value-type="string">
            <text:p text:style-name="Table_20_Contents">( n -- high )</text:p>
          </table:table-cell>
          <table:table-cell table:style-name="Таблица1.A2" office:value-type="string">
            <text:p text:style-name="Table_20_Contents">Возвращает старший байт числа</text:p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LO</text:p>
          </table:table-cell>
          <table:table-cell table:style-name="Таблица1.A2" office:value-type="string">
            <text:p text:style-name="Table_20_Contents">( n -- low )</text:p>
          </table:table-cell>
          <table:table-cell table:style-name="Таблица1.A2" office:value-type="string">
            <text:p text:style-name="Table_20_Contents">Возвращает младший байт числа</text:p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NIBBLE-SPLIT</text:p>
          </table:table-cell>
          <table:table-cell table:style-name="Таблица1.A2" office:value-type="string">
            <text:p text:style-name="Table_20_Contents">( с -- low high )</text:p>
          </table:table-cell>
          <table:table-cell table:style-name="Таблица1.A2" office:value-type="string">
            <text:p text:style-name="Table_20_Contents">Разделяет младший байт числа на две тетрады</text:p>
          </table:table-cell>
          <table:table-cell table:style-name="Таблица1.D2" office:value-type="string">
            <text:p text:style-name="Table_20_Contents">kernel/nibble-split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NIBBLE-S<text:span text:style-name="T9">WAP</text:span></text:p>
          </table:table-cell>
          <table:table-cell table:style-name="Таблица1.A2" office:value-type="string">
            <text:p text:style-name="Table_20_Contents">( c1 – c2 )</text:p>
          </table:table-cell>
          <table:table-cell table:style-name="Таблица1.A2" office:value-type="string">
            <text:p text:style-name="Table_20_Contents">Меняет местами нибблы младшего байта числа</text:p>
          </table:table-cell>
          <table:table-cell table:style-name="Таблица1.D2" office:value-type="string">
            <text:p text:style-name="Table_20_Contents">kernel/nibble-s<text:span text:style-name="T9">wap</text:span>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NIBBLE-JOIN</text:p>
          </table:table-cell>
          <table:table-cell table:style-name="Таблица1.A2" office:value-type="string">
            <text:p text:style-name="Table_20_Contents">( low high -- c )</text:p>
          </table:table-cell>
          <table:table-cell table:style-name="Таблица1.A2" office:value-type="string">
            <text:p text:style-name="Table_20_Contents">Объединяет две тетрады в байт</text:p>
          </table:table-cell>
          <table:table-cell table:style-name="Таблица1.D2" office:value-type="string">
            <text:p text:style-name="Table_20_Contents">kernel/nibble-join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BYTE-SPLIT</text:p>
          </table:table-cell>
          <table:table-cell table:style-name="Таблица1.A2" office:value-type="string">
            <text:p text:style-name="Table_20_Contents">( n -- low high )</text:p>
          </table:table-cell>
          <table:table-cell table:style-name="Таблица1.A2" office:value-type="string">
            <text:p text:style-name="Table_20_Contents">Разделяет число на младший и старший байт</text:p>
          </table:table-cell>
          <table:table-cell table:style-name="Таблица1.D2" office:value-type="string">
            <text:p text:style-name="Table_20_Contents">kernel/byte-split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BYTE-JOIN</text:p>
          </table:table-cell>
          <table:table-cell table:style-name="Таблица1.A2" office:value-type="string">
            <text:p text:style-name="Table_20_Contents">( low high -- c )</text:p>
          </table:table-cell>
          <table:table-cell table:style-name="Таблица1.A2" office:value-type="string">
            <text:p text:style-name="Table_20_Contents">Объединяет байты в число</text:p>
          </table:table-cell>
          <table:table-cell table:style-name="Таблица1.D2" office:value-type="string">
            <text:p text:style-name="Table_20_Contents">kernel/byte-join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NEGATE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negat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?NEGATE </text:p>
          </table:table-cell>
          <table:table-cell table:style-name="Таблица1.A2" office:value-type="string">
            <text:p text:style-name="Table_20_Contents">( n1 n2 -- n3 )</text:p>
          </table:table-cell>
          <table:table-cell table:style-name="Таблица1.A2" office:value-type="string">
            <text:p text:style-name="Table_20_Contents">Меняет знак n1, если n2&lt;0</text:p>
          </table:table-cell>
          <table:table-cell table:style-name="Таблица1.D2" office:value-type="string">
            <text:p text:style-name="Table_20_Contents">kernel/if_negat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BS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abs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MAX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max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MIN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min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0MAX</text:p>
          </table:table-cell>
          <table:table-cell table:style-name="Таблица1.A2" office:value-type="string">
            <text:p text:style-name="Table_20_Contents">( n1 -- n2 )</text:p>
          </table:table-cell>
          <table:table-cell table:style-name="Таблица1.A2" office:value-type="string">
            <text:p text:style-name="Table_20_Contents">Эквивалентно 0 MAX</text:p>
          </table:table-cell>
          <table:table-cell table:style-name="Таблица1.D2" office:value-type="string">
            <text:p text:style-name="Table_20_Contents">kernel/0max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C&gt;N </text:p>
          </table:table-cell>
          <table:table-cell table:style-name="Таблица1.A2" office:value-type="string">
            <text:p text:style-name="Table_20_Contents">( с -- n )</text:p>
          </table:table-cell>
          <table:table-cell table:style-name="Таблица1.A2" office:value-type="string">
            <text:p text:style-name="Table_20_Contents">Расширить байт до числа со знаком</text:p>
          </table:table-cell>
          <table:table-cell table:style-name="Таблица1.D2" office:value-type="string">
            <text:p text:style-name="Table_20_Contents">kernel/c_to_n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U2/</text:p>
          </table:table-cell>
          <table:table-cell table:style-name="Таблица1.A2" office:value-type="string">
            <text:p text:style-name="Table_20_Contents">( u1 -- u2 )</text:p>
          </table:table-cell>
          <table:table-cell table:style-name="Таблица1.A2" office:value-type="string">
            <text:p text:style-name="Table_20_Contents">Беззнаковое деление на 2</text:p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2/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*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star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2*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*/MOD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star_slash_mod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*/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star_slash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/MOD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slash_mod.spf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Table_20_Contents">MOD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mod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/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slash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UM+ </text:p>
          </table:table-cell>
          <table:table-cell table:style-name="Таблица1.A2" office:value-type="string">
            <text:p text:style-name="Table_20_Contents">( u1 u2 -- ud )</text:p>
          </table:table-cell>
          <table:table-cell table:style-name="Таблица1.A2" office:value-type="string">
            <text:p text:style-name="Table_20_Contents">Беззнаковое сложение, результат - двойное без знака</text:p>
          </table:table-cell>
          <table:table-cell table:style-name="Таблица1.D2" office:value-type="string">
            <text:p text:style-name="Table_20_Contents">kernel/um_plus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D+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<text:s/></text:p>
          </table:table-cell>
          <table:table-cell table:style-name="Таблица1.D2" office:value-type="string">
            <text:p text:style-name="Table_20_Contents">kernel/d_plus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D-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<text:s/></text:p>
          </table:table-cell>
          <table:table-cell table:style-name="Таблица1.D2" office:value-type="string">
            <text:p text:style-name="Table_20_Contents">kernel/d_minus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DNEGATE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dnegat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DABS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d_abs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&gt;D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s_to_d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UD2/</text:p>
          </table:table-cell>
          <table:table-cell table:style-name="Таблица1.A2" office:value-type="string">
            <text:p text:style-name="Table_20_Contents">( ud1 -- ud2 )</text:p>
          </table:table-cell>
          <table:table-cell table:style-name="Таблица1.A2" office:value-type="string">
            <text:p text:style-name="Table_20_Contents">Беззнаковое деление числа двойной длины на 2</text:p>
          </table:table-cell>
          <table:table-cell table:style-name="Таблица1.D2" office:value-type="string">
            <text:p text:style-name="Table_20_Contents">kernel/ud2_div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D2/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d2_div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D2*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d2_star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UM*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um_star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UM/MOD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um_slash_mod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MU/MOD</text:p>
          </table:table-cell>
          <table:table-cell table:style-name="Таблица1.A2" office:value-type="string">
            <text:p text:style-name="Table_20_Contents">( ud1 u1 -- ud2 u2 )</text:p>
          </table:table-cell>
          <table:table-cell table:style-name="Таблица1.A2" office:value-type="string">
            <text:p text:style-name="Table_20_Contents">Делит ud1 на u1, возвращает частное ud2 и остаток u2. Все значения и арифметика без знака.</text:p>
          </table:table-cell>
          <table:table-cell table:style-name="Таблица1.D2" office:value-type="string">
            <text:p text:style-name="Table_20_Contents">kernel/mu_slash_mod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UD*</text:p>
          </table:table-cell>
          <table:table-cell table:style-name="Таблица1.A2" office:value-type="string">
            <text:p text:style-name="Table_20_Contents">( ud1 u -- ud2 )</text:p>
          </table:table-cell>
          <table:table-cell table:style-name="Таблица1.A2" office:value-type="string">
            <text:p text:style-name="Table_20_Contents">Беззнаковое умножение числа двойной длины на одинарное, результат двойной</text:p>
          </table:table-cell>
          <table:table-cell table:style-name="Таблица1.D2" office:value-type="string">
            <text:p text:style-name="Table_20_Contents">kernel/ud_star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M*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m_star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FM/MOD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m_slash_mod.spf</text:p>
          </table:table-cell>
        </table:table-row>
        <table:table-row table:style-name="Таблица1.1">
          <table:table-cell table:style-name="Таблица1.A2" office:value-type="string">
            <text:h text:style-name="P36" text:outline-level="4">Стек возвратов</text:h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reformatted_20_Text"/>
          </table:table-cell>
          <table:table-cell table:style-name="Таблица1.D2" office:value-type="string">
            <text:p text:style-name="P5"/>
          </table:table-cell>
        </table:table-row>
        <table:table-row table:style-name="Таблица1.1">
          <table:table-cell table:style-name="Таблица1.A2" office:value-type="string">
            <text:p text:style-name="Table_20_Contents">R@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<text:s/></text:p>
          </table:table-cell>
          <table:table-cell table:style-name="Таблица1.D2" office:value-type="string">
            <text:p text:style-name="Table_20_Contents">kernel/rfetch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&gt;R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<text:s/></text:p>
          </table:table-cell>
          <table:table-cell table:style-name="Таблица1.D2" office:value-type="string">
            <text:p text:style-name="Table_20_Contents">kernel/to_r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DUP&gt;R </text:p>
          </table:table-cell>
          <table:table-cell table:style-name="Таблица1.A2" office:value-type="string">
            <text:p text:style-name="Table_20_Contents">( n -- n )</text:p>
          </table:table-cell>
          <table:table-cell table:style-name="Таблица1.A2" office:value-type="string">
            <text:p text:style-name="Table_20_Contents">Эквивалентно DUP &gt;R</text:p>
          </table:table-cell>
          <table:table-cell table:style-name="Таблица1.D2" office:value-type="string">
            <text:p text:style-name="Table_20_Contents">kernel/dup_to_r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R&gt;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<text:s/></text:p>
          </table:table-cell>
          <table:table-cell table:style-name="Таблица1.D2" office:value-type="string">
            <text:p text:style-name="Table_20_Contents">kernel/from_r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RDROP </text:p>
          </table:table-cell>
          <table:table-cell table:style-name="Таблица1.A2" office:value-type="string">
            <text:p text:style-name="Table_20_Contents">( -- )</text:p>
          </table:table-cell>
          <table:table-cell table:style-name="Таблица1.A2" office:value-type="string">
            <text:p text:style-name="Table_20_Contents">Эквивалентно R&gt; DROP</text:p>
          </table:table-cell>
          <table:table-cell table:style-name="Таблица1.D2" office:value-type="string">
            <text:p text:style-name="Table_20_Contents">kernel/rdrop.spf</text:p>
          </table:table-cell>
        </table:table-row>
        <table:table-row table:style-name="Таблица1.1">
          <table:table-cell table:style-name="Таблица1.A2" office:value-type="string">
            <text:h text:style-name="P36" text:outline-level="4">Работа с памятью</text:h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reformatted_20_Text"/>
          </table:table-cell>
          <table:table-cell table:style-name="Таблица1.D2" office:value-type="string">
            <text:p text:style-name="P5"/>
          </table:table-cell>
        </table:table-row>
        <table:table-row table:style-name="Таблица1.1">
          <table:table-cell table:style-name="Таблица1.A2" office:value-type="string">
            <text:p text:style-name="Table_20_Contents">C!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<text:s/></text:p>
          </table:table-cell>
          <table:table-cell table:style-name="Таблица1.D2" office:value-type="string">
            <text:p text:style-name="Table_20_Contents">kernel/c_stor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C@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c_fetch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C@P </text:p>
          </table:table-cell>
          <table:table-cell table:style-name="Таблица1.A2" office:value-type="string">
            <text:p text:style-name="Table_20_Contents">( c-addr -- char )</text:p>
          </table:table-cell>
          <table:table-cell table:style-name="Таблица1.A2" office:value-type="string">
            <text:p text:style-name="Table_20_Contents">Выбирает байт из памяти программ</text:p>
          </table:table-cell>
          <table:table-cell table:style-name="Таблица1.D2" office:value-type="string">
            <text:p text:style-name="Table_20_Contents">kernel/c_fetchp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!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<text:s/></text:p>
          </table:table-cell>
          <table:table-cell table:style-name="Таблица1.D2" office:value-type="string">
            <text:p text:style-name="Table_20_Contents">kernel/stor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+!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<text:s/></text:p>
          </table:table-cell>
          <table:table-cell table:style-name="Таблица1.D2" office:value-type="string">
            <text:p text:style-name="Table_20_Contents">kernel/plus_stor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@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<text:s/></text:p>
          </table:table-cell>
          <table:table-cell table:style-name="Таблица1.D2" office:value-type="string">
            <text:p text:style-name="Table_20_Contents">kernel/fetch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@P </text:p>
          </table:table-cell>
          <table:table-cell table:style-name="Таблица1.A2" office:value-type="string">
            <text:p text:style-name="Table_20_Contents">( addr -- n )</text:p>
          </table:table-cell>
          <table:table-cell table:style-name="Таблица1.A2" office:value-type="string">
            <text:p text:style-name="Table_20_Contents">Выбирает число из памяти программ</text:p>
          </table:table-cell>
          <table:table-cell table:style-name="Таблица1.D2" office:value-type="string">
            <text:p text:style-name="Table_20_Contents">kernel/fetchp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INCR </text:p>
          </table:table-cell>
          <table:table-cell table:style-name="Таблица1.A2" office:value-type="string">
            <text:p text:style-name="Table_20_Contents">( addr -- )</text:p>
          </table:table-cell>
          <table:table-cell table:style-name="Таблица1.A2" office:value-type="string">
            <text:p text:style-name="Table_20_Contents">Увеличивает значение по адресу на 1</text:p>
          </table:table-cell>
          <table:table-cell table:style-name="Таблица1.D2" office:value-type="string">
            <text:p text:style-name="Table_20_Contents">kernel/incr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DECR </text:p>
          </table:table-cell>
          <table:table-cell table:style-name="Таблица1.A2" office:value-type="string">
            <text:p text:style-name="Table_20_Contents">( addr -- )</text:p>
          </table:table-cell>
          <table:table-cell table:style-name="Таблица1.A2" office:value-type="string">
            <text:p text:style-name="Table_20_Contents">Уменьшает значение по адресу на 1</text:p>
          </table:table-cell>
          <table:table-cell table:style-name="Таблица1.D2" office:value-type="string">
            <text:p text:style-name="Table_20_Contents">kernel/decr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ON</text:p>
          </table:table-cell>
          <table:table-cell table:style-name="Таблица1.A2" office:value-type="string">
            <text:p text:style-name="Table_20_Contents">( addr -- )</text:p>
          </table:table-cell>
          <table:table-cell table:style-name="Таблица1.A2" office:value-type="string">
            <text:p text:style-name="Table_20_Contents">Записывает -1 по адресу</text:p>
          </table:table-cell>
          <table:table-cell table:style-name="Таблица1.D2" office:value-type="string">
            <text:p text:style-name="Table_20_Contents">kernel/on.spf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Table_20_Contents">OFF</text:p>
          </table:table-cell>
          <table:table-cell table:style-name="Таблица1.A2" office:value-type="string">
            <text:p text:style-name="Table_20_Contents">( addr -- )</text:p>
          </table:table-cell>
          <table:table-cell table:style-name="Таблица1.A2" office:value-type="string">
            <text:p text:style-name="Table_20_Contents">Записывает 0 по адресу</text:p>
          </table:table-cell>
          <table:table-cell table:style-name="Таблица1.D2" office:value-type="string">
            <text:p text:style-name="Table_20_Contents">kernel/off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2@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2_fetch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2!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2_stor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FILL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fill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ERAS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eras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CMOV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cmov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CMOVEP</text:p>
          </table:table-cell>
          <table:table-cell table:style-name="Таблица1.A2" office:value-type="string">
            <text:p text:style-name="Table_20_Contents">( c-addr-rom c-addr-ram u -- )</text:p>
          </table:table-cell>
          <table:table-cell table:style-name="Таблица1.A2" office:value-type="string">
            <text:p text:style-name="Table_20_Contents">копировать из ROM в RAM u байт</text:p>
          </table:table-cell>
          <table:table-cell table:style-name="Таблица1.D2" office:value-type="string">
            <text:p text:style-name="Table_20_Contents">kernel/cmovep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C@E <text:s text:c="2"/></text:p>
          </table:table-cell>
          <table:table-cell table:style-name="Таблица1.A2" office:value-type="string">
            <text:p text:style-name="Table_20_Contents">( c-addr -- char )</text:p>
          </table:table-cell>
          <table:table-cell table:style-name="Таблица1.A2" office:value-type="string">
            <text:p text:style-name="Table_20_Contents">Выбирает байт из EEPROM</text:p>
          </table:table-cell>
          <table:table-cell table:style-name="Таблица1.D2" office:value-type="string">
            <text:p text:style-name="Table_20_Contents">kernel/c_fetch_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@E <text:s text:c="2"/></text:p>
          </table:table-cell>
          <table:table-cell table:style-name="Таблица1.A2" office:value-type="string">
            <text:p text:style-name="Table_20_Contents">( addr -- n )</text:p>
          </table:table-cell>
          <table:table-cell table:style-name="Таблица1.A2" office:value-type="string">
            <text:p text:style-name="Table_20_Contents">Выбирает число из EEPROM</text:p>
          </table:table-cell>
          <table:table-cell table:style-name="Таблица1.D2" office:value-type="string">
            <text:p text:style-name="Table_20_Contents">kernel/fetch_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C!E <text:s text:c="2"/></text:p>
          </table:table-cell>
          <table:table-cell table:style-name="Таблица1.A2" office:value-type="string">
            <text:p text:style-name="Table_20_Contents">( c c-addr -- )</text:p>
          </table:table-cell>
          <table:table-cell table:style-name="Таблица1.A2" office:value-type="string">
            <text:p text:style-name="Table_20_Contents">Записывает байт в EEPROM</text:p>
          </table:table-cell>
          <table:table-cell table:style-name="Таблица1.D2" office:value-type="string">
            <text:p text:style-name="Table_20_Contents">kernel/c_store_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!E <text:s text:c="2"/></text:p>
          </table:table-cell>
          <table:table-cell table:style-name="Таблица1.A2" office:value-type="string">
            <text:p text:style-name="Table_20_Contents">( n addr -- )</text:p>
          </table:table-cell>
          <table:table-cell table:style-name="Таблица1.A2" office:value-type="string">
            <text:p text:style-name="Table_20_Contents">Записывает число в EEPROM</text:p>
          </table:table-cell>
          <table:table-cell table:style-name="Таблица1.D2" office:value-type="string">
            <text:p text:style-name="Table_20_Contents">kernel/store_e.spf</text:p>
          </table:table-cell>
        </table:table-row>
        <table:table-row table:style-name="Таблица1.1">
          <table:table-cell table:style-name="Таблица1.A2" office:value-type="string">
            <text:h text:style-name="P36" text:outline-level="4"><text:span text:style-name="T1">Логические</text:span> операции</text:h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reformatted_20_Text"/>
          </table:table-cell>
          <table:table-cell table:style-name="Таблица1.D2" office:value-type="string">
            <text:p text:style-name="P5"/>
          </table:table-cell>
        </table:table-row>
        <table:table-row table:style-name="Таблица1.1">
          <table:table-cell table:style-name="Таблица1.A2" office:value-type="string">
            <text:p text:style-name="Table_20_Contents">AND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and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OR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<text:s/></text:p>
          </table:table-cell>
          <table:table-cell table:style-name="Таблица1.D2" office:value-type="string">
            <text:p text:style-name="Table_20_Contents">kernel/or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XOR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xor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&gt;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<text:s/></text:p>
          </table:table-cell>
          <table:table-cell table:style-name="Таблица1.D2" office:value-type="string">
            <text:p text:style-name="Table_20_Contents">kernel/mor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&gt;=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<text:s/></text:p>
          </table:table-cell>
          <table:table-cell table:style-name="Таблица1.D2" office:value-type="string">
            <text:p text:style-name="Table_20_Contents">kernel/more_or_equal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&lt;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<text:s/></text:p>
          </table:table-cell>
          <table:table-cell table:style-name="Таблица1.D2" office:value-type="string">
            <text:p text:style-name="Table_20_Contents">kernel/less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U&lt;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u_less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0&lt;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<text:s/></text:p>
          </table:table-cell>
          <table:table-cell table:style-name="Таблица1.D2" office:value-type="string">
            <text:p text:style-name="Table_20_Contents">kernel/zero_less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0=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<text:s/></text:p>
          </table:table-cell>
          <table:table-cell table:style-name="Таблица1.D2" office:value-type="string">
            <text:p text:style-name="Table_20_Contents">kernel/zero_eq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=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<text:s/></text:p>
          </table:table-cell>
          <table:table-cell table:style-name="Таблица1.D2" office:value-type="string">
            <text:p text:style-name="Table_20_Contents">kernel/equal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&lt;&gt;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<text:s/></text:p>
          </table:table-cell>
          <table:table-cell table:style-name="Таблица1.D2" office:value-type="string">
            <text:p text:style-name="Table_20_Contents">kernel/not_equal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WITHIN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within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D0&lt;&gt;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d_zero_not_eq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D&lt;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d_less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D0&lt;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d_zero_less.spf</text:p>
          </table:table-cell>
        </table:table-row>
        <table:table-row table:style-name="Таблица1.1">
          <table:table-cell table:style-name="Таблица1.A2" office:value-type="string">
            <text:h text:style-name="P36" text:outline-level="4">Строки</text:h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/>
          </table:table-cell>
        </table:table-row>
        <table:table-row table:style-name="Таблица1.1">
          <table:table-cell table:style-name="Таблица1.A2" office:value-type="string">
            <text:p text:style-name="Table_20_Contents">C”</text:p>
          </table:table-cell>
          <table:table-cell table:style-name="Таблица1.A2" office:value-type="string">
            <text:p text:style-name="Table_20_Contents">Компиляция: ( "ccc&lt;quote&gt;" -- )</text:p>
            <text:p text:style-name="Table_20_Contents">Время-выполнения: ( -- c-addr )</text:p>
          </table:table-cell>
          <table:table-cell table:style-name="Таблица1.A2" office:value-type="string">
            <text:p text:style-name="Table_20_Contents">Выделяет ccc, ограниченное " (двойная кавычка), и добавляет семантику времени-выполнения данную ниже к текущему определению.</text:p>
            <text:p text:style-name="Table_20_Contents">Возвращает c-addr строку со счетчиком, состоящую из символов ccc. Строка находится в памяти программ.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COUNT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count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COUNTP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То же, что и COUNT для строки, находящейся в памяти программ</text:p>
          </table:table-cell>
          <table:table-cell table:style-name="Таблица1.D2" office:value-type="string">
            <text:p text:style-name="Table_20_Contents">kernel/countp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P”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То же, что и S” в обычном форте, но дает адрес в памяти программ</text:p>
          </table:table-cell>
          <table:table-cell table:style-name="Таблица1.D2" office:value-type="string">
            <text:p text:style-name="Table_20_Contents">kernel/sp_quote.spf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Table_20_Contents">.”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dot_quot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EMIT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Вектор, <text:span text:style-name="T11">который нужно переопределить, по умолчанию не </text:span>указывает <text:span text:style-name="T11">ни на какое слово</text:span></text:p>
          </table:table-cell>
          <table:table-cell table:style-name="Таблица1.D2" office:value-type="string">
            <text:p text:style-name="Table_20_Contents">kernel/emit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TYP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typ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TYPEP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То же, что и TYPE для строки, находящейся в памяти программ</text:p>
          </table:table-cell>
          <table:table-cell table:style-name="Таблица1.D2" office:value-type="string">
            <text:p text:style-name="Table_20_Contents">kernel/typep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PAC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spac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PACES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spaces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CR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cr.spf</text:p>
          </table:table-cell>
        </table:table-row>
        <table:table-row table:style-name="Таблица1.1">
          <table:table-cell table:style-name="Таблица1.A2" office:value-type="string">
            <text:h text:style-name="P36" text:outline-level="4"><text:span text:style-name="T1">Форматный</text:span> вывод</text:h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/>
          </table:table-cell>
        </table:table-row>
        <table:table-row table:style-name="Таблица1.1">
          <table:table-cell table:style-name="Таблица1.A2" office:value-type="string">
            <text:p text:style-name="Table_20_Contents">&gt;DIGIT</text:p>
          </table:table-cell>
          <table:table-cell table:style-name="Таблица1.A2" office:value-type="string">
            <text:p text:style-name="Table_20_Contents">( n -- char )</text:p>
          </table:table-cell>
          <table:table-cell table:style-name="Таблица1.A2" office:value-type="string">
            <text:p text:style-name="Table_20_Contents">Преобразовать цифру в символ</text:p>
          </table:table-cell>
          <table:table-cell table:style-name="Таблица1.D2" office:value-type="string">
            <text:p text:style-name="Table_20_Contents">kernel/digit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BAS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num_conv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HLD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еременная - текущее место в буфере для преобразования</text:p>
          </table:table-cell>
          <table:table-cell table:style-name="Таблица1.D2" office:value-type="string">
            <text:p text:style-name="Table_20_Contents">kernel/num_conv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PAD-SIZ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Константа - размер буфера для преобразования</text:p>
          </table:table-cell>
          <table:table-cell table:style-name="Таблица1.D2" office:value-type="string">
            <text:p text:style-name="Table_20_Contents">kernel/num_conv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PAD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Буфер для преобразования</text:p>
          </table:table-cell>
          <table:table-cell table:style-name="Таблица1.D2" office:value-type="string">
            <text:p text:style-name="Table_20_Contents">kernel/num_conv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NUMPAD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Константа — конец буфера для преобразования</text:p>
          </table:table-cell>
          <table:table-cell table:style-name="Таблица1.D2" office:value-type="string">
            <text:p text:style-name="Table_20_Contents">kernel/num_conv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DECIMAL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num_conv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HEX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num_conv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&lt;#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num_conv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HOLD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num_conv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#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num_conv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#S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num_conv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IGN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num_conv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#&gt;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num_conv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(UD.)</text:p>
          </table:table-cell>
          <table:table-cell table:style-name="Таблица1.A2" office:value-type="string">
            <text:p text:style-name="Table_20_Contents">( ud — addr len )</text:p>
          </table:table-cell>
          <table:table-cell table:style-name="Таблица1.A2" office:value-type="string">
            <text:p text:style-name="Table_20_Contents">Преобразовать двойное беззнаковое </text:p>
          </table:table-cell>
          <table:table-cell table:style-name="Таблица1.D2" office:value-type="string">
            <text:p text:style-name="Table_20_Contents">kernel/u_dot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(U.)</text:p>
          </table:table-cell>
          <table:table-cell table:style-name="Таблица1.A2" office:value-type="string">
            <text:p text:style-name="Table_20_Contents">( u — addr len )</text:p>
          </table:table-cell>
          <table:table-cell table:style-name="Таблица1.A2" office:value-type="string">
            <text:p text:style-name="Table_20_Contents">Преобразовать беззнаковое</text:p>
          </table:table-cell>
          <table:table-cell table:style-name="Таблица1.D2" office:value-type="string">
            <text:p text:style-name="Table_20_Contents">kernel/u_dot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U.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u_dot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(D.)</text:p>
          </table:table-cell>
          <table:table-cell table:style-name="Таблица1.A2" office:value-type="string">
            <text:p text:style-name="Table_20_Contents">( d — addr len )</text:p>
          </table:table-cell>
          <table:table-cell table:style-name="Таблица1.A2" office:value-type="string">
            <text:p text:style-name="Table_20_Contents">Преобразовать двойное со знаком</text:p>
          </table:table-cell>
          <table:table-cell table:style-name="Таблица1.D2" office:value-type="string">
            <text:p text:style-name="Table_20_Contents">kernel/_dot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(.)</text:p>
          </table:table-cell>
          <table:table-cell table:style-name="Таблица1.A2" office:value-type="string">
            <text:p text:style-name="Table_20_Contents">( n — addr len )</text:p>
          </table:table-cell>
          <table:table-cell table:style-name="Таблица1.A2" office:value-type="string">
            <text:p text:style-name="Table_20_Contents">Преобразовать число со знаком</text:p>
          </table:table-cell>
          <table:table-cell table:style-name="Таблица1.D2" office:value-type="string">
            <text:p text:style-name="Table_20_Contents">kernel/_dot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.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dot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(0.R)</text:p>
          </table:table-cell>
          <table:table-cell table:style-name="Таблица1.A2" office:value-type="string">
            <text:p text:style-name="Table_20_Contents">( n width -- addr len )</text:p>
          </table:table-cell>
          <table:table-cell table:style-name="Таблица1.A2" office:value-type="string">
            <text:p text:style-name="Table_20_Contents">Преобразовать число со знаком, выровнять по правому краю в поле из width знаков, остальное заполнить нулями</text:p>
          </table:table-cell>
          <table:table-cell table:style-name="Таблица1.D2" office:value-type="string">
            <text:p text:style-name="Table_20_Contents">kernel/_zero_dot_r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(.R)</text:p>
          </table:table-cell>
          <table:table-cell table:style-name="Таблица1.A2" office:value-type="string">
            <text:p text:style-name="Table_20_Contents">( n width -- addr len )</text:p>
          </table:table-cell>
          <table:table-cell table:style-name="Таблица1.A2" office:value-type="string">
            <text:p text:style-name="Table_20_Contents">Преобразовать число со знаком, выровнять по правому краю в поле из width знаков, остальное заполнить пробелами</text:p>
          </table:table-cell>
          <table:table-cell table:style-name="Таблица1.D2" office:value-type="string">
            <text:p text:style-name="Table_20_Contents">kernel/_dot_r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(U.R)</text:p>
          </table:table-cell>
          <table:table-cell table:style-name="Таблица1.A2" office:value-type="string">
            <text:p text:style-name="Table_20_Contents">( u width -- addr len )</text:p>
          </table:table-cell>
          <table:table-cell table:style-name="Таблица1.A2" office:value-type="string">
            <text:p text:style-name="Table_20_Contents">Преобразовать число без знака, выровнять по правому краю в поле из width знаков, остальное заполнить пробелами</text:p>
          </table:table-cell>
          <table:table-cell table:style-name="Таблица1.D2" office:value-type="string">
            <text:p text:style-name="Table_20_Contents">kernel/_u_dot_r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.S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dot_s.spf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Table_20_Contents">.SN</text:p>
          </table:table-cell>
          <table:table-cell table:style-name="Таблица1.A2" office:value-type="string">
            <text:p text:style-name="Table_20_Contents">( n -- )</text:p>
          </table:table-cell>
          <table:table-cell table:style-name="Таблица1.A2" office:value-type="string">
            <text:p text:style-name="Table_20_Contents">Распечатать n верхних элементов стека</text:p>
          </table:table-cell>
          <table:table-cell table:style-name="Таблица1.D2" office:value-type="string">
            <text:p text:style-name="Table_20_Contents">kernel/dot_sn.spf</text:p>
          </table:table-cell>
        </table:table-row>
        <table:table-row table:style-name="Таблица1.1">
          <table:table-cell table:style-name="Таблица1.A2" office:value-type="string">
            <text:h text:style-name="P36" text:outline-level="4">Работа с портами</text:h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h text:style-name="P38" text:outline-level="4"><text:span text:style-name="T37">Здесь только слова низкого уровня, см. также соответствующий раздел документации</text:span></text:h>
          </table:table-cell>
          <table:table-cell table:style-name="Таблица1.D2" office:value-type="string">
            <text:p text:style-name="P5"/>
          </table:table-cell>
        </table:table-row>
        <table:table-row table:style-name="Таблица1.1">
          <table:table-cell table:style-name="Таблица1.A2" office:value-type="string">
            <text:p text:style-name="Table_20_Contents">C@</text:p>
          </table:table-cell>
          <table:table-cell table:style-name="Таблица1.A2" office:value-type="string">
            <text:p text:style-name="Table_20_Contents">( addr -- с )</text:p>
          </table:table-cell>
          <table:table-cell table:style-name="Таблица1.A2" office:value-type="string">
            <text:p text:style-name="Table_20_Contents">Прочитать байт из порта</text:p>
            <text:p text:style-name="Table_20_Contents">Использование: </text:p>
            <text:p text:style-name="Table_20_Contents">DDRC C@</text:p>
          </table:table-cell>
          <table:table-cell table:style-name="Таблица1.D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>C!</text:p>
          </table:table-cell>
          <table:table-cell table:style-name="Таблица1.A2" office:value-type="string">
            <text:p text:style-name="Table_20_Contents">( c addr -- )</text:p>
          </table:table-cell>
          <table:table-cell table:style-name="Таблица1.A2" office:value-type="string">
            <text:p text:style-name="Table_20_Contents">Записать байт в порт</text:p>
            <text:p text:style-name="Table_20_Contents">0x7 DDRC C!</text:p>
          </table:table-cell>
          <table:table-cell table:style-name="Таблица1.D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>SET</text:p>
          </table:table-cell>
          <table:table-cell table:style-name="Таблица1.A2" office:value-type="string">
            <text:p text:style-name="Table_20_Contents">( mask addr -- )</text:p>
          </table:table-cell>
          <table:table-cell table:style-name="Таблица1.A2" office:value-type="string">
            <text:p text:style-name="Table_20_Contents">Прочитать байт из порта, выполнить логическое «или» с маской и записать обратно в порт. Значение маски и порта должны быть известны во время компиляции.</text:p>
            <text:p text:style-name="Table_20_Contents">Использование: </text:p>
            <text:p text:style-name="Table_20_Contents">7 BIT <text:s/>DDRC SET</text:p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MASK</text:p>
          </table:table-cell>
          <table:table-cell table:style-name="Таблица1.A2" office:value-type="string">
            <text:p text:style-name="Table_20_Contents">( mask addr -- )</text:p>
          </table:table-cell>
          <table:table-cell table:style-name="Таблица1.A2" office:value-type="string">
            <text:p text:style-name="Table_20_Contents">Прочитать байт из порта, выполнить логическое «и» с маской и записать обратно в порт. Значение и порт должны быть известны во время компиляции.</text:p>
            <text:p text:style-name="Table_20_Contents">Использование: </text:p>
            <text:p text:style-name="Table_20_Contents">7 BIT <text:s/>DDRC SET</text:p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TOGGLE</text:p>
          </table:table-cell>
          <table:table-cell table:style-name="Таблица1.A2" office:value-type="string">
            <text:p text:style-name="Table_20_Contents">( mask addr -- )</text:p>
          </table:table-cell>
          <table:table-cell table:style-name="Таблица1.A2" office:value-type="string">
            <text:p text:style-name="Table_20_Contents">Прочитать байт из порта, выполнить исключающее «или» с маской и записать обратно в порт. Значение и порт должны быть известны во время компиляции.</text:p>
            <text:p text:style-name="Table_20_Contents">Использование: </text:p>
            <text:p text:style-name="Table_20_Contents">7 BIT <text:s/>PORTB TOGGLE</text:p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CLEAR</text:p>
          </table:table-cell>
          <table:table-cell table:style-name="Таблица1.A2" office:value-type="string">
            <text:p text:style-name="Table_20_Contents">( mask addr -- )</text:p>
          </table:table-cell>
          <table:table-cell table:style-name="Таблица1.A2" office:value-type="string">
            <text:p text:style-name="Table_20_Contents">Прочитать байт из порта, выполнить логическое «или» с инвертированной маской и записать обратно в порт (очистить биты). Значение и порт должны быть известны во время компиляции.</text:p>
            <text:p text:style-name="Table_20_Contents">Использование: </text:p>
            <text:p text:style-name="Table_20_Contents">7 BIT <text:s/>PORTB CLEAR</text:p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BITS{</text:p>
          </table:table-cell>
          <table:table-cell table:style-name="Таблица1.A2" office:value-type="string">
            <text:p text:style-name="Table_20_Contents">( -- -1 )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Макрос, 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}BITS</text:p>
          </table:table-cell>
          <table:table-cell table:style-name="Таблица1.A2" office:value-type="string">
            <text:p text:style-name="Table_20_Contents">( -1 b1 b2 … bx -- n )</text:p>
          </table:table-cell>
          <table:table-cell table:style-name="Таблица1.A2" office:value-type="string">
            <text:p text:style-name="Table_20_Contents">Получить маску из номеров установленных битов. Скомпилировать как литерал, если в режиме целевой компиляции, иначе оставить маску на стеке</text:p>
            <text:p text:style-name="Table_20_Contents">Использование:</text:p>
            <text:p text:style-name="Table_20_Contents">BITS{ WGM01 WGM00 COM0A1 }BITS</text:p>
          </table:table-cell>
          <table:table-cell table:style-name="Таблица1.D2" office:value-type="string">
            <text:p text:style-name="Table_20_Contents">Макрос, 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BIT</text:p>
          </table:table-cell>
          <table:table-cell table:style-name="Таблица1.A2" office:value-type="string">
            <text:p text:style-name="Table_20_Contents">( n -- mask )</text:p>
          </table:table-cell>
          <table:table-cell table:style-name="Таблица1.A2" office:value-type="string">
            <text:p text:style-name="Table_20_Contents">Получить маску из номера установленного бита (должен быть известен во время компиляции). Скомпилировать как литерал, если в режиме целевой компиляции. Иначе — положить маску на стек.</text:p>
            <text:p text:style-name="Table_20_Contents">Использование:</text:p>
            <text:p text:style-name="Table_20_Contents">WGM01 BIT</text:p>
          </table:table-cell>
          <table:table-cell table:style-name="Таблица1.D2" office:value-type="string">
            <text:p text:style-name="Table_20_Contents">Макрос, xfbase.f</text:p>
          </table:table-cell>
        </table:table-row>
        <table:table-row table:style-name="Таблица1.1">
          <table:table-cell table:style-name="Таблица1.A2" office:value-type="string">
            <text:h text:style-name="P33" text:outline-level="4">Разное</text:h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/>
          </table:table-cell>
        </table:table-row>
        <table:table-row table:style-name="Таблица1.1">
          <table:table-cell table:style-name="Таблица1.A2" office:value-type="string">
            <text:p text:style-name="Table_20_Contents">EXECUTE 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execut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[‘]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Макрос, 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‘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Макрос, xfbase.f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Table_20_Contents">LITERAL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2LITERAL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REBOOT</text:p>
          </table:table-cell>
          <table:table-cell table:style-name="Таблица1.A2" office:value-type="string">
            <text:p text:style-name="Table_20_Contents">( -- )</text:p>
          </table:table-cell>
          <table:table-cell table:style-name="Таблица1.A2" office:value-type="string">
            <text:p text:style-name="Table_20_Contents">Перезагрузить контроллер</text:p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EXIT</text:p>
          </table:table-cell>
          <table:table-cell table:style-name="Таблица1.A2" office:value-type="string">
            <text:p text:style-name="Table_20_Contents">( -- )</text:p>
          </table:table-cell>
          <table:table-cell table:style-name="Таблица1.A2" office:value-type="string">
            <text:p text:style-name="Table_20_Contents">Выйти из определения</text:p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\</text:p>
          </table:table-cell>
          <table:table-cell table:style-name="Таблица1.A2" office:value-type="string">
            <text:p text:style-name="Table_20_Contents">( – )</text:p>
          </table:table-cell>
          <table:table-cell table:style-name="Таблица1.A2" office:value-type="string">
            <text:p text:style-name="Table_20_Contents">Комментарий до конца строки</text:p>
          </table:table-cell>
          <table:table-cell table:style-name="Таблица1.D2" office:value-type="string">
            <text:p text:style-name="Table_20_Contents">xfbas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\\</text:p>
          </table:table-cell>
          <table:table-cell table:style-name="Таблица1.A2" office:value-type="string">
            <text:p text:style-name="Table_20_Contents">( – )</text:p>
          </table:table-cell>
          <table:table-cell table:style-name="Таблица1.A2" office:value-type="string">
            <text:p text:style-name="Table_20_Contents">Комментарий до конца строки, дублируется в листинге</text:p>
          </table:table-cell>
          <table:table-cell table:style-name="Таблица1.D2" office:value-type="string">
            <text:p text:style-name="Table_20_Contents">avrdis.f</text:p>
          </table:table-cell>
        </table:table-row>
        <table:table-row table:style-name="Таблица1.1">
          <table:table-cell table:style-name="Таблица1.A2" office:value-type="string">
            <text:h text:style-name="P36" text:outline-level="4"><text:span text:style-name="T1">Управляю</text:span><text:span text:style-name="T1">щие</text:span> структуры</text:h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5"/>
          </table:table-cell>
        </table:table-row>
        <table:table-row table:style-name="Таблица1.1">
          <table:table-cell table:style-name="Таблица1.A2" office:value-type="string">
            <text:p text:style-name="Table_20_Contents">IF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ELS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THEN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BEGIN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GAIN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REPEAT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WHIL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UNTIL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38">[UNTIL&lt;&gt;0]</text:span></text:p>
          </table:table-cell>
          <table:table-cell table:style-name="Таблица1.A2" office:value-type="string">
            <text:p text:style-name="Table_20_Contents"><text:span text:style-name="T38">( flag — flag )</text:span></text:p>
          </table:table-cell>
          <table:table-cell table:style-name="Таблица1.A2" office:value-type="string">
            <text:p text:style-name="Table_20_Contents"><text:span text:style-name="T38">Как обычный 0 &lt;&gt; UNTIL, не разрушает вершину стека.</text:span></text:p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DO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?DO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LOOP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+LOOP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I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J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kernel/j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LEAV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UNLOOP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inline.spf</text:p>
          </table:table-cell>
        </table:table-row>
        <table:table-row table:style-name="Таблица1.1">
          <table:table-cell table:style-name="Таблица1.A2" office:value-type="string">
            <text:h text:style-name="P35" text:outline-level="4">Компиляция</text:h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"/>
          </table:table-cell>
          <table:table-cell table:style-name="Таблица1.D2" office:value-type="string">
            <text:p text:style-name="P5"/>
          </table:table-cell>
        </table:table-row>
        <table:table-row table:style-name="Таблица1.1">
          <table:table-cell table:style-name="Таблица1.A2" office:value-type="string">
            <text:p text:style-name="Table_20_Contents">ALLOT</text:p>
          </table:table-cell>
          <table:table-cell table:style-name="Таблица1.A2" office:value-type="string">
            <text:p text:style-name="Table_20_Contents">( n -- )</text:p>
          </table:table-cell>
          <table:table-cell table:style-name="Таблица1.A2" office:value-type="string">
            <text:p text:style-name="Table_20_Contents">Зарезервировать место для n байт в памяти RAM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TALLOT</text:p>
          </table:table-cell>
          <table:table-cell table:style-name="Таблица1.A2" office:value-type="string">
            <text:p text:style-name="Table_20_Contents">( n -- )</text:p>
          </table:table-cell>
          <table:table-cell table:style-name="Таблица1.A2" office:value-type="string">
            <text:p text:style-name="Table_20_Contents">Зарезервировать место для n байт в памяти программ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EALLOT</text:p>
          </table:table-cell>
          <table:table-cell table:style-name="Таблица1.A2" office:value-type="string">
            <text:p text:style-name="Table_20_Contents">( n -- )</text:p>
          </table:table-cell>
          <table:table-cell table:style-name="Таблица1.A2" office:value-type="string">
            <text:p text:style-name="Table_20_Contents">Зарезервировать место для n байт в EEPROM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[</text:p>
          </table:table-cell>
          <table:table-cell table:style-name="Таблица1.A2" office:value-type="string">
            <text:p text:style-name="Table_20_Contents">( -- )</text:p>
          </table:table-cell>
          <table:table-cell table:style-name="Таблица1.A2" office:value-type="string">
            <text:p text:style-name="Table_20_Contents">Выключить режим целевой компиляции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]</text:p>
          </table:table-cell>
          <table:table-cell table:style-name="Таблица1.A2" office:value-type="string">
            <text:p text:style-name="Table_20_Contents">( -- )</text:p>
          </table:table-cell>
          <table:table-cell table:style-name="Таблица1.A2" office:value-type="string">
            <text:p text:style-name="Table_20_Contents">Включить режим целевой компиляции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[[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Слово [ из словаря FORTH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]]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Слово ] из словаря FORTH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[T]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На стек словарей положить TARGET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[P]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Эквивалентно PREVIOUS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[F]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На стек словарей положить FORTH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T,</text:p>
          </table:table-cell>
          <table:table-cell table:style-name="Таблица1.A2" office:value-type="string">
            <text:p text:style-name="Table_20_Contents">( n -- )</text:p>
          </table:table-cell>
          <table:table-cell table:style-name="Таблица1.A2" office:value-type="string">
            <text:p text:style-name="Table_20_Contents">Скомпилировать число в память программ</text:p>
          </table:table-cell>
          <table:table-cell table:style-name="Таблица1.D2" office:value-type="string">
            <text:p text:style-name="Table_20_Contents">flash.spf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Table_20_Contents">TC,</text:p>
          </table:table-cell>
          <table:table-cell table:style-name="Таблица1.A2" office:value-type="string">
            <text:p text:style-name="Table_20_Contents">( с -- )</text:p>
          </table:table-cell>
          <table:table-cell table:style-name="Таблица1.A2" office:value-type="string">
            <text:p text:style-name="Table_20_Contents">Скомпилировать байт в память программ</text:p>
          </table:table-cell>
          <table:table-cell table:style-name="Таблица1.D2" office:value-type="string">
            <text:p text:style-name="Table_20_Contents">flash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THERE</text:p>
          </table:table-cell>
          <table:table-cell table:style-name="Таблица1.A2" office:value-type="string">
            <text:p text:style-name="Table_20_Contents">( -- а )</text:p>
          </table:table-cell>
          <table:table-cell table:style-name="Таблица1.A2" office:value-type="string">
            <text:p text:style-name="Table_20_Contents">Текущий адрес компиляции</text:p>
          </table:table-cell>
          <table:table-cell table:style-name="Таблица1.D2" office:value-type="string">
            <text:p text:style-name="Table_20_Contents">flash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TALIGN</text:p>
          </table:table-cell>
          <table:table-cell table:style-name="Таблица1.A2" office:value-type="string">
            <text:p text:style-name="Table_20_Contents">( -- )</text:p>
          </table:table-cell>
          <table:table-cell table:style-name="Таблица1.A2" office:value-type="string">
            <text:p text:style-name="Table_20_Contents">Выровнять указатель компиляции</text:p>
          </table:table-cell>
          <table:table-cell table:style-name="Таблица1.D2" office:value-type="string">
            <text:p text:style-name="Table_20_Contents">flash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E-HERE</text:p>
          </table:table-cell>
          <table:table-cell table:style-name="Таблица1.A2" office:value-type="string">
            <text:p text:style-name="Table_20_Contents">( -- а )</text:p>
          </table:table-cell>
          <table:table-cell table:style-name="Таблица1.A2" office:value-type="string">
            <text:p text:style-name="Table_20_Contents">Текущий адрес в EEPROM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D-HERE</text:p>
          </table:table-cell>
          <table:table-cell table:style-name="Таблица1.A2" office:value-type="string">
            <text:p text:style-name="Table_20_Contents">( -- а )</text:p>
          </table:table-cell>
          <table:table-cell table:style-name="Таблица1.A2" office:value-type="string">
            <text:p text:style-name="Table_20_Contents">Текущий адрес в RAM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h text:style-name="P36" text:outline-level="4"><text:span text:style-name="T1">Определяю</text:span><text:span text:style-name="T1">щие</text:span> слова</text:h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Table_20_Contents">: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CALL-ONLY: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Начать определение, которое исключается из процедуры оптимизации хвостовой рекурсии (то есть может вызываться только через rcall/call)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;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MACRO: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Начать макроопределение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;MACRO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Закончить макроопределение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INT: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Начать обработчик прерываний</text:p>
          </table:table-cell>
          <table:table-cell table:style-name="Таблица1.D2" office:value-type="string">
            <text:p text:style-name="Table_20_Contents">isr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;INT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Закончить обработчик прерываний</text:p>
          </table:table-cell>
          <table:table-cell table:style-name="Таблица1.D2" office:value-type="string">
            <text:p text:style-name="Table_20_Contents">isr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SMINT: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Начать обработчик прерываний на ассемблере</text:p>
          </table:table-cell>
          <table:table-cell table:style-name="Таблица1.D2" office:value-type="string">
            <text:p text:style-name="Table_20_Contents">isr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;ASMINT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Закончить обработчик прерываний на ассемблере</text:p>
          </table:table-cell>
          <table:table-cell table:style-name="Таблица1.D2" office:value-type="string">
            <text:p text:style-name="Table_20_Contents">isr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CREAT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См. Использование определяющих слов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TCREAT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См. Использование определяющих слов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PCREAT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См. Использование определяющих слов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RCREAT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См. Использование определяющих слов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ECREAT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См. Использование определяющих слов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VARIABL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еременная в RAM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CVARIABL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Байтовая переменная в RAM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2VARIABL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4-х байтовая переменная в RAM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EVARIABL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еременная в EEPROM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CEVARIABL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Байтовая переменная в EEPROM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2EVARIABL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4-x байтовая переменная в EEPROM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CONSTANT</text:p>
            <text:p text:style-name="Table_20_Contents">==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Константа, <text:span text:style-name="T8">компилируется как литерал</text:span>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2CONSTANT</text:p>
            <text:p text:style-name="Table_20_Contents">2==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Двойная константа, <text:span text:style-name="T8">компилируется как двойной литерал</text:span>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FCONST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Обычная константа форта, не компилируется в определение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PDOES&gt;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См. Использование определяющих слов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DOES&gt;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См. Использование определяющих слов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[VECT]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Определение <text:span text:style-name="T10">статического </text:span>вектора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[-&gt;]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Назначить <text:span text:style-name="T10">статический </text:span>вектор. Только для режима интерпретации. Использование:</text:p>
            <text:p text:style-name="Table_20_Contents">' WORD [-&gt;] VECTOR</text:p>
          </table:table-cell>
          <table:table-cell table:style-name="Таблица1.D2" office:value-type="string">
            <text:p text:style-name="Table_20_Contents">xfbase.f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Table_20_Contents">-&gt;INT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Назначить обработчик прерывания. Только для режима интерпретации. Использование:</text:p>
            <text:p text:style-name="Table_20_Contents">' HANDLER -&gt;INT VECTOR</text:p>
          </table:table-cell>
          <table:table-cell table:style-name="Таблица1.D2" office:value-type="string">
            <text:p text:style-name="Table_20_Contents">isr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VECT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Определение вектора, <text:span text:style-name="T10">изменяемого во время выполнения программы</text:span></text:p>
          </table:table-cell>
          <table:table-cell table:style-name="Таблица1.D2" office:value-type="string">
            <text:p text:style-name="Table_20_Contents">kernel/dovect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IS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Назначить вектор. Только для режима <text:span text:style-name="T10">компиляции</text:span>. Использование:</text:p>
            <text:p text:style-name="Table_20_Contents"><text:span text:style-name="T10">[</text:span>'<text:span text:style-name="T10">]</text:span> WORD <text:span text:style-name="T10">IS</text:span> VECTOR</text:p>
          </table:table-cell>
          <table:table-cell table:style-name="Таблица1.D2" office:value-type="string">
            <text:p text:style-name="Table_20_Contents">kernel/dovect.spf</text:p>
          </table:table-cell>
        </table:table-row>
        <table:table-row table:style-name="Таблица1.1">
          <table:table-cell table:style-name="Таблица1.A2" office:value-type="string">
            <text:h text:style-name="P37" text:outline-level="4">Переменные, константы</text:h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reformatted_20_Text"/>
          </table:table-cell>
          <table:table-cell table:style-name="Таблица1.D2" office:value-type="string">
            <text:p text:style-name="P5"/>
          </table:table-cell>
        </table:table-row>
        <table:table-row table:style-name="Таблица1.1">
          <table:table-cell table:style-name="Таблица1.A2" office:value-type="string">
            <text:p text:style-name="Table_20_Contents">mega8515, mega168, mega8, mega48, mega88, mega128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Константы, соответствующие моделям контроллеров</text:p>
          </table:table-cell>
          <table:table-cell table:style-name="Таблица1.D2" office:value-type="string">
            <text:p text:style-name="Table_20_Contents">devices/devices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DEVIC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Константа, содержит текущую модель контроллера</text:p>
          </table:table-cell>
          <table:table-cell table:style-name="Таблица1.D2" office:value-type="string">
            <text:p text:style-name="Table_20_Contents">devices/хххххх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ROM-SIZ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VALUE, Размер ПЗУ</text:p>
          </table:table-cell>
          <table:table-cell table:style-name="Таблица1.D2" office:value-type="string">
            <text:p text:style-name="Table_20_Contents">devices/хххххх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RAM-BOTTOM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VALUE, Начало ОЗУ</text:p>
          </table:table-cell>
          <table:table-cell table:style-name="Таблица1.D2" office:value-type="string">
            <text:p text:style-name="Table_20_Contents">devices/хххххх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RAM-SIZ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VALUE, Размер ОЗУ</text:p>
          </table:table-cell>
          <table:table-cell table:style-name="Таблица1.D2" office:value-type="string">
            <text:p text:style-name="Table_20_Contents">devices/хххххх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RAM-TOP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VALUE, Конец ОЗУ</text:p>
          </table:table-cell>
          <table:table-cell table:style-name="Таблица1.D2" office:value-type="string">
            <text:p text:style-name="Table_20_Contents">devices/хххххх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RSTACK-SIZ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VALUE, Размер стека возвратов</text:p>
          </table:table-cell>
          <table:table-cell table:style-name="Таблица1.D2" office:value-type="string">
            <text:p text:style-name="Table_20_Contents">devices/хххххх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PTR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VALUE, Дно стека данных</text:p>
          </table:table-cell>
          <table:table-cell table:style-name="Таблица1.D2" office:value-type="string">
            <text:p text:style-name="Table_20_Contents">devices/хххххх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VECTOR-SIZ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VALUE, Размер вектора прерываний в таблице прерываний (байт)</text:p>
          </table:table-cell>
          <table:table-cell table:style-name="Таблица1.D2" office:value-type="string">
            <text:p text:style-name="Table_20_Contents">devices/хххххх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HAS_MUL?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VALUE, Флаг — истина, если в контроллере есть аппаратный умножитель</text:p>
          </table:table-cell>
          <table:table-cell table:style-name="Таблица1.D2" office:value-type="string">
            <text:p text:style-name="Table_20_Contents">devices/хххххх.sp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FALSE</text:p>
          </table:table-cell>
          <table:table-cell table:style-name="Таблица1.A2" office:value-type="string">
            <text:p text:style-name="Table_20_Contents">( -- 0 )</text:p>
          </table:table-cell>
          <table:table-cell table:style-name="Таблица1.A2" office:value-type="string">
            <text:p text:style-name="Table_20_Contents">Константа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TRUE</text:p>
          </table:table-cell>
          <table:table-cell table:style-name="Таблица1.A2" office:value-type="string">
            <text:p text:style-name="Table_20_Contents">( -- -1 )</text:p>
          </table:table-cell>
          <table:table-cell table:style-name="Таблица1.A2" office:value-type="string">
            <text:p text:style-name="Table_20_Contents">Константа</text:p>
          </table:table-cell>
          <table:table-cell table:style-name="Таблица1.D2" office:value-type="string">
            <text:p text:style-name="Table_20_Contents">xfbase.f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BL</text:p>
          </table:table-cell>
          <table:table-cell table:style-name="Таблица1.A2" office:value-type="string">
            <text:p text:style-name="Table_20_Contents">( -- 0x20 )</text:p>
          </table:table-cell>
          <table:table-cell table:style-name="Таблица1.A2" office:value-type="string">
            <text:p text:style-name="Table_20_Contents">Константа</text:p>
          </table:table-cell>
          <table:table-cell table:style-name="Таблица1.D2" office:value-type="string">
            <text:p text:style-name="Table_20_Contents">xfbase.f</text:p>
          </table:table-cell>
        </table:table-row>
      </table:table>
      <text:p text:style-name="P3"/>
      <text:h text:style-name="P57" text:outline-level="3"><text:s text:c="4"/>- Скелет программы</text:h>
      <text:p text:style-name="P6">В простейшем случае ваша программа должна выглядеть так:</text:p>
      <text:p text:style-name="Исходный_20_текст"><text:span text:style-name="Source_20_Text"><text:span text:style-name="T3">S" kernel/dovar.spf" INCLUDED <text:s/>\ если нужны определяющие слова </text:span></text:span></text:p>
      <text:p text:style-name="Исходный_20_текст"><text:span text:style-name="Source_20_Text"><text:span text:style-name="T3">\ включаем необходимые слова</text:span></text:span></text:p>
      <text:p text:style-name="Исходный_20_текст"><text:span text:style-name="Source_20_Text"><text:span text:style-name="T3">REQ_T DUP </text:span></text:span></text:p>
      <text:p text:style-name="Исходный_20_текст"><text:span text:style-name="Source_20_Text"><text:span text:style-name="T3">REQ_T DROP </text:span></text:span></text:p>
      <text:p text:style-name="Исходный_20_текст"><text:span text:style-name="Source_20_Text"><text:span text:style-name="T3"/></text:span></text:p>
      <text:p text:style-name="Исходный_20_текст"><text:span text:style-name="Source_20_Text"><text:span text:style-name="T3">: MAIN</text:span></text:span></text:p>
      <text:p text:style-name="Исходный_20_текст"><text:span text:style-name="Source_20_Text"><text:span text:style-name="T3"><text:tab/>DUP DROP</text:span></text:span></text:p>
      <text:p text:style-name="Исходный_20_текст"><text:span text:style-name="Source_20_Text"><text:span text:style-name="T3">;</text:span></text:span></text:p>
      <text:p text:style-name="Исходный_20_текст"><text:span text:style-name="Source_20_Text"><text:span text:style-name="T3">\ задаем точку входа</text:span></text:span></text:p>
      <text:p text:style-name="Исходный_20_текст"><text:span text:style-name="Source_20_Text"><text:span text:style-name="T3">MAIN [-&gt;] {MAIN} </text:span></text:span></text:p>
      <text:h text:style-name="P57" text:outline-level="3"><text:s text:c="4"/>- Использование определяющих слов</text:h>
      <text:p text:style-name="P6">Так как в микроконтроллерах AVR есть целых три адресных пространства (Flash, RAM, EEPROM), пришлось создать три набора определяющих слов для них.</text:p>
      <text:h text:style-name="P33" text:outline-level="4"><text:soft-page-break/>Flash</text:h>
      <text:p text:style-name="P6">PCREATE, PDOES&gt; - аналоги фортовских CREATE, DOES&gt; используются для создания определяющих слов с параметрами в Flash. Пример:</text:p>
      <text:p text:style-name="P10">\ константа </text:p>
      <text:p text:style-name="P10">:: === </text:p>
      <text:p text:style-name="P10"><text:tab/>PCREATE T, </text:p>
      <text:p text:style-name="P10"><text:tab/>PDOES&gt; @P ; </text:p>
      <text:p text:style-name="P10">;;</text:p>
      <text:p text:style-name="P10">0х1 === ONE</text:p>
      <text:p text:style-name="P10">: TEST</text:p>
      <text:p text:style-name="P10"><text:s text:c="2"/>ONE + </text:p>
      <text:p text:style-name="P10">;</text:p>
      <text:p text:style-name="P6">Заметьте, нужно использовать «::» , «;» и «;;» обязательно! И конечно, после PDOES&gt; используйте выборку из Flash: @P или C@P.</text:p>
      <text:p text:style-name="P6">Для создания массива констант в Flash используйте TCREATE:</text:p>
      <text:p text:style-name="P10">TCREATE ROM </text:p>
      <text:p text:style-name="P10">0x1 T, 2 T, 3 T, 4 T, </text:p>
      <text:p text:style-name="P10">: TEST</text:p>
      <text:p text:style-name="P10"><text:s text:c="2"/>ROM 1 CELLS + P@ </text:p>
      <text:p text:style-name="P10">;</text:p>
      <text:h text:style-name="P33" text:outline-level="4">RAM</text:h>
      <text:p text:style-name="P6">Используйте стандартные CREATE, DOES&gt;, ALLOT например:</text:p>
      <text:p text:style-name="P10">:: VECTOR <text:s/></text:p>
      <text:p text:style-name="P10"><text:s text:c="2"/>CREATE [F] 2* [P] ALLOT </text:p>
      <text:p text:style-name="P10"><text:s text:c="2"/>DOES&gt; SWAP <text:span text:style-name="T14">CELLS</text:span> + ; </text:p>
      <text:p text:style-name="P10">;;</text:p>
      <text:p text:style-name="P10"/>
      <text:p text:style-name="P10">10 VECTOR X</text:p>
      <text:p text:style-name="P10"/>
      <text:p text:style-name="P10">: TEST</text:p>
      <text:p text:style-name="P10"><text:s text:c="2"/>1 3 VECTOR !</text:p>
      <text:p text:style-name="P10"><text:s text:c="2"/>3 VECTOR @</text:p>
      <text:p text:style-name="P10">;</text:p>
      <text:p text:style-name="P6">Для создания массива в RAM можно использовать RCREATE:</text:p>
      <text:p text:style-name="P10">RCREATE RAM5 0x5 ALLOT</text:p>
      <text:p text:style-name="P10">: TEST</text:p>
      <text:p text:style-name="P10"><text:s text:c="2"/>RAM5 2 CHARS + C@ </text:p>
      <text:p text:style-name="P10">;</text:p>
      <text:h text:style-name="P33" text:outline-level="4">EEPROM</text:h>
      <text:p text:style-name="P6">Для этого типа памяти используется ECREATE, EALLOT:</text:p>
      <text:p text:style-name="P10">ECREATE eeVAR </text:p>
      <text:p text:style-name="P10">10 EALLOT</text:p>
      <text:p text:style-name="P10"/>
      <text:p text:style-name="P10">: TEST</text:p>
      <text:p text:style-name="P10"><text:s text:c="2"/>eeVAR 1+ C@E</text:p>
      <text:p text:style-name="P10">;</text:p>
      <text:p text:style-name="P6"/>
      <text:h text:style-name="P57" text:outline-level="3"><text:s text:c="4"/>- Константы, переменные</text:h>
      <text:p text:style-name="P6">Для определения константы используйте слов<text:span text:style-name="T14">а</text:span> «==»<text:span text:style-name="T14">, «2==»</text:span>:</text:p>
      <text:p text:style-name="P10">32 == BL</text:p>
      <text:p text:style-name="P7"><text:span text:style-name="T14">Константы компилируются в определения как литералы. Для создания обычной константы </text:span><text:span text:style-name="T14">форта используйте FCONST.</text:span></text:p>
      <text:p text:style-name="P6"><text:soft-page-break/>Для переменных в RAM и EEPROM используются соответственно VARIABLE, CVARIABLE и EVARIABLE, CEVARIABLE:</text:p>
      <text:p text:style-name="P10">EVARIABLE eeVAR</text:p>
      <text:p text:style-name="P10">СVARIABLE VAR</text:p>
      <text:p text:style-name="P10">: TEST</text:p>
      <text:p text:style-name="P10"><text:s text:c="2"/>eeVAR E@ VAR C!</text:p>
      <text:p text:style-name="P10">;</text:p>
      <text:h text:style-name="P57" text:outline-level="3"><text:s text:c="4"/>- Использование макросов</text:h>
      <text:p text:style-name="P6">Макросы позволяют включать код напрямую в слово, не используя вызов <text:span text:style-name="T15">слов-</text:span>подпрограмм:</text:p>
      <text:p text:style-name="P10">: z <text:s/></text:p>
      <text:p text:style-name="P10"><text:s text:c="2"/>DUP </text:p>
      <text:p text:style-name="P10"><text:s text:c="2"/>DUP ; </text:p>
      <text:p text:style-name="P10"/>
      <text:p text:style-name="P10">MACRO: M1</text:p>
      <text:p text:style-name="P10"><text:s text:c="2"/>z </text:p>
      <text:p text:style-name="P10"><text:s text:c="2"/>DROP </text:p>
      <text:p text:style-name="P10">;MACRO </text:p>
      <text:p text:style-name="P10"/>
      <text:p text:style-name="P10">: MACRO-TEST </text:p>
      <text:p text:style-name="P10"><text:s text:c="2"/>M1 M1 </text:p>
      <text:p text:style-name="P10">;</text:p>
      <text:p text:style-name="P10">: MACRO-TEST1</text:p>
      <text:p text:style-name="P10"><text:s text:c="2"/>z DROP z DROP </text:p>
      <text:p text:style-name="P10">;</text:p>
      <text:p text:style-name="P10">\ оба слова в листинге будут выглядеть одинаково</text:p>
      <text:p text:style-name="P6">Вместо [ и ] в макросах следует использовать T[ и ]T.</text:p>
      <text:h text:style-name="P57" text:outline-level="3"><text:s text:c="4"/>- Доступ к портам <text:span text:style-name="T7">ввода/вывода</text:span></text:h>
      <text:p text:style-name="P12">Для этого существует три способа:</text:p>
      <text:h text:style-name="Heading_20_4" text:outline-level="4">1. <text:span text:style-name="T28">Низкий уровень</text:span></text:h>
      <text:p text:style-name="P13">В файлах устройств devices/xxx.spf определены константы (со значениями регистров) PORTX, PINX, DDRX для каждого порта ввода/вывода.</text:p>
      <text:p text:style-name="Text_20_body">Для чтения и записи <text:span text:style-name="T16">регистров</text:span> используйте C@ и C! соответственно.</text:p>
      <text:p text:style-name="Text_20_body">Кроме того, существуют несколько полезных слов: SET, MASK, CLEAR, TOGGLE:</text:p>
      <text:p text:style-name="Исходный_20_текст">PORTB == BTN_PORT<text:tab/><text:span text:style-name="T16">\ обычная константа</text:span></text:p>
      <text:p text:style-name="Исходный_20_текст">DDRB <text:s/>== BTN_DDR</text:p>
      <text:p text:style-name="Исходный_20_текст">PINB <text:s/>== BTN_PIN</text:p>
      <text:p text:style-name="Исходный_20_текст">0x1 == BUTTON<text:tab/><text:tab/>\ PB1 - сюда подключена кнопка</text:p>
      <text:p text:style-name="Исходный_20_текст"/>
      <text:p text:style-name="Исходный_20_текст">PORTD == LED_PORT</text:p>
      <text:p text:style-name="Исходный_20_текст">DDRD <text:s/>== LED_DDR</text:p>
      <text:p text:style-name="Исходный_20_текст">0x4 == LED<text:tab/><text:tab/><text:tab/>\ PD4 — сюда подключен светодиод</text:p>
      <text:p text:style-name="Исходный_20_текст"/>
      <text:p text:style-name="Исходный_20_текст">: MAIN</text:p>
      <text:p text:style-name="Исходный_20_текст"><text:s text:c="2"/>BITS{ CS01 CS00 }BITS TCCR0 C! <text:s/>\ установить биты CS01 и CS00 в регистре <text:s/>TCCR0, остальные очистить</text:p>
      <text:p text:style-name="Исходный_20_текст"><text:s text:c="2"/>LED BIT <text:s text:c="4"/>LED_DDR SET<text:tab/> <text:s text:c="5"/><text:tab/>\ нога с светодиодом на выход</text:p>
      <text:p text:style-name="Исходный_20_текст"><text:s text:c="2"/>BUTTON BIT <text:s/>BTN_DDR CLEAR<text:tab/><text:tab/>\ нога с кнопкой на вход</text:p>
      <text:p text:style-name="Исходный_20_текст"><text:s text:c="2"/>BUTTON BIT <text:s/>BTN_DDR SET <text:s text:c="4"/><text:tab/><text:tab/>\ подтяжка</text:p>
      <text:p text:style-name="Исходный_20_текст"><text:s text:c="2"/>BEGIN</text:p>
      <text:p text:style-name="Исходный_20_текст"><text:s text:c="4"/>PINB C@</text:p>
      <text:p text:style-name="Исходный_20_текст"><text:s text:c="4"/>PORTD C!</text:p>
      <text:p text:style-name="Исходный_20_текст"><text:s text:c="2"/>AGAIN</text:p>
      <text:p text:style-name="Исходный_20_текст">;</text:p>
      <text:h text:style-name="Heading_20_4" text:outline-level="4"><text:soft-page-break/>2. С помощью библиотеки lib/ports.spf:</text:h>
      <text:p text:style-name="P12">В ней определены слова {PORTX}, которые оставляют на стеке адрес структуры порта ввода/вывода:</text:p>
      <text:p text:style-name="Исходный_20_текст"><text:span text:style-name="Source_20_Text"><text:span text:style-name="T16">\ структура порта</text:span></text:span></text:p>
      <text:p text:style-name="Исходный_20_текст"><text:span text:style-name="Source_20_Text"><text:span text:style-name="T16">0x0</text:span></text:span></text:p>
      <text:p text:style-name="Исходный_20_текст"><text:span text:style-name="Source_20_Text"><text:span text:style-name="T16">CELL -- port</text:span></text:span></text:p>
      <text:p text:style-name="Исходный_20_текст"><text:span text:style-name="Source_20_Text"><text:span text:style-name="T16">CELL -- ddr</text:span></text:span></text:p>
      <text:p text:style-name="Исходный_20_текст"><text:span text:style-name="Source_20_Text"><text:span text:style-name="T16">CELL -- pin</text:span></text:span></text:p>
      <text:p text:style-name="Исходный_20_текст"><text:span text:style-name="Source_20_Text"><text:span text:style-name="T16">DROP</text:span></text:span></text:p>
      <text:p text:style-name="P14">Кроме того, для каждой линии порта есть слова PXX, например PB0, PD7 и т. д. Они оставляют на стеке свою маску и порт (адрес структуры).</text:p>
      <text:p text:style-name="P8"><text:span text:style-name="T17">Слово WIRE позволяет поименовать линию порта, а слова GROUP{ }GROUP создать группу линий </text:span><text:span text:style-name="T13">одного порта</text:span><text:span text:style-name="T17">.</text:span></text:p>
      <text:p text:style-name="P52">PD7 WIRE POWER_LED <text:s text:c="3"/><text:tab/>\ светодиод</text:p>
      <text:p text:style-name="P52">PB0 WIRE BTN_POWER <text:s text:c="8"/>\ кнопки</text:p>
      <text:p text:style-name="P52">PB1 WIRE BTN_UP</text:p>
      <text:p text:style-name="P52">PB2 WIRE BTN_DOWN</text:p>
      <text:p text:style-name="P52">PB3 WIRE BTN_OK</text:p>
      <text:p text:style-name="P52">PB4 WIRE BTN_CANCEL</text:p>
      <text:p text:style-name="P52">GROUP{ BTN_POWER BTN_UP BTN_DOWN BTN_OK BTN_CANCEL }GROUP BUTTONS</text:p>
      <text:p text:style-name="P8"><text:span text:style-name="T17">Линиями и группами линий можно манипулировать с помощью слов {SET}, {TOGGLE}, {CLEAR}, {OUTPUT}, {INPUT}, {PULL_UP}, </text:span><text:span text:style-name="T18">например</text:span></text:p>
      <text:p text:style-name="P53"><text:s text:c="4"/>BUTTONS {INPUT} <text:s text:c="4"/>\\ настроить группу линий на вход</text:p>
      <text:p text:style-name="P54"><text:s text:c="4"/>BUTTONS {PULL_UP} <text:s text:c="2"/>\\ включить подтяжку</text:p>
      <text:p text:style-name="P54"><text:s text:c="4"/>POWER_LED {OUTPUT} <text:s/>\\ на выход</text:p>
      <text:p text:style-name="P53"><text:s text:c="4"/>LED {TOGGLE} <text:s text:c="3"/>\\ переключть</text:p>
      <text:p text:style-name="P53"><text:s text:c="4"/>PD7 {TOGGLE} <text:s text:c="3"/>\\ или так</text:p>
      <text:p text:style-name="P53"><text:s text:c="4"/>LED {SET} <text:s text:c="6"/>\\ установить высокий уровень на выходе</text:p>
      <text:p text:style-name="P14">Слова {READ} и {WRITE} читают из входного регистра порта группы и записывают в выходной регистр соответственно.</text:p>
      <text:p text:style-name="P9"><text:span text:style-name="T17">PORT.READ </text:span><text:span text:style-name="T18">и</text:span><text:span text:style-name="T17"> PORT.WRITE </text:span><text:span text:style-name="T18">читают и пишут конкретный порт, например:</text:span></text:p>
      <text:p text:style-name="P53">{PORTB} PORT.READ<text:tab/>\ можно так</text:p>
      <text:p text:style-name="P53">BUTTONS {READ}<text:tab/><text:tab/>\ или так</text:p>
      <text:p text:style-name="P15">Все эти слова сведены в таблицу: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Table_20_Heading">Слово</text:p>
          </table:table-cell>
          <table:table-cell table:style-name="Таблица10.A1" office:value-type="string">
            <text:p text:style-name="Table_20_Heading">Стековый комментарий <text:span text:style-name="T19">(h: - стек форт-системы хоста)</text:span></text:p>
          </table:table-cell>
          <table:table-cell table:style-name="Таблица10.C1" office:value-type="string">
            <text:p text:style-name="Table_20_Heading">Описание</text:p>
          </table:table-cell>
        </table:table-row>
        <table:table-row>
          <table:table-cell table:style-name="Таблица10.A2" office:value-type="string">
            <text:p text:style-name="Table_20_Contents">{PORTA} .. {PORTF}</text:p>
          </table:table-cell>
          <table:table-cell table:style-name="Таблица10.A2" office:value-type="string">
            <text:p text:style-name="Table_20_Contents">( h: -- port_addr )</text:p>
            <text:p text:style-name="Table_20_Contents"><text:span text:style-name="T20">( -- )</text:span></text:p>
          </table:table-cell>
          <table:table-cell table:style-name="Таблица10.C2" office:value-type="string">
            <text:p text:style-name="Table_20_Contents"><text:span text:style-name="T24">Порты </text:span>ввода/вывода.<text:span text:style-name="T24"> О</text:span>ставляют на стеке адрес структуры порта ввода/вывода</text:p>
          </table:table-cell>
        </table:table-row>
        <table:table-row>
          <table:table-cell table:style-name="Таблица10.A2" office:value-type="string">
            <text:p text:style-name="Table_20_Contents">PXX</text:p>
          </table:table-cell>
          <table:table-cell table:style-name="Таблица10.A2" office:value-type="string">
            <text:p text:style-name="Table_20_Contents">( h: -- mask port_addr )</text:p>
            <text:p text:style-name="Table_20_Contents"><text:span text:style-name="T20">( -- )</text:span></text:p>
          </table:table-cell>
          <table:table-cell table:style-name="Таблица10.C2" office:value-type="string">
            <text:p text:style-name="Table_20_Contents"><text:span text:style-name="T25">Линии портов ввода/вывода. </text:span><text:span text:style-name="T24">О</text:span><text:span text:style-name="T16">ставляют на стеке </text:span><text:span text:style-name="T25">маску и </text:span><text:span text:style-name="T16">адрес структуры порта ввода/вывода</text:span></text:p>
          </table:table-cell>
        </table:table-row>
        <table:table-row>
          <table:table-cell table:style-name="Таблица10.A2" office:value-type="string">
            <text:p text:style-name="Table_20_Contents">GROUP{</text:p>
          </table:table-cell>
          <table:table-cell table:style-name="Таблица10.A2" office:value-type="string">
            <text:p text:style-name="Table_20_Contents">( h: -- <text:span text:style-name="T20">-1</text:span> )</text:p>
          </table:table-cell>
          <table:table-cell table:style-name="Таблица10.C2" office:value-type="string">
            <text:p text:style-name="Table_20_Contents"><text:span text:style-name="T25">Начало определения группы линий.</text:span></text:p>
          </table:table-cell>
        </table:table-row>
        <table:table-row>
          <table:table-cell table:style-name="Таблица10.A2" office:value-type="string">
            <text:p text:style-name="Table_20_Contents">}GROUP <text:span text:style-name="T20">name</text:span></text:p>
          </table:table-cell>
          <table:table-cell table:style-name="Таблица10.A2" office:value-type="string">
            <text:p text:style-name="Table_20_Contents"><text:span text:style-name="T20">( h: -1 mask0 port0 mask1 port1 .. maskx portx -- )</text:span></text:p>
            <text:p text:style-name="Table_20_Contents"><text:span text:style-name="T20">исполнение ( h: -- mask port )</text:span></text:p>
          </table:table-cell>
          <table:table-cell table:style-name="Таблица10.C2" office:value-type="string">
            <text:p text:style-name="Table_20_Contents"><text:span text:style-name="T25">Определить группу линий порта ввода/вывода</text:span></text:p>
          </table:table-cell>
        </table:table-row>
        <table:table-row>
          <table:table-cell table:style-name="Таблица10.A2" office:value-type="string">
            <text:p text:style-name="Table_20_Contents">+GROUP</text:p>
          </table:table-cell>
          <table:table-cell table:style-name="Таблица10.A2" office:value-type="string">
            <text:p text:style-name="Table_20_Contents"><text:span text:style-name="T20">( h: mask0 port0 mask1 port1 -- mask port )</text:span></text:p>
          </table:table-cell>
          <table:table-cell table:style-name="Таблица10.C2" office:value-type="string">
            <text:p text:style-name="Table_20_Contents"><text:span text:style-name="T25">Объединить две группы линий в одну</text:span></text:p>
          </table:table-cell>
        </table:table-row>
        <table:table-row>
          <table:table-cell table:style-name="Таблица10.A2" office:value-type="string">
            <text:p text:style-name="Table_20_Contents">-GROUP</text:p>
          </table:table-cell>
          <table:table-cell table:style-name="Таблица10.A2" office:value-type="string">
            <text:p text:style-name="Table_20_Contents"><text:span text:style-name="T20">( h: mask0 port0 mask1 port1 -- mask port )</text:span></text:p>
          </table:table-cell>
          <table:table-cell table:style-name="Таблица10.C2" office:value-type="string">
            <text:p text:style-name="Table_20_Contents"><text:span text:style-name="T25">Изъять линии второй группы линий из первой</text:span></text:p>
          </table:table-cell>
        </table:table-row>
        <table:table-row>
          <table:table-cell table:style-name="Таблица10.A2" office:value-type="string">
            <text:p text:style-name="Table_20_Contents">WIRE <text:span text:style-name="T20">name</text:span></text:p>
          </table:table-cell>
          <table:table-cell table:style-name="Таблица10.A2" office:value-type="string">
            <text:p text:style-name="Table_20_Contents"><text:span text:style-name="T20">компиляция ( h: mask port -- )</text:span></text:p>
            <text:p text:style-name="Table_20_Contents"><text:span text:style-name="T20">исполнение ( h: -- mask port )</text:span></text:p>
          </table:table-cell>
          <table:table-cell table:style-name="Таблица10.C2" office:value-type="string">
            <text:p text:style-name="Table_20_Contents"><text:span text:style-name="T25">Определить линию порта ввода/вывода (задать имя)</text:span></text:p>
          </table:table-cell>
        </table:table-row>
        <table:table-row>
          <table:table-cell table:style-name="Таблица10.A2" office:value-type="string">
            <text:p text:style-name="Table_20_Contents">{GROUP.PORT}</text:p>
          </table:table-cell>
          <table:table-cell table:style-name="Таблица10.A2" office:value-type="string">
            <text:p text:style-name="Table_20_Contents"><text:span text:style-name="T21">( h: mask port -- port )</text:span></text:p>
            <text:p text:style-name="Table_20_Contents"><text:soft-page-break/><text:span text:style-name="T21">( -- port_</text:span><text:span text:style-name="T25">reg</text:span><text:span text:style-name="T21"> )</text:span></text:p>
          </table:table-cell>
          <table:table-cell table:style-name="Таблица10.C2" office:value-type="string">
            <text:p text:style-name="Table_20_Contents"><text:span text:style-name="T25">Компилировать номер регистра PORT группы как литерал </text:span><text:soft-page-break/><text:span text:style-name="T25">(в режиме целевой компиляции) или оставить адрес структуры порта на стеке хоста </text:span></text:p>
          </table:table-cell>
        </table:table-row>
        <table:table-row>
          <table:table-cell table:style-name="Таблица10.A2" office:value-type="string">
            <text:p text:style-name="Table_20_Contents">{GROUP.MASK}</text:p>
          </table:table-cell>
          <table:table-cell table:style-name="Таблица10.A2" office:value-type="string">
            <text:p text:style-name="Table_20_Contents"><text:span text:style-name="T21">( h: mask port -- port )</text:span></text:p>
            <text:p text:style-name="Table_20_Contents"><text:span text:style-name="T21">( -- </text:span><text:span text:style-name="T22">mask</text:span><text:span text:style-name="T21"> )</text:span></text:p>
          </table:table-cell>
          <table:table-cell table:style-name="Таблица10.C2" office:value-type="string">
            <text:p text:style-name="Table_20_Contents"><text:span text:style-name="T25">Компилировать маску группы как литерал (в режиме целевой компиляции) или оставить на стеке хоста </text:span></text:p>
          </table:table-cell>
        </table:table-row>
        <table:table-row>
          <table:table-cell table:style-name="Таблица10.A2" office:value-type="string">
            <text:p text:style-name="Table_20_Contents">{SET}</text:p>
          </table:table-cell>
          <table:table-cell table:style-name="Таблица10.A2" office:value-type="string">
            <text:p text:style-name="Table_20_Contents"><text:span text:style-name="T21">( h: mask port -- )</text:span></text:p>
            <text:p text:style-name="Table_20_Contents"><text:span text:style-name="T22">( -- )</text:span></text:p>
          </table:table-cell>
          <table:table-cell table:style-name="Таблица10.C2" office:value-type="string">
            <text:p text:style-name="Table_20_Contents"><text:span text:style-name="T26">Установить на выходе линий группы «1»</text:span></text:p>
          </table:table-cell>
        </table:table-row>
        <table:table-row>
          <table:table-cell table:style-name="Таблица10.A2" office:value-type="string">
            <text:p text:style-name="Table_20_Contents">{TOGGLE}</text:p>
          </table:table-cell>
          <table:table-cell table:style-name="Таблица10.A2" office:value-type="string">
            <text:p text:style-name="Table_20_Contents"><text:span text:style-name="T21">( h: mask port -- )</text:span></text:p>
            <text:p text:style-name="Table_20_Contents"><text:span text:style-name="T22">( -- )</text:span></text:p>
          </table:table-cell>
          <table:table-cell table:style-name="Таблица10.C2" office:value-type="string">
            <text:p text:style-name="Table_20_Contents"><text:span text:style-name="T26">Переключить выходы линий группы</text:span></text:p>
          </table:table-cell>
        </table:table-row>
        <table:table-row>
          <table:table-cell table:style-name="Таблица10.A2" office:value-type="string">
            <text:p text:style-name="Table_20_Contents">{CLEAR}</text:p>
          </table:table-cell>
          <table:table-cell table:style-name="Таблица10.A2" office:value-type="string">
            <text:p text:style-name="Table_20_Contents"><text:span text:style-name="T21">( h: mask port -- )</text:span></text:p>
            <text:p text:style-name="Table_20_Contents"><text:span text:style-name="T22">( -- )</text:span></text:p>
          </table:table-cell>
          <table:table-cell table:style-name="Таблица10.C2" office:value-type="string">
            <text:p text:style-name="Table_20_Contents"><text:span text:style-name="T26">Установить на выходе линий группы «0»</text:span></text:p>
          </table:table-cell>
        </table:table-row>
        <table:table-row>
          <table:table-cell table:style-name="Таблица10.A2" office:value-type="string">
            <text:p text:style-name="Table_20_Contents">{OUTPUT}</text:p>
          </table:table-cell>
          <table:table-cell table:style-name="Таблица10.A2" office:value-type="string">
            <text:p text:style-name="Table_20_Contents"><text:span text:style-name="T21">( h: mask port -- )</text:span></text:p>
            <text:p text:style-name="Table_20_Contents"><text:span text:style-name="T22">( -- )</text:span></text:p>
          </table:table-cell>
          <table:table-cell table:style-name="Таблица10.C2" office:value-type="string">
            <text:p text:style-name="Table_20_Contents"><text:span text:style-name="T26">Настроить линии группы на выход</text:span></text:p>
          </table:table-cell>
        </table:table-row>
        <table:table-row>
          <table:table-cell table:style-name="Таблица10.A2" office:value-type="string">
            <text:p text:style-name="Table_20_Contents">{INPUT}</text:p>
          </table:table-cell>
          <table:table-cell table:style-name="Таблица10.A2" office:value-type="string">
            <text:p text:style-name="Table_20_Contents"><text:span text:style-name="T21">( h: mask port -- )</text:span></text:p>
            <text:p text:style-name="Table_20_Contents"><text:span text:style-name="T22">( -- )</text:span></text:p>
          </table:table-cell>
          <table:table-cell table:style-name="Таблица10.C2" office:value-type="string">
            <text:p text:style-name="Table_20_Contents"><text:span text:style-name="T26">Настроить линии группы на вход</text:span></text:p>
          </table:table-cell>
        </table:table-row>
        <table:table-row>
          <table:table-cell table:style-name="Таблица10.A2" office:value-type="string">
            <text:p text:style-name="Table_20_Contents">{PULL_UP}</text:p>
          </table:table-cell>
          <table:table-cell table:style-name="Таблица10.A2" office:value-type="string">
            <text:p text:style-name="Table_20_Contents"><text:span text:style-name="T21">( h: mask port -- )</text:span></text:p>
            <text:p text:style-name="Table_20_Contents"><text:span text:style-name="T22">( -- )</text:span></text:p>
          </table:table-cell>
          <table:table-cell table:style-name="Таблица10.C2" office:value-type="string">
            <text:p text:style-name="Table_20_Contents"><text:span text:style-name="T26">Подключить подтягивающие резисторы</text:span></text:p>
          </table:table-cell>
        </table:table-row>
        <table:table-row>
          <table:table-cell table:style-name="Таблица10.A2" office:value-type="string">
            <text:p text:style-name="Table_20_Contents">{READ}</text:p>
          </table:table-cell>
          <table:table-cell table:style-name="Таблица10.A2" office:value-type="string">
            <text:p text:style-name="Table_20_Contents"><text:span text:style-name="T21">( h: mask port -- )</text:span></text:p>
            <text:p text:style-name="Table_20_Contents"><text:span text:style-name="T22">( – </text:span><text:span text:style-name="T23">c</text:span><text:span text:style-name="T22"> )</text:span></text:p>
          </table:table-cell>
          <table:table-cell table:style-name="Таблица10.C2" office:value-type="string">
            <text:p text:style-name="Table_20_Contents"><text:span text:style-name="T27">Прочитать значение из регистра PIN группы</text:span></text:p>
          </table:table-cell>
        </table:table-row>
        <table:table-row>
          <table:table-cell table:style-name="Таблица10.A2" office:value-type="string">
            <text:p text:style-name="Table_20_Contents">{WRITE}</text:p>
          </table:table-cell>
          <table:table-cell table:style-name="Таблица10.A2" office:value-type="string">
            <text:p text:style-name="Table_20_Contents"><text:span text:style-name="T21">( h: mask port -- )</text:span></text:p>
            <text:p text:style-name="Table_20_Contents"><text:span text:style-name="T22">( </text:span><text:span text:style-name="T23">c </text:span><text:span text:style-name="T22">-- )</text:span></text:p>
          </table:table-cell>
          <table:table-cell table:style-name="Таблица10.C2" office:value-type="string">
            <text:p text:style-name="Table_20_Contents"><text:span text:style-name="T27">Записать значение в регистр PORT группы</text:span></text:p>
          </table:table-cell>
        </table:table-row>
        <table:table-row>
          <table:table-cell table:style-name="Таблица10.A2" office:value-type="string">
            <text:p text:style-name="Table_20_Contents">PORT.READ</text:p>
          </table:table-cell>
          <table:table-cell table:style-name="Таблица10.A2" office:value-type="string">
            <text:p text:style-name="Table_20_Contents"><text:span text:style-name="T21">( h: port -- )</text:span></text:p>
            <text:p text:style-name="Table_20_Contents"><text:span text:style-name="T22">( -- </text:span><text:span text:style-name="T23">c </text:span><text:span text:style-name="T22">)</text:span></text:p>
          </table:table-cell>
          <table:table-cell table:style-name="Таблица10.C2" office:value-type="string">
            <text:p text:style-name="Table_20_Contents"><text:span text:style-name="T27">Прочитать значение из регистра PIN порта ввода/вывода</text:span></text:p>
          </table:table-cell>
        </table:table-row>
        <table:table-row>
          <table:table-cell table:style-name="Таблица10.A2" office:value-type="string">
            <text:p text:style-name="Table_20_Contents">PORT.WRITE</text:p>
          </table:table-cell>
          <table:table-cell table:style-name="Таблица10.A2" office:value-type="string">
            <text:p text:style-name="Table_20_Contents"><text:span text:style-name="T21">( h: port -- )</text:span></text:p>
            <text:p text:style-name="Table_20_Contents"><text:span text:style-name="T22">( </text:span><text:span text:style-name="T23">c </text:span><text:span text:style-name="T22">-- )</text:span></text:p>
          </table:table-cell>
          <table:table-cell table:style-name="Таблица10.C2" office:value-type="string">
            <text:p text:style-name="Table_20_Contents"><text:span text:style-name="T27">Записать значение в регистр PORT порта ввода/вывода</text:span></text:p>
          </table:table-cell>
        </table:table-row>
      </table:table>
      <text:h text:style-name="Heading_20_4" text:outline-level="4"><text:span text:style-name="T28">3. С помощью библиотеки lib/bus.spf</text:span></text:h>
      <text:p text:style-name="Text_20_body"><text:span text:style-name="T29">У предыдущего способа есть существенное ограничение: в группе можут быть линии только одного порта. Тут мы вводим понятие шины как совокупности линий любых портов ввода/вывода. </text:span><text:span text:style-name="T32">Максимальная разрядность шины — 16 бит. </text:span><text:span text:style-name="T29"><text:s/>Шина определяется так же, как и группа, </text:span><text:span text:style-name="T30">например</text:span><text:span text:style-name="T29">:</text:span></text:p>
      <text:p text:style-name="Исходный_20_текст"><text:span text:style-name="T29">\ <text:s text:c="4"/>15 <text:s/>14 <text:s/>13 <text:s/>12 <text:s/>11 <text:s/>10 <text:s text:c="2"/>9 <text:s text:c="2"/>8 <text:s text:c="2"/>7 <text:s text:c="2"/>6 <text:s text:c="2"/>5 <text:s text:c="2"/>4 <text:s text:c="2"/>3 <text:s text:c="2"/>2 <text:s text:c="2"/>1 <text:s text:c="2"/>0</text:span></text:p>
      <text:p text:style-name="Исходный_20_текст"><text:span text:style-name="T29">BUS{ <text:s text:c="24"/>PC3 PD7 PD6 PD5 PD4 PD3 PC4 PB3 PB1 PB0 }BUS DATA1</text:span></text:p>
      <text:p text:style-name="Исходный_20_текст"><text:span text:style-name="T29">BUS{ <text:s text:c="24"/>PC3 PD7 PD6 PD5 PD4 PD3 PD2 PD1 PD0 PB2 }BUS CONTROL</text:span></text:p>
      <text:p text:style-name="Исходный_20_текст"><text:span text:style-name="T29">BUS{ <text:s text:c="4"/>PB3 PB2 PB1 PB0 PB7 PB6 PB5 PB4 PC7 PC6 PC5 PC4 PC3 PC2 PC1 }BUS DATA2</text:span></text:p>
      <text:p text:style-name="Исходный_20_текст"><text:span text:style-name="T29">BUS{ <text:s text:c="32"/>PC0 PC1 PC2 PC3 PC4 PC5 PC6 PC7 }BUS DATA3</text:span></text:p>
      <text:p text:style-name="Исходный_20_текст"><text:span text:style-name="T29">BUS{ <text:s text:c="60"/>PD7 }BUS DATA4</text:span></text:p>
      <text:p text:style-name="Исходный_20_текст"><text:span text:style-name="T29">BUS{ PB7 PB6 PB5 PB4 PB3 PB2 PB1 PB0 PC7 PC6 PC5 PC4 PC3 PC2 PC1 PC0 }BUS DATA5</text:span></text:p>
      <text:p text:style-name="Исходный_20_текст"><text:span text:style-name="T29">BUS{ <text:s text:c="32"/>PC7 PC6 PC5 PC4 PC3 PC2 PC1 PC0 }BUS DATA6</text:span></text:p>
      <text:p text:style-name="Исходный_20_текст"><text:span text:style-name="T29">BUS{ <text:s text:c="24"/>PD2 PC1 PC0 PB6 PB7 PD1 PD0 PB5 PB4 PB2 }BUS BUTTONS</text:span></text:p>
      <text:p text:style-name="Text_20_body"><text:span text:style-name="T30">При записи значения в шину биты этого значения запишутся в соответствующие им линии портов (например для шины CONTROL младший бит значения попадет на выход линии PB2, 1-й бит — на линию PD0 и т. д.). При чтении шины произойдут обратные преобразования. Компилятор постарается сгенерировать оптимальный код, хотя обычно он получается достаточно объемным. Поэтому запись в шину/чтение из шины лучше оформить отдельным словом. Если в шину записывается константа, код будет гораздо меньше по размеру.</text:span></text:p>
      <text:p text:style-name="Text_20_body"><text:span text:style-name="T31">Примеры:</text:span></text:p>
      <text:p text:style-name="Исходный_20_текст"><text:span text:style-name="T31">DATA1 BUS.OUTPUT<text:tab/><text:tab/>\\ настроить шину на выход</text:span></text:p>
      <text:p text:style-name="Исходный_20_текст"><text:span text:style-name="T31">BUTTONS BUS.INPUT<text:tab/><text:tab/>\\ на вход</text:span></text:p>
      <text:p text:style-name="Исходный_20_текст"><text:span text:style-name="T31">BUTTONS BUS.PULL_UP<text:tab/>\\ подтягивающие резисторы</text:span></text:p>
      <text:p text:style-name="Исходный_20_текст"><text:span text:style-name="T31">0x00 DATA1 BUS.WRITE<text:tab/>\\ запись константы</text:span></text:p>
      <text:p text:style-name="Исходный_20_текст"><text:span text:style-name="T31">DATA6 BUS.READ DATA3 BUS.WRITE<text:tab/>\\ чтение шины и запись в другую шину</text:span></text:p>
      <text:p text:style-name="P11"><text:span text:style-name="T31"/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Heading">Слово</text:p>
          </table:table-cell>
          <table:table-cell table:style-name="Таблица11.A1" office:value-type="string">
            <text:p text:style-name="Table_20_Heading">Стековый комментарий <text:span text:style-name="T19">(h: - стек форт-системы хоста)</text:span></text:p>
          </table:table-cell>
          <table:table-cell table:style-name="Таблица11.C1" office:value-type="string">
            <text:p text:style-name="Table_20_Heading">Описание</text:p>
          </table:table-cell>
        </table:table-row>
        <text:soft-page-break/>
        <table:table-row>
          <table:table-cell table:style-name="Таблица11.A2" office:value-type="string">
            <text:p text:style-name="Table_20_Contents"><text:span text:style-name="T33">BUS</text:span>{</text:p>
          </table:table-cell>
          <table:table-cell table:style-name="Таблица11.A2" office:value-type="string">
            <text:p text:style-name="Table_20_Contents">( h: -- <text:span text:style-name="T20">-1</text:span> )</text:p>
          </table:table-cell>
          <table:table-cell table:style-name="Таблица11.C2" office:value-type="string">
            <text:p text:style-name="Table_20_Contents"><text:span text:style-name="T25">Начало определения </text:span><text:span text:style-name="T34">шины</text:span></text:p>
          </table:table-cell>
        </table:table-row>
        <table:table-row>
          <table:table-cell table:style-name="Таблица11.A2" office:value-type="string">
            <text:p text:style-name="Table_20_Contents">}<text:span text:style-name="T33">BUS</text:span> <text:span text:style-name="T20">name</text:span></text:p>
          </table:table-cell>
          <table:table-cell table:style-name="Таблица11.A2" office:value-type="string">
            <text:p text:style-name="Table_20_Contents"><text:span text:style-name="T20">( h: -1 mask0 port0 mask1 port1 .. maskx portx -- )</text:span></text:p>
            <text:p text:style-name="Table_20_Contents"><text:span text:style-name="T20">исполнение ( h: -- <text:s/>)</text:span></text:p>
          </table:table-cell>
          <table:table-cell table:style-name="Таблица11.C2" office:value-type="string">
            <text:p text:style-name="Table_20_Contents"><text:span text:style-name="T25">Определить </text:span><text:span text:style-name="T34">шину</text:span></text:p>
          </table:table-cell>
        </table:table-row>
        <table:table-row>
          <table:table-cell table:style-name="Таблица11.A2" office:value-type="string">
            <text:p text:style-name="Table_20_Contents"><text:span text:style-name="T35">BUS.WRITE</text:span></text:p>
          </table:table-cell>
          <table:table-cell table:style-name="Таблица11.A2" office:value-type="string">
            <text:p text:style-name="Table_20_Contents"><text:span text:style-name="T35">( h: -- )</text:span></text:p>
            <text:p text:style-name="Table_20_Contents"><text:span text:style-name="T35">( w -- )</text:span></text:p>
          </table:table-cell>
          <table:table-cell table:style-name="Таблица11.C2" office:value-type="string">
            <text:p text:style-name="Table_20_Contents"><text:span text:style-name="T35">Записать значение в линии шины</text:span></text:p>
          </table:table-cell>
        </table:table-row>
        <table:table-row>
          <table:table-cell table:style-name="Таблица11.A2" office:value-type="string">
            <text:p text:style-name="Table_20_Contents"><text:span text:style-name="T35">BUS.DDR.WRITE</text:span></text:p>
          </table:table-cell>
          <table:table-cell table:style-name="Таблица11.A2" office:value-type="string">
            <text:p text:style-name="Table_20_Contents"><text:span text:style-name="T35">( h: -- )</text:span></text:p>
            <text:p text:style-name="Table_20_Contents"><text:span text:style-name="T35">( w -- )</text:span></text:p>
          </table:table-cell>
          <table:table-cell table:style-name="Таблица11.C2" office:value-type="string">
            <text:p text:style-name="Table_20_Contents"><text:span text:style-name="T35">Записать значение в регистры DDR портов шины</text:span></text:p>
          </table:table-cell>
        </table:table-row>
        <table:table-row>
          <table:table-cell table:style-name="Таблица11.A2" office:value-type="string">
            <text:p text:style-name="Table_20_Contents"><text:span text:style-name="T35">BUS.INPUT</text:span></text:p>
          </table:table-cell>
          <table:table-cell table:style-name="Таблица11.A2" office:value-type="string">
            <text:p text:style-name="Table_20_Contents"><text:span text:style-name="T35">( h: -- )</text:span></text:p>
            <text:p text:style-name="Table_20_Contents"><text:span text:style-name="T35">( -- )</text:span></text:p>
          </table:table-cell>
          <table:table-cell table:style-name="Таблица11.C2" office:value-type="string">
            <text:p text:style-name="Table_20_Contents"><text:span text:style-name="T35">Настроить линии шины на вход</text:span></text:p>
          </table:table-cell>
        </table:table-row>
        <table:table-row>
          <table:table-cell table:style-name="Таблица11.A2" office:value-type="string">
            <text:p text:style-name="Table_20_Contents"><text:span text:style-name="T35">BUS.OUTPUT</text:span></text:p>
          </table:table-cell>
          <table:table-cell table:style-name="Таблица11.A2" office:value-type="string">
            <text:p text:style-name="Table_20_Contents"><text:span text:style-name="T35">( h: -- )</text:span></text:p>
            <text:p text:style-name="Table_20_Contents"><text:span text:style-name="T35">( -- )</text:span></text:p>
          </table:table-cell>
          <table:table-cell table:style-name="Таблица11.C2" office:value-type="string">
            <text:p text:style-name="Table_20_Contents"><text:span text:style-name="T35">Настроить линии шины на выход</text:span></text:p>
          </table:table-cell>
        </table:table-row>
        <table:table-row>
          <table:table-cell table:style-name="Таблица11.A2" office:value-type="string">
            <text:p text:style-name="Table_20_Contents"><text:span text:style-name="T35">BUS.PULL_UP</text:span></text:p>
          </table:table-cell>
          <table:table-cell table:style-name="Таблица11.A2" office:value-type="string">
            <text:p text:style-name="Table_20_Contents"><text:span text:style-name="T35">( h: -- )</text:span></text:p>
            <text:p text:style-name="Table_20_Contents"><text:span text:style-name="T35">( -- )</text:span></text:p>
          </table:table-cell>
          <table:table-cell table:style-name="Таблица11.C2" office:value-type="string">
            <text:p text:style-name="Table_20_Contents"><text:span text:style-name="T35">Подключить подтягивающие резисторы</text:span></text:p>
          </table:table-cell>
        </table:table-row>
        <table:table-row>
          <table:table-cell table:style-name="Таблица11.A2" office:value-type="string">
            <text:p text:style-name="Table_20_Contents"><text:span text:style-name="T35">BUS.SET</text:span></text:p>
          </table:table-cell>
          <table:table-cell table:style-name="Таблица11.A2" office:value-type="string">
            <text:p text:style-name="Table_20_Contents"><text:span text:style-name="T35">( h: -- )</text:span></text:p>
            <text:p text:style-name="Table_20_Contents"><text:span text:style-name="T35">( -- )</text:span></text:p>
          </table:table-cell>
          <table:table-cell table:style-name="Таблица11.C2" office:value-type="string">
            <text:p text:style-name="Table_20_Contents"><text:span text:style-name="T35">Вывести на линии шины «1»</text:span></text:p>
          </table:table-cell>
        </table:table-row>
        <table:table-row>
          <table:table-cell table:style-name="Таблица11.A2" office:value-type="string">
            <text:p text:style-name="Table_20_Contents"><text:span text:style-name="T35">BUS.CLEAR</text:span></text:p>
          </table:table-cell>
          <table:table-cell table:style-name="Таблица11.A2" office:value-type="string">
            <text:p text:style-name="Table_20_Contents"><text:span text:style-name="T35">( h: -- )</text:span></text:p>
            <text:p text:style-name="Table_20_Contents"><text:span text:style-name="T35">( -- )</text:span></text:p>
          </table:table-cell>
          <table:table-cell table:style-name="Таблица11.C2" office:value-type="string">
            <text:p text:style-name="Table_20_Contents"><text:span text:style-name="T35">Вывести на линии шины «0»</text:span></text:p>
          </table:table-cell>
        </table:table-row>
        <table:table-row>
          <table:table-cell table:style-name="Таблица11.A2" office:value-type="string">
            <text:p text:style-name="Table_20_Contents"><text:span text:style-name="T35">BUS.READ</text:span></text:p>
          </table:table-cell>
          <table:table-cell table:style-name="Таблица11.A2" office:value-type="string">
            <text:p text:style-name="Table_20_Contents"><text:span text:style-name="T35">( h: -- )</text:span></text:p>
            <text:p text:style-name="Table_20_Contents"><text:span text:style-name="T35">( -- w )</text:span></text:p>
          </table:table-cell>
          <table:table-cell table:style-name="Таблица11.C2" office:value-type="string">
            <text:p text:style-name="Table_20_Contents"><text:span text:style-name="T35">Чтение шины</text:span></text:p>
          </table:table-cell>
        </table:table-row>
      </table:table>
      <text:h text:style-name="P58" text:outline-level="3"><text:s text:c="2"/>- Встроенный ассемблер</text:h>
      <text:p text:style-name="P6">В форт-словах можно использовать встроенный ассемблер. Он постфиксный, кроме того, константы должны обрамляться квадратными скобками. Порядок операндов:</text:p>
      <text:p text:style-name="Исходный_20_текст"><text:span text:style-name="Source_20_Text">источник приемник команда</text:span></text:p>
      <text:p text:style-name="P6">Для некоторых регистров контроллера введены мнемоники для лучшей переносимости:</text:p>
      <text:p text:style-name="P10">wl CONSTANT cntl </text:p>
      <text:p text:style-name="P10">wh CONSTANT cnth </text:p>
      <text:p text:style-name="P10">\ wh:wl - временный регистр, счетчик цикла DO </text:p>
      <text:p text:style-name="P10">r4 CONSTANT cbl </text:p>
      <text:p text:style-name="P10">r5 CONSTANT cbh </text:p>
      <text:p text:style-name="P10">\ r4:r5 - верхний предел в цикле DO </text:p>
      <text:p text:style-name="P10">r0 CONSTANT tmpl </text:p>
      <text:p text:style-name="P10">r1 CONSTANT tmph </text:p>
      <text:p text:style-name="P10">\ r0:r1 - временный регистр </text:p>
      <text:p text:style-name="P10">xl CONSTANT tosl </text:p>
      <text:p text:style-name="P10">xh CONSTANT tosh </text:p>
      <text:p text:style-name="P10">\ xh:xl - число на вершине стека данных </text:p>
      <text:p text:style-name="P6">Кроме этих, используются такие регистры</text:p>
      <text:p text:style-name="P10">\ yh:yl - указатель на второе число в стеке данных </text:p>
      <text:p text:style-name="P10">\ zh:zl - временный регистр </text:p>
      <text:p text:style-name="P10">\ sph:spl — указатель стека возвратов</text:p>
      <text:p text:style-name="P10">\ r16:r17 - временный</text:p>
      <text:p text:style-name="P10">\ r18:r19 - временный</text:p>
      <text:p text:style-name="P10">Все временные регистры можно свободно изменять.</text:p>
      <text:p text:style-name="P6">Есть полезные макросы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Table_20_Heading">Макрос</text:p>
          </table:table-cell>
          <table:table-cell table:style-name="Таблица3.A1" office:value-type="string">
            <text:p text:style-name="Table_20_Heading">Описание</text:p>
          </table:table-cell>
          <table:table-cell table:style-name="Таблица3.C1" office:value-type="string">
            <text:p text:style-name="Table_20_Heading">Пример</text:p>
          </table:table-cell>
        </table:table-row>
        <table:table-row>
          <table:table-cell table:style-name="Таблица3.A2" office:value-type="string">
            <text:p text:style-name="Table_20_Contents">(CALL)</text:p>
          </table:table-cell>
          <table:table-cell table:style-name="Таблица3.A2" office:value-type="string">
            <text:p text:style-name="Table_20_Contents">Вызов слова, независимо от того, длинный адрес или короткий</text:p>
          </table:table-cell>
          <table:table-cell table:style-name="Таблица3.C2" office:value-type="string">
            <text:p text:style-name="Исходный_20_текст">' OVER (CALL)</text:p>
          </table:table-cell>
        </table:table-row>
        <table:table-row>
          <table:table-cell table:style-name="Таблица3.A2" office:value-type="string">
            <text:p text:style-name="Table_20_Contents">(JMP)</text:p>
          </table:table-cell>
          <table:table-cell table:style-name="Таблица3.A2" office:value-type="string">
            <text:p text:style-name="Table_20_Contents">Переход на слово, независимо от того, длинный адрес или короткий</text:p>
          </table:table-cell>
          <table:table-cell table:style-name="Таблица3.C2" office:value-type="string">
            <text:p text:style-name="Исходный_20_текст">' OVER (JMP)</text:p>
          </table:table-cell>
        </table:table-row>
        <table:table-row>
          <table:table-cell table:style-name="Таблица3.A2" office:value-type="string">
            <text:p text:style-name="Table_20_Contents">pushd</text:p>
          </table:table-cell>
          <table:table-cell table:style-name="Таблица3.A2" office:value-type="string">
            <text:p text:style-name="Table_20_Contents">Поместить регистровую пару в стек данных, <text:soft-page-break/>вершина остается неизменной</text:p>
          </table:table-cell>
          <table:table-cell table:style-name="Таблица3.C2" office:value-type="string">
            <text:p text:style-name="Исходный_20_текст">tmpl pushd</text:p>
          </table:table-cell>
        </table:table-row>
        <table:table-row>
          <table:table-cell table:style-name="Таблица3.A2" office:value-type="string">
            <text:p text:style-name="Table_20_Contents">popd</text:p>
          </table:table-cell>
          <table:table-cell table:style-name="Таблица3.A2" office:value-type="string">
            <text:p text:style-name="Table_20_Contents">Снять регистровую пару со стека данных, вершина остается неизменной</text:p>
          </table:table-cell>
          <table:table-cell table:style-name="Таблица3.C2" office:value-type="string">
            <text:p text:style-name="Исходный_20_текст">tmpl popd</text:p>
          </table:table-cell>
        </table:table-row>
        <table:table-row>
          <table:table-cell table:style-name="Таблица3.A2" office:value-type="string">
            <text:p text:style-name="Table_20_Contents">pushtmp</text:p>
          </table:table-cell>
          <table:table-cell table:style-name="Таблица3.A2" office:value-type="string">
            <text:p text:style-name="Table_20_Contents">Поместить временный регистр в стек данных, вершина остается неизменной</text:p>
          </table:table-cell>
          <table:table-cell table:style-name="Таблица3.C2" office:value-type="string">
            <text:p text:style-name="Исходный_20_текст">pushtmp</text:p>
          </table:table-cell>
        </table:table-row>
        <table:table-row>
          <table:table-cell table:style-name="Таблица3.A2" office:value-type="string">
            <text:p text:style-name="Table_20_Contents">poptmp</text:p>
          </table:table-cell>
          <table:table-cell table:style-name="Таблица3.A2" office:value-type="string">
            <text:p text:style-name="Table_20_Contents">Снять временный <text:s/>регистр со стека данных, вершина остается неизменной</text:p>
          </table:table-cell>
          <table:table-cell table:style-name="Таблица3.C2" office:value-type="string">
            <text:p text:style-name="Исходный_20_текст">poptmp</text:p>
          </table:table-cell>
        </table:table-row>
        <table:table-row>
          <table:table-cell table:style-name="Таблица3.A2" office:value-type="string">
            <text:p text:style-name="Table_20_Contents">pusht</text:p>
          </table:table-cell>
          <table:table-cell table:style-name="Таблица3.A2" office:value-type="string">
            <text:p text:style-name="Table_20_Contents">Эквивалентно DUP</text:p>
          </table:table-cell>
          <table:table-cell table:style-name="Таблица3.C2" office:value-type="string">
            <text:p text:style-name="Исходный_20_текст">pusht</text:p>
          </table:table-cell>
        </table:table-row>
        <table:table-row>
          <table:table-cell table:style-name="Таблица3.A2" office:value-type="string">
            <text:p text:style-name="Table_20_Contents">popt</text:p>
          </table:table-cell>
          <table:table-cell table:style-name="Таблица3.A2" office:value-type="string">
            <text:p text:style-name="Table_20_Contents">Эквивалентно DROP</text:p>
          </table:table-cell>
          <table:table-cell table:style-name="Таблица3.C2" office:value-type="string">
            <text:p text:style-name="Исходный_20_текст">popt</text:p>
          </table:table-cell>
        </table:table-row>
        <table:table-row>
          <table:table-cell table:style-name="Таблица3.A2" office:value-type="string">
            <text:p text:style-name="Table_20_Contents">pushw</text:p>
          </table:table-cell>
          <table:table-cell table:style-name="Таблица3.A2" office:value-type="string">
            <text:p text:style-name="Table_20_Contents">Сохранить пару регистров в стеке возвратов</text:p>
          </table:table-cell>
          <table:table-cell table:style-name="Таблица3.C2" office:value-type="string">
            <text:p text:style-name="Исходный_20_текст">r16 pushw</text:p>
          </table:table-cell>
        </table:table-row>
        <table:table-row>
          <table:table-cell table:style-name="Таблица3.A2" office:value-type="string">
            <text:p text:style-name="Table_20_Contents">popw</text:p>
          </table:table-cell>
          <table:table-cell table:style-name="Таблица3.A2" office:value-type="string">
            <text:p text:style-name="Table_20_Contents">Восстановить пару регистров из стека возвратов</text:p>
          </table:table-cell>
          <table:table-cell table:style-name="Таблица3.C2" office:value-type="string">
            <text:p text:style-name="Исходный_20_текст">r16 popw</text:p>
          </table:table-cell>
        </table:table-row>
        <table:table-row>
          <table:table-cell table:style-name="Таблица3.A2" office:value-type="string">
            <text:p text:style-name="Table_20_Contents">_in</text:p>
          </table:table-cell>
          <table:table-cell table:style-name="Таблица3.A2" office:value-type="string">
            <text:p text:style-name="Table_20_Contents">Чтение порта, в зависимости от порта используются инструкции in или lds</text:p>
          </table:table-cell>
          <table:table-cell table:style-name="Таблица3.C2" office:value-type="string">
            <text:p text:style-name="Исходный_20_текст">PIND <text:span text:style-name="T6">r</text:span>16 _in</text:p>
          </table:table-cell>
        </table:table-row>
        <table:table-row>
          <table:table-cell table:style-name="Таблица3.A2" office:value-type="string">
            <text:p text:style-name="Table_20_Contents">_out</text:p>
          </table:table-cell>
          <table:table-cell table:style-name="Таблица3.A2" office:value-type="string">
            <text:p text:style-name="Table_20_Contents">Запись в порт, в зависимости от порта используются инструкции out или sts</text:p>
          </table:table-cell>
          <table:table-cell table:style-name="Таблица3.C2" office:value-type="string">
            <text:p text:style-name="Исходный_20_текст"><text:span text:style-name="T6">r</text:span>16 DDRD _out</text:p>
          </table:table-cell>
        </table:table-row>
      </table:table>
      <text:p text:style-name="P6"/>
      <text:p text:style-name="P6">В ассемблере реализованы некоторые управляющие структуры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if_z</text:p>
            <text:p text:style-name="Table_20_Contents">if_&lt;</text:p>
            <text:p text:style-name="Table_20_Contents">if_u&lt;</text:p>
            <text:p text:style-name="Table_20_Contents">if_&gt;=</text:p>
            <text:p text:style-name="Table_20_Contents">if_&lt;0</text:p>
            <text:p text:style-name="Table_20_Contents">if_&lt;&gt;0</text:p>
            <text:p text:style-name="Table_20_Contents">if_c</text:p>
            <text:p text:style-name="Table_20_Contents">then</text:p>
            <text:p text:style-name="Table_20_Contents">else</text:p>
          </table:table-cell>
          <table:table-cell table:style-name="Таблица2.B1" office:value-type="string">
            <text:p text:style-name="P42">Используются флаги контроллера, <text:span text:style-name="T6">вершина стека не изменяется</text:span></text:p>
            <text:p text:style-name="Table_20_Contents">Можно комбинировать с ELSE и THEN форта</text:p>
          </table:table-cell>
        </table:table-row>
        <table:table-row>
          <table:table-cell table:style-name="Таблица2.A2" office:value-type="string">
            <text:p text:style-name="Table_20_Contents">begin</text:p>
            <text:p text:style-name="Table_20_Contents">again</text:p>
            <text:p text:style-name="Table_20_Contents">while_&lt;&gt;0</text:p>
            <text:p text:style-name="Table_20_Contents">repeat</text:p>
            <text:p text:style-name="Table_20_Contents">until_&lt;&gt;0</text:p>
            <text:p text:style-name="Table_20_Contents">until_=0</text:p>
          </table:table-cell>
          <table:table-cell table:style-name="Таблица2.B2" office:value-type="string">
            <text:p text:style-name="Table_20_Contents">Используются флаги контроллера, <text:span text:style-name="T6">вершина стека не изменяется</text:span></text:p>
          </table:table-cell>
        </table:table-row>
        <table:table-row>
          <table:table-cell table:style-name="Таблица2.A2" office:value-type="string">
            <text:p text:style-name="Table_20_Contents">for</text:p>
            <text:p text:style-name="Table_20_Contents">&lt;register&gt; next </text:p>
          </table:table-cell>
          <table:table-cell table:style-name="Таблица2.B2" office:value-type="string">
            <text:p text:style-name="Table_20_Contents">Цикл по некоторому регистру. Задайте нужное значение регистра, в конце цикла он будет декрементироваться и сравниваться с 0, например</text:p>
            <text:p text:style-name="Исходный_20_текст">0x4 r16 ldi</text:p>
            <text:p text:style-name="Исходный_20_текст">clc</text:p>
            <text:p text:style-name="Исходный_20_текст">for</text:p>
            <text:p text:style-name="Исходный_20_текст"><text:s text:c="2"/>-[x] tmpl ld</text:p>
            <text:p text:style-name="Исходный_20_текст"><text:s text:c="2"/>-[z] tmph ld</text:p>
            <text:p text:style-name="Исходный_20_текст"><text:s text:c="2"/>tmph tmpl adc</text:p>
            <text:p text:style-name="Исходный_20_текст"><text:s text:c="2"/>tmpl [z] st</text:p>
            <text:p text:style-name="Исходный_20_текст">r16 next <text:s/>\ 4 раза</text:p>
            <text:p text:style-name="Исходный_20_текст"/>
          </table:table-cell>
        </table:table-row>
      </table:table>
      <text:p text:style-name="P6"/>
      <text:h text:style-name="P57" text:outline-level="3">Обработка прерываний</text:h>
      <text:p text:style-name="P6">Сначала создайте обработчик прерываний словами: INT:, ASMINT:</text:p>
      <text:p text:style-name="P6">INT: создает обрабочкик прерывания на форте, сохраняются все описанные выше регистры и регистр состояния, например:</text:p>
      <text:p text:style-name="P10">INT: TIMER</text:p>
      <text:p text:style-name="P10"><text:s text:c="4"/>SHOW_DIGIT <text:s text:c="7"/></text:p>
      <text:p text:style-name="P10"><text:soft-page-break/><text:s text:c="4"/>RTOS_TIMER_SERVICE</text:p>
      <text:p text:style-name="P10">;INT</text:p>
      <text:p text:style-name="P6">ASMINT: создает обрабочкик прерывания на ассемблере, сохраняется <text:s/>только вершина стека и регистр состояния, например:</text:p>
      <text:p text:style-name="P10">ASMINT: TIMER</text:p>
      <text:p text:style-name="P10"><text:s text:c="4"/>[ r18 inc</text:p>
      <text:p text:style-name="P10"><text:s text:c="4"/>]</text:p>
      <text:p text:style-name="P10">;ASMINT</text:p>
      <text:p text:style-name="P6">Задать обработчик прерывания можно словом -&gt;INT <text:span text:style-name="T39">во время компиляции.</text:span></text:p>
      <text:p text:style-name="P10">' TIMER -&gt;INT TIMER0_OVF <text:s text:c="4"/>\ задать обработчик прерывания по таймеру</text:p>
      <text:h text:style-name="Heading_20_3" text:outline-level="3">Оптимизация</text:h>
      <text:p text:style-name="Text_20_body">На данный момент в системе оптимизируется использование двух последних литералов некоторыми словами: </text:p>
      <text:list xml:id="list428246548" text:style-name="L1">
        <text:list-item>
          <text:p text:style-name="P16">C@ - один литерал. Если адрес известен во время компиляции, генерируется более оптимальный код.</text:p>
        </text:list-item>
        <text:list-item>
          <text:p text:style-name="P16">C! - один или два литерала. Возможна компиляция с использованием инструкции out.</text:p>
        </text:list-item>
        <text:list-item>
          <text:p text:style-name="P16">AND, OR, XOR — один литерал.</text:p>
        </text:list-item>
        <text:list-item>
          <text:p text:style-name="P16">«+», «-» - один литерал, используются adiw, sbiw.</text:p>
        </text:list-item>
        <text:list-item>
          <text:p text:style-name="P16">SET, CLEAR, TOGGLE, MASK — требуют два литерала, если возможно, используются sbi, cbi.</text:p>
        </text:list-item>
        <text:list-item>
          <text:p text:style-name="P16">BIT — требует один литерал, номер бита заменяется его маской и компилируется опять как литерал. </text:p>
        </text:list-item>
        <text:list-item>
          <text:p text:style-name="P16">DROP <text:span text:style-name="T6">+</text:span> один литерал, генерируется более оптимальный код</text:p>
        </text:list-item>
        <text:list-item>
          <text:p text:style-name="P16">DO, ?DO - один или два литерала</text:p>
        </text:list-item>
        <text:list-item>
          <text:p text:style-name="P16">+LOOP - один литерал</text:p>
        </text:list-item>
        <text:list-item>
          <text:p text:style-name="P17"><text:span text:style-name="T40">Слова из lib/ports.spf, lib/bus.spf.</text:span></text:p>
        </text:list-item>
      </text:list>
      <text:p text:style-name="Text_20_body">Кроме того, оптимизируется хвостовая рекурсия, удаляются лишние DUP/DROP.</text:p>
      <text:h text:style-name="Heading_20_3" text:outline-level="3">Отладочные сообщения</text:h>
      <text:p text:style-name="Text_20_body">Для облегчения отладки при компиляции и при работе программы введены так называемые уровни отладки:</text:p>
      <text:list xml:id="list710049489" text:style-name="L2">
        <text:list-item>
          <text:p text:style-name="P18">уровень 0: отладочные сообщения отключены</text:p>
        </text:list-item>
        <text:list-item>
          <text:p text:style-name="P18">уровень 1: отладочные сообщения уровня 1 включены</text:p>
        </text:list-item>
        <text:list-item>
          <text:p text:style-name="P18">уровень 2: отладочные сообщения уровней 1 и 2 включены</text:p>
        </text:list-item>
        <text:list-item>
          <text:p text:style-name="P18">уровень 3: отладочные сообщения уровней 1, 2 и 3 включены</text:p>
        </text:list-item>
      </text:list>
      <text:p text:style-name="Text_20_body">На уровне 3 выводятся сообщения оптимизатора (их может быть много).</text:p>
      <text:p text:style-name="Text_20_body">Уровни отладки задаются словами -DEBUG, +DEBUG (эквивалентно +DEBUG1), +DEBUG1, +DEBUG2, +DEBUG3, которые отключают отладку или включают соответствующие уровни вывода отладочных сообщений.</text:p>
      <text:h text:style-name="Heading_20_4" text:outline-level="4">Использование в двоеточечных определениях для целевой системы</text:h>
      <text:p text:style-name="Text_20_body">Используется конструкция [IFDEBUG] | [IFDEBUG1] | [IFDEBUG2] | [IFDEBUG3] <text:s/>… [ELSE] … [THEN]. Поскольку в определениях используется режим интерпретации, ненужный код не будет включен в определение, например</text:p>
      <text:p text:style-name="Исходный_20_текст"><text:span text:style-name="Source_20_Text">: TST </text:span></text:p>
      <text:p text:style-name="Исходный_20_текст"><text:span text:style-name="Source_20_Text"><text:s text:c="2"/>[IFDEBUG] </text:span></text:p>
      <text:p text:style-name="Исходный_20_текст"><text:span text:style-name="Source_20_Text"><text:s text:c="4"/>1200 BAUD USART_INIT </text:span></text:p>
      <text:p text:style-name="Исходный_20_текст"><text:soft-page-break/><text:span text:style-name="Source_20_Text"><text:s text:c="2"/>[THEN] </text:span></text:p>
      <text:p text:style-name="Исходный_20_текст"><text:span text:style-name="Source_20_Text"><text:s text:c="2"/>…</text:span></text:p>
      <text:p text:style-name="Исходный_20_текст"><text:span text:style-name="Source_20_Text">;</text:span></text:p>
      <text:p text:style-name="Text_20_body">Здесь при включении отладки инициализируется USART, при выключенной отладке соответствующий код не будет скомпилирован. [IFDEBUG] можно использовать и вне определений</text:p>
      <text:h text:style-name="Heading_20_4" text:outline-level="4">Использование в макросах</text:h>
      <text:p text:style-name="Text_20_body">Поскольку макросы — это обычные форт-слова, при их компиляции используется режим компиляции. Конструкция почти аналогична: [IFDEBUG] | [IFDEBUG1] | [IFDEBUG2] | [IFDEBUG3] <text:s/>… <text:span text:style-name="T12">ELSE</text:span> … [THEN]. Обратите внимание на <text:s/>ELSE. [IFDEBUG] скомпилируется как обычный IF, поэтому уровень отладки будет проверяться каждый раз при выполнении макроса. Удобно использовать слова DEBUG<text:span text:style-name="T5">", DEBUG1", DEBUG2", DEBUG3" сразу для вывода сообщений.</text:span> Например:</text:p>
      <text:p text:style-name="Исходный_20_текст"><text:span text:style-name="Source_20_Text">: CELLS HAS CELLS <text:s/>( x1 -- x2 ) <text:s text:c="10"/>\ <text:s text:c="2"/>( multiply by cell size) </text:span></text:p>
      <text:p text:style-name="Исходный_20_текст"><text:span text:style-name="Source_20_Text">[F] </text:span></text:p>
      <text:p text:style-name="Исходный_20_текст"><text:span text:style-name="Source_20_Text"><text:s text:c="2"/>QLIT1? IF </text:span></text:p>
      <text:p text:style-name="Исходный_20_текст"><text:span text:style-name="Source_20_Text"><text:s text:c="4"/>DEBUG3" CELLS" </text:span></text:p>
      <text:p text:style-name="Исходный_20_текст"><text:span text:style-name="Source_20_Text"><text:s text:c="4"/>2* (LIT) </text:span></text:p>
      <text:p text:style-name="Исходный_20_текст"><text:span text:style-name="Source_20_Text"><text:s text:c="2"/>ELSE </text:span></text:p>
      <text:p text:style-name="Исходный_20_текст"><text:span text:style-name="Source_20_Text"><text:s text:c="4"/>tosl lsl </text:span></text:p>
      <text:p text:style-name="Исходный_20_текст"><text:span text:style-name="Source_20_Text"><text:s text:c="4"/>tosh rol </text:span></text:p>
      <text:p text:style-name="Исходный_20_текст"><text:span text:style-name="Source_20_Text"><text:s text:c="4"/>EOPT </text:span></text:p>
      <text:p text:style-name="Исходный_20_текст"><text:span text:style-name="Source_20_Text"><text:s text:c="2"/>THEN </text:span></text:p>
      <text:p text:style-name="Исходный_20_текст"><text:span text:style-name="Source_20_Text">[P] </text:span></text:p>
      <text:p text:style-name="Исходный_20_текст"><text:span text:style-name="Source_20_Text">;</text:span></text:p>
      <text:p text:style-name="Text_20_body">Здесь текущий адрес компиляции и текст «CELLS» выводится только на уровне отладки 3.</text:p>
      <text:h text:style-name="Heading_20_3" text:outline-level="3">Замечания</text:h>
      <text:list xml:id="list711254904" text:style-name="L3">
        <text:list-item>
          <text:p text:style-name="P21">Так как AVRForth — это кросс-транслятор, то внутри всех ваших определений (высокоуровневых и ассемблерных) не используется режим компиляции, а только интерпретации, то есть STATE всегда 0. В то же время переменная T-STATE показывает, будут ли компилироваться слова в целевую память. <text:span text:style-name="T40">Некоторые слова зависят от состояния T-STATE. Использование определений целевой системы в режиме интерпретации приводит к ошибке.</text:span></text:p>
        </text:list-item>
        <text:list-item>
          <text:p text:style-name="P19">Можно подключить слова -1, 0, 1, 2, которые экономят ПЗУ, так как они оформлены не литералами, а отдельными словами. В связи с этим использовать не в режиме целевой компиляции эти слова нельзя:<text:line-break/><text:span text:style-name="Source_20_Text">: TEST <text:s text:c="2"/>0 1 + ;</text:span><text:line-break/>сработает, а<text:line-break/><text:span text:style-name="Source_20_Text">DEVICE 0 = [IF] … [THEN]</text:span><text:line-break/>нет, так как 0 <text:span text:style-name="T40">выдаст ошибку</text:span>. Для устранения этого эффекта применяйте вместо 0 — 0x0 или 00. <text:span text:style-name="T41">Также можете использовать 00, если знаете, что следующее слово оптимизировано для использования литералов.</text:span></text:p>
        </text:list-item>
        <text:list-item>
          <text:p text:style-name="P19">Числа компилируются как литералы (в режиме целевой компиляции), поэтому в ассемблерных вставках обрамляйте числа (или всю вставку) квадратными скобками:<text:line-break/><text:span text:style-name="Source_20_Text">[ 0x1 ] tosl adiw</text:span><text:line-break/>или<text:line-break/><text:span text:style-name="Source_20_Text">[ <text:s/>0x1 tosl adiw ]</text:span></text:p>
        </text:list-item>
        <text:list-item>
          <text:p text:style-name="P20"><text:span text:style-name="T36">Полезное слово \\ позволяет включать комментарии в листинг.</text:span></text:p>
        </text:list-item>
        <text:list-item>
          <text:p text:style-name="P23"><text:span text:style-name="T41">Во время компиляции доступен только словарь TARGET. </text:span><text:span text:style-name="T42">Для использования слов из словаря FORTH делайте так:<text:line-break/></text:span><text:span text:style-name="Source_20_Text"><text:span text:style-name="T42">[F] bla bla [P]<text:line-break/></text:span></text:span><text:span text:style-name="T43">Слова [F] и [P] — немедленного исполнения.<text:line-break/>Некоторые слова из словаря форта переопределены в </text:span><text:span text:style-name="T41">TARGET: </text:span><text:span text:style-name="T43">это <text:line-break/></text:span><text:span text:style-name="Source_20_Text"><text:span text:style-name="T43">[[ (вместо [),<text:line-break/>]] (вместо ]),<text:line-break/>:: (вместо :),<text:line-break/>;; (вместо ;),<text:line-break/>INCLUDED, REQUIRE, \EOF, CHAR, <text:line-break/></text:span></text:span><text:soft-page-break/><text:span text:style-name="Source_20_Text"><text:span text:style-name="T43">FCONST (вместо CONSTANT), <text:line-break/>.S, ORDER, \, (, TO, S», [IF], [ELSE], [THEN]</text:span></text:span></text:p>
        </text:list-item>
        <text:list-item>
          <text:p text:style-name="P22"><text:span text:style-name="T42"/></text:p>
        </text:list-item>
      </text:list>
      <text:h text:style-name="P41" text:outline-level="2">4. Библиотеки</text:h>
      <text:p text:style-name="P30"><text:span text:style-name="T4">Библиотеки подключаются обычным REQUIRE</text:span></text:p>
      <text:h text:style-name="P57" text:outline-level="3">delay.spf </text:h>
      <text:p text:style-name="P6">Программные задержки</text:p>
      <text:p text:style-name="P6">Подключение (обязательно задайте частоту контроллера): </text:p>
      <text:p text:style-name="Исходный_20_текст">8000<text:span text:style-name="T44">000</text:span> ( Hz ) == <text:span text:style-name="T3">F_CPU</text:span></text:p>
      <text:p text:style-name="Исходный_20_текст">REQUIRE MS lib/delay.spf</text:p>
      <text:p text:style-name="P6">Использование: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Table_20_Contents">MS</text:p>
          </table:table-cell>
          <table:table-cell table:style-name="Таблица8.A1" office:value-type="string">
            <text:p text:style-name="Table_20_Contents">( n -- )</text:p>
          </table:table-cell>
          <table:table-cell table:style-name="Таблица8.C1" office:value-type="string">
            <text:p text:style-name="Table_20_Contents">Задержка на n миллисекунд</text:p>
          </table:table-cell>
        </table:table-row>
        <table:table-row>
          <table:table-cell table:style-name="Таблица8.A2" office:value-type="string">
            <text:p text:style-name="Table_20_Contents">US</text:p>
          </table:table-cell>
          <table:table-cell table:style-name="Таблица8.A2" office:value-type="string">
            <text:p text:style-name="Table_20_Contents">( us -- )</text:p>
          </table:table-cell>
          <table:table-cell table:style-name="Таблица8.C2" office:value-type="string">
            <text:p text:style-name="Table_20_Contents">Задержка на us микросекунд, должно быть известно во время компиляции.</text:p>
          </table:table-cell>
        </table:table-row>
      </table:table>
      <text:h text:style-name="P57" text:outline-level="3">i2c.spf </text:h>
      <text:p text:style-name="P6">Реализация аппаратного интерфейса I2C/TWI</text:p>
      <text:p text:style-name="P6">Подключение: </text:p>
      <text:p text:style-name="Исходный_20_текст">REQUIRE I2C_START lib/i2c.spf</text:p>
      <text:p text:style-name="P6">Использование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Table_20_Contents">I2C_INIT </text:p>
          </table:table-cell>
          <table:table-cell table:style-name="Таблица4.A1" office:value-type="string">
            <text:p text:style-name="Table_20_Contents">( -- )</text:p>
          </table:table-cell>
          <table:table-cell table:style-name="Таблица4.C1" office:value-type="string">
            <text:p text:style-name="Table_20_Contents">Инициализация интерфейса</text:p>
          </table:table-cell>
        </table:table-row>
        <table:table-row>
          <table:table-cell table:style-name="Таблица4.A2" office:value-type="string">
            <text:p text:style-name="Table_20_Contents">I2C_START </text:p>
          </table:table-cell>
          <table:table-cell table:style-name="Таблица4.A2" office:value-type="string">
            <text:p text:style-name="Table_20_Contents">( address -- err )</text:p>
          </table:table-cell>
          <table:table-cell table:style-name="Таблица4.C2" office:value-type="string">
            <text:p text:style-name="Table_20_Contents">Послать стартовую посылку устройству с выбранным адресом. Возвращает 0 — все ок, -1 — ошибка</text:p>
          </table:table-cell>
        </table:table-row>
        <table:table-row>
          <table:table-cell table:style-name="Таблица4.A2" office:value-type="string">
            <text:p text:style-name="Table_20_Contents">I2C_STOP</text:p>
          </table:table-cell>
          <table:table-cell table:style-name="Таблица4.A2" office:value-type="string">
            <text:p text:style-name="Table_20_Contents">( -- )</text:p>
          </table:table-cell>
          <table:table-cell table:style-name="Таблица4.C2" office:value-type="string">
            <text:p text:style-name="Table_20_Contents">Послать стоповую посылку</text:p>
          </table:table-cell>
        </table:table-row>
        <table:table-row>
          <table:table-cell table:style-name="Таблица4.A2" office:value-type="string">
            <text:p text:style-name="Table_20_Contents">I2C_WRITE</text:p>
          </table:table-cell>
          <table:table-cell table:style-name="Таблица4.A2" office:value-type="string">
            <text:p text:style-name="Table_20_Contents">( data -- err )</text:p>
          </table:table-cell>
          <table:table-cell table:style-name="Таблица4.C2" office:value-type="string">
            <text:p text:style-name="Table_20_Contents">Послать байт. Возвращает 0 — все ок, 1 — ошибка</text:p>
          </table:table-cell>
        </table:table-row>
        <table:table-row>
          <table:table-cell table:style-name="Таблица4.A2" office:value-type="string">
            <text:p text:style-name="Table_20_Contents">I2C_READ_ACK</text:p>
          </table:table-cell>
          <table:table-cell table:style-name="Таблица4.A2" office:value-type="string">
            <text:p text:style-name="Table_20_Contents">( -- byte )</text:p>
          </table:table-cell>
          <table:table-cell table:style-name="Таблица4.C2" office:value-type="string">
            <text:p text:style-name="Table_20_Contents">Прочитать байт, запросить следующую порцию данных. </text:p>
          </table:table-cell>
        </table:table-row>
        <table:table-row>
          <table:table-cell table:style-name="Таблица4.A2" office:value-type="string">
            <text:p text:style-name="Table_20_Contents">I2C_READ_NAK</text:p>
          </table:table-cell>
          <table:table-cell table:style-name="Таблица4.A2" office:value-type="string">
            <text:p text:style-name="Table_20_Contents">( -- byte )</text:p>
          </table:table-cell>
          <table:table-cell table:style-name="Таблица4.C2" office:value-type="string">
            <text:p text:style-name="Table_20_Contents">Прочитать байт, окончить передачу.</text:p>
          </table:table-cell>
        </table:table-row>
      </table:table>
      <text:p text:style-name="P6"/>
      <text:h text:style-name="P57" text:outline-level="3">ds1307.spf</text:h>
      <text:p text:style-name="P6">Общение с контроллером ds1307 по аппаратному I2C</text:p>
      <text:p text:style-name="P6">Подключение: </text:p>
      <text:p text:style-name="Исходный_20_текст">REQUIRE DS1307 <text:s text:c="5"/>lib/ds1307.spf </text:p>
      <text:p text:style-name="P6">Использование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Table_20_Contents">DS1307_INIT </text:p>
          </table:table-cell>
          <table:table-cell table:style-name="Таблица5.A1" office:value-type="string">
            <text:p text:style-name="Table_20_Contents">( -- 0 | -1 )</text:p>
          </table:table-cell>
          <table:table-cell table:style-name="Таблица5.C1" office:value-type="string">
            <text:p text:style-name="Table_20_Contents">Проверка наличия подключенной микросхемы, инициализация. Возвращает 0 — есть, -1 - нет</text:p>
          </table:table-cell>
        </table:table-row>
        <table:table-row>
          <table:table-cell table:style-name="Таблица5.A2" office:value-type="string">
            <text:p text:style-name="Table_20_Contents">DS1307_GET</text:p>
          </table:table-cell>
          <table:table-cell table:style-name="Таблица5.A2" office:value-type="string">
            <text:p text:style-name="Table_20_Contents">( reg -- value )</text:p>
          </table:table-cell>
          <table:table-cell table:style-name="Таблица5.C2" office:value-type="string">
            <text:p text:style-name="Table_20_Contents">Получить значение регистра, например</text:p>
            <text:p text:style-name="Table_20_Contents">DS1307_Weekday <text:span text:style-name="T3">DS1307_GET</text:span></text:p>
          </table:table-cell>
        </table:table-row>
        <table:table-row>
          <table:table-cell table:style-name="Таблица5.A2" office:value-type="string">
            <text:p text:style-name="Table_20_Contents">DS1307_SET</text:p>
          </table:table-cell>
          <table:table-cell table:style-name="Таблица5.A2" office:value-type="string">
            <text:p text:style-name="Table_20_Contents">( reg value -- )</text:p>
          </table:table-cell>
          <table:table-cell table:style-name="Таблица5.C2" office:value-type="string">
            <text:p text:style-name="Table_20_Contents">Установить значение регистра</text:p>
          </table:table-cell>
        </table:table-row>
        <table:table-row>
          <table:table-cell table:style-name="Таблица5.A2" office:value-type="string">
            <text:p text:style-name="Table_20_Contents">DS1307_GET_TIME</text:p>
          </table:table-cell>
          <table:table-cell table:style-name="Таблица5.A2" office:value-type="string">
            <text:p text:style-name="Table_20_Contents">( -- s m h )</text:p>
          </table:table-cell>
          <table:table-cell table:style-name="Таблица5.C2" office:value-type="string">
            <text:p text:style-name="Table_20_Contents">Прочитать время</text:p>
          </table:table-cell>
        </table:table-row>
        <table:table-row>
          <table:table-cell table:style-name="Таблица5.A2" office:value-type="string">
            <text:p text:style-name="Table_20_Contents">DS1307_SET_TIME</text:p>
          </table:table-cell>
          <table:table-cell table:style-name="Таблица5.A2" office:value-type="string">
            <text:p text:style-name="Table_20_Contents">( h m s -- )</text:p>
          </table:table-cell>
          <table:table-cell table:style-name="Таблица5.C2" office:value-type="string">
            <text:p text:style-name="Table_20_Contents">Записать время</text:p>
          </table:table-cell>
        </table:table-row>
        <table:table-row>
          <table:table-cell table:style-name="Таблица5.A2" office:value-type="string">
            <text:p text:style-name="Table_20_Contents">DS1307_GET_DATE</text:p>
          </table:table-cell>
          <table:table-cell table:style-name="Таблица5.A2" office:value-type="string">
            <text:p text:style-name="Table_20_Contents">( -- d m y )</text:p>
          </table:table-cell>
          <table:table-cell table:style-name="Таблица5.C2" office:value-type="string">
            <text:p text:style-name="Table_20_Contents">Прочитать дату</text:p>
          </table:table-cell>
        </table:table-row>
        <table:table-row>
          <table:table-cell table:style-name="Таблица5.A2" office:value-type="string">
            <text:p text:style-name="Table_20_Contents">DS1307_SET_DATE</text:p>
          </table:table-cell>
          <table:table-cell table:style-name="Таблица5.A2" office:value-type="string">
            <text:p text:style-name="Table_20_Contents">( y m d -- )</text:p>
          </table:table-cell>
          <table:table-cell table:style-name="Таблица5.C2" office:value-type="string">
            <text:p text:style-name="Table_20_Contents">Записать дату</text:p>
          </table:table-cell>
        </table:table-row>
      </table:table>
      <text:p text:style-name="P6"><text:soft-page-break/></text:p>
      <text:h text:style-name="P57" text:outline-level="3">eertos.spf</text:h>
      <text:p text:style-name="P6">Простой диспетчер задач. Основан на диспетчере DiHALTa (easyelectronics.ru)</text:p>
      <text:p text:style-name="P6">Суть в том, чтобы иметь возможность запускать задания по таймеру через некоторое количество тиков. В качестве задания может выступать любое двоеточечное определение форта. По умолчанию один тик равен 1 мс. <text:span text:style-name="T45">В прерывании таймера уменьшаются счетчики каждой задачи. В основном цикле менеджер задач проверяет, есть ли задачи, у которых счетчик достиг 0 и запускает их.</text:span></text:p>
      <text:p text:style-name="P6">Подключение (обязательно задайте частоту контроллера):</text:p>
      <text:p text:style-name="Исходный_20_текст">8000<text:span text:style-name="T45">000</text:span> ( Hz ) == <text:span text:style-name="T3">F_CPU</text:span></text:p>
      <text:p text:style-name="Исходный_20_текст">REQUIRE RTOS_INIT <text:s text:c="2"/>lib/eertos.spf</text:p>
      <text:p text:style-name="P6">Использование: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Table_20_Contents">RTOS_INIT</text:p>
          </table:table-cell>
          <table:table-cell table:style-name="Таблица6.A1" office:value-type="string">
            <text:p text:style-name="Table_20_Contents">( -- )</text:p>
          </table:table-cell>
          <table:table-cell table:style-name="Таблица6.C1" office:value-type="string">
            <text:p text:style-name="Table_20_Contents">Инициализация диспетчера</text:p>
          </table:table-cell>
        </table:table-row>
        <table:table-row>
          <table:table-cell table:style-name="Таблица6.A2" office:value-type="string">
            <text:p text:style-name="Table_20_Contents">RTOS_RUN</text:p>
          </table:table-cell>
          <table:table-cell table:style-name="Таблица6.A2" office:value-type="string">
            <text:p text:style-name="Table_20_Contents">( -- )</text:p>
          </table:table-cell>
          <table:table-cell table:style-name="Таблица6.C2" office:value-type="string">
            <text:p text:style-name="Table_20_Contents">Запуск диспетчера</text:p>
          </table:table-cell>
        </table:table-row>
        <table:table-row>
          <table:table-cell table:style-name="Таблица6.A2" office:value-type="string">
            <text:p text:style-name="Table_20_Contents">RTOS_SET_TIMER_TASK</text:p>
          </table:table-cell>
          <table:table-cell table:style-name="Таблица6.A2" office:value-type="string">
            <text:p text:style-name="Table_20_Contents">( task time -- )</text:p>
          </table:table-cell>
          <table:table-cell table:style-name="Таблица6.C2" office:value-type="string">
            <text:p text:style-name="Table_20_Contents">Поставить задачу в очередь на выполнение через time тиков. Пример:</text:p>
            <text:p text:style-name="Table_20_Contents">['] GET_TIME 250 RTOS_SET_TIMER_TASK \ через 250 мс</text:p>
          </table:table-cell>
        </table:table-row>
        <table:table-row>
          <table:table-cell table:style-name="Таблица6.A2" office:value-type="string">
            <text:p text:style-name="Table_20_Contents">RTOS_SET_TASK</text:p>
          </table:table-cell>
          <table:table-cell table:style-name="Таблица6.A2" office:value-type="string">
            <text:p text:style-name="Table_20_Contents">( task -- )</text:p>
          </table:table-cell>
          <table:table-cell table:style-name="Таблица6.C2" office:value-type="string">
            <text:p text:style-name="Table_20_Contents">Поставить задачу в очередь на выполнение немедленно</text:p>
          </table:table-cell>
        </table:table-row>
        <table:table-row>
          <table:table-cell table:style-name="Таблица6.A2" office:value-type="string">
            <text:p text:style-name="P43">RTOS_<text:span text:style-name="T45">REMOVE</text:span>_TASK</text:p>
          </table:table-cell>
          <table:table-cell table:style-name="Таблица6.A2" office:value-type="string">
            <text:p text:style-name="P43"><text:span text:style-name="T45">( task -- )</text:span></text:p>
          </table:table-cell>
          <table:table-cell table:style-name="Таблица6.C2" office:value-type="string">
            <text:p text:style-name="P43"><text:span text:style-name="T45">Удалить задачу из очереди</text:span></text:p>
          </table:table-cell>
        </table:table-row>
        <table:table-row>
          <table:table-cell table:style-name="Таблица6.A2" office:value-type="string">
            <text:p text:style-name="Table_20_Contents">RTOS_TASK_MANAGER</text:p>
          </table:table-cell>
          <table:table-cell table:style-name="Таблица6.A2" office:value-type="string">
            <text:p text:style-name="Table_20_Contents">( -- )</text:p>
          </table:table-cell>
          <table:table-cell table:style-name="Таблица6.C2" office:value-type="string">
            <text:p text:style-name="Table_20_Contents">Менеджер задач. Необходимо вызывать в цикле главной процедуры. Именно из него задачи вызываются на выполнение.</text:p>
          </table:table-cell>
        </table:table-row>
        <table:table-row>
          <table:table-cell table:style-name="Таблица6.A2" office:value-type="string">
            <text:p text:style-name="Table_20_Contents">RTOS_TIMER_SERVICE</text:p>
          </table:table-cell>
          <table:table-cell table:style-name="Таблица6.A2" office:value-type="string">
            <text:p text:style-name="Table_20_Contents">( -- )</text:p>
          </table:table-cell>
          <table:table-cell table:style-name="Таблица6.C2" office:value-type="string">
            <text:p text:style-name="Table_20_Contents">Служба таймеров диспетчера. Вызывается из прерывания по таймеру.</text:p>
          </table:table-cell>
        </table:table-row>
        <table:table-row>
          <table:table-cell table:style-name="Таблица6.A2" office:value-type="string">
            <text:p text:style-name="Table_20_Contents">RTOS_INT</text:p>
          </table:table-cell>
          <table:table-cell table:style-name="Таблица6.A2" office:value-type="string">
            <text:p text:style-name="Table_20_Contents">( -- )</text:p>
          </table:table-cell>
          <table:table-cell table:style-name="Таблица6.C2" office:value-type="string">
            <text:p text:style-name="Table_20_Contents">Обработчик прерывания по таймеру.</text:p>
          </table:table-cell>
        </table:table-row>
      </table:table>
      <text:p text:style-name="P6">Пример использования:</text:p>
      <text:p text:style-name="P6"/>
      <text:p text:style-name="P10">8000<text:span text:style-name="T46">000</text:span> ( Hz ) == F_CPU</text:p>
      <text:p text:style-name="P10"/>
      <text:p text:style-name="P10">\ определения портов</text:p>
      <text:p text:style-name="P10">PORTD == LEDS_PORT</text:p>
      <text:p text:style-name="P10"><text:s text:c="4"/>07 <text:s/>== LED</text:p>
      <text:p text:style-name="P10">DDRD <text:s/>== LEDS_DDR</text:p>
      <text:p text:style-name="P10"/>
      <text:p text:style-name="P10">REQUIRE RTOS_INIT <text:s text:c="2"/>lib/eertos.spf</text:p>
      <text:p text:style-name="P10"/>
      <text:p text:style-name="P10">: LED_ON</text:p>
      <text:p text:style-name="P10"><text:s text:c="4"/>LED BIT <text:s/>LEDS_PORT CLEAR</text:p>
      <text:p text:style-name="P10">;</text:p>
      <text:p text:style-name="P10"/>
      <text:p text:style-name="P10">: LED_OFF</text:p>
      <text:p text:style-name="P10"><text:s text:c="4"/>LED BIT <text:s/>LEDS_PORT SET</text:p>
      <text:p text:style-name="P10">;</text:p>
      <text:p text:style-name="P10"/>
      <text:p text:style-name="P10">: BLINK <text:s text:c="8"/>\ мигнуть светодиодом на 100 мс</text:p>
      <text:p text:style-name="P10"><text:s text:c="4"/>LED_ON</text:p>
      <text:p text:style-name="P10"><text:s text:c="4"/>['] LED_OFF 100 RTOS_SET_TIMER_TASK \ выключить светодиод через 100 мс</text:p>
      <text:p text:style-name="P10"><text:s text:c="4"/>['] BLINK <text:s text:c="2"/>200 RTOS_SET_TIMER_TASK \ включить через 200 мс и повторить</text:p>
      <text:p text:style-name="P10">;</text:p>
      <text:p text:style-name="P10"/>
      <text:p text:style-name="P10">: INIT</text:p>
      <text:p text:style-name="P10"><text:s text:c="4"/>LED BIT <text:s/>LEDS_DDR SET</text:p>
      <text:p text:style-name="P10"><text:s text:c="4"/></text:p>
      <text:p text:style-name="P10"><text:s text:c="4"/>RTOS_INIT</text:p>
      <text:p text:style-name="P10"><text:soft-page-break/><text:s text:c="4"/>['] BLINK RTOS_SET_TASK \ поставить задачу в очередь на выполнение</text:p>
      <text:p text:style-name="P10"><text:s text:c="4"/>RTOS_RUN \ поехали!</text:p>
      <text:p text:style-name="P10">;</text:p>
      <text:p text:style-name="P10"/>
      <text:p text:style-name="P10">: MAIN</text:p>
      <text:p text:style-name="P10"><text:s text:c="4"/>INIT</text:p>
      <text:p text:style-name="P10"><text:s text:c="4"/>BEGIN</text:p>
      <text:p text:style-name="P10"><text:s text:c="8"/>RTOS_TASK_MANAGER \ здесь и будут выполнятся задания</text:p>
      <text:p text:style-name="P10"><text:s text:c="4"/>AGAIN</text:p>
      <text:p text:style-name="P10">;</text:p>
      <text:p text:style-name="P10"/>
      <text:p text:style-name="P10">MAIN [-&gt;] {MAIN} </text:p>
      <text:h text:style-name="P57" text:outline-level="3">buttons.spf</text:h>
      <text:p text:style-name="P6">Опрос кнопок, подключенных к одному порту, с подавлением дребезга и автоповтором</text:p>
      <text:p text:style-name="P6">Подключение:</text:p>
      <text:p text:style-name="Исходный_20_текст">REQUIRE DEBOUNCE <text:s text:c="3"/>lib/buttons.spf</text:p>
      <text:p text:style-name="P6">Использование:</text:p>
      <text:p text:style-name="P26"><text:span text:style-name="T49">1. Перед подключением нужно определить группу BUTTONS:</text:span></text:p>
      <text:p text:style-name="Исходный_20_текст"><text:span text:style-name="T49">PB0 WIRE BTN_SET <text:s text:c="13"/>\ <text:s/>кнопки</text:span></text:p>
      <text:p text:style-name="Исходный_20_текст"><text:span text:style-name="T49">PB1 WIRE BTN_+</text:span></text:p>
      <text:p text:style-name="Исходный_20_текст"><text:span text:style-name="T49">PB2 WIRE BTN_-</text:span></text:p>
      <text:p text:style-name="Исходный_20_текст"><text:span text:style-name="T49">GROUP{ BTN_SET BTN_+ BTN_- }GROUP BUTTONS</text:span></text:p>
      <text:p text:style-name="P31"><text:span text:style-name="T49">2. Затем определить слова, которые будут выполняться при нажатии каждой кнопки:</text:span></text:p>
      <text:p text:style-name="Исходный_20_текст"><text:span text:style-name="Source_20_Text"><text:span text:style-name="T49">: BTN0_TASK … ;</text:span></text:span></text:p>
      <text:p text:style-name="Исходный_20_текст"><text:span text:style-name="Source_20_Text"><text:span text:style-name="T49">: BTN1_TASK … ;</text:span></text:span></text:p>
      <text:p text:style-name="Исходный_20_текст"><text:span text:style-name="Source_20_Text"><text:span text:style-name="T49">: BTN2_TASK … ;</text:span></text:span></text:p>
      <text:p text:style-name="P26"><text:span text:style-name="T49">3. Выделить область в памяти для адресов этих задач. Первая задача — для кнопки, подключенной к 0-й линии порта, вторая — к 1-й и т.д.</text:span></text:p>
      <text:p text:style-name="Исходный_20_текст"><text:span text:style-name="T49">TCREATE BTN_TASKS <text:s text:c="10"/>\ задачи для кнопок</text:span></text:p>
      <text:p text:style-name="Исходный_20_текст"><text:span text:style-name="T49">' BTN0_TASK T, <text:s text:c="2"/>' BTN1_TASK T, <text:s text:c="2"/>' BTN2_TASK T,</text:span></text:p>
      <text:p text:style-name="P26"><text:span text:style-name="T49">4. В инициализирующем коде нужно включить нужные кнопки:</text:span></text:p>
      <text:p text:style-name="Исходный_20_текст"><text:span text:style-name="T49">BUTTONS {GROUP.MASK} BUTTONS_ENABLED C! <text:s text:c="21"/>\ все кнопки вкл</text:span></text:p>
      <text:p text:style-name="P27"><text:span text:style-name="T49">5. задать кнопки с автоповтором:</text:span></text:p>
      <text:p text:style-name="Исходный_20_текст"><text:span text:style-name="T49">[ BUTTONS BTN_SET -GROUP {GROUP.MASK} ] LITERAL \ эта кнопка не повторяет нажатия</text:span></text:p>
      <text:p text:style-name="P56"><text:span text:style-name="T49"><text:s text:c="2"/>BUTTONS_REPEATABLE C! </text:span></text:p>
      <text:p text:style-name="P27"><text:span text:style-name="T49">6. установить задачи, выполняющиеся при нажатии кнопок:</text:span></text:p>
      <text:p text:style-name="Исходный_20_текст"><text:span text:style-name="T49">BTN_TASKS BUTTONS_TASKS ! <text:s text:c="22"/>\ задачи для кнопок</text:span></text:p>
      <text:p text:style-name="P26"><text:span text:style-name="T49">7. инициализировать порт, к которому подключены кнопки</text:span></text:p>
      <text:p text:style-name="Исходный_20_текст"><text:span text:style-name="T49">BUTTONS_INIT <text:s text:c="35"/>\ инициализация порта</text:span></text:p>
      <text:p text:style-name="P27"><text:span text:style-name="T49">8. и поставить на выполнение задачу-обработчик нажатий:</text:span></text:p>
      <text:p text:style-name="Исходный_20_текст"><text:span text:style-name="T49">['] BUTTONS_TASK RTOS_SET_TASK <text:s text:c="17"/>\ обработчик кнопок</text:span></text:p>
      <text:p text:style-name="P6"><text:span text:style-name="T49">См</text:span>.код <text:span text:style-name="T49">примера</text:span> tst_buttons.spf</text:p>
      <text:h text:style-name="P57" text:outline-level="3">lcd.spf</text:h>
      <text:p text:style-name="P6">Подключение LCD<text:span text:style-name="T47">-дисплея с контроллером</text:span> HD44780 по 4-битному интерфейсу.</text:p>
      <text:p text:style-name="P6">Подключение:</text:p>
      <text:p text:style-name="P55"><text:span text:style-name="T48">REQUIRE LCD_CLRSCR <text:s text:c="5"/>lib/lcd/lcd.spf <text:s text:c="9"/>\ библиотеки LCD</text:span></text:p>
      <text:p text:style-name="P55"><text:span text:style-name="T48">REQUIRE LCD_CHAR <text:s text:c="7"/>lib/lcd/definechar.spf <text:s text:c="2"/>\ определение пользовательских символов</text:span></text:p>
      <text:p text:style-name="P55"><text:span text:style-name="T48">:: !BIG_LETTERS ;; </text:span></text:p>
      <text:p text:style-name="P55"><text:span text:style-name="T48">REQUIRE BIG_SETUP <text:s text:c="6"/>lib/lcd/big.spf <text:s text:c="9"/>\ большие символы</text:span></text:p>
      <text:p text:style-name="P25">Использование:</text:p>
      <text:p text:style-name="P28"><text:soft-page-break/><text:span text:style-name="T50">Как подключается дисплей физически — указывается в коде библиотеки:</text:span></text:p>
      <text:p text:style-name="Исходный_20_текст"><text:span text:style-name="T50">PD3 WIRE D3</text:span></text:p>
      <text:p text:style-name="Исходный_20_текст"><text:span text:style-name="T50">PD2 WIRE D2</text:span></text:p>
      <text:p text:style-name="Исходный_20_текст"><text:span text:style-name="T50">PD1 WIRE D1</text:span></text:p>
      <text:p text:style-name="Исходный_20_текст"><text:span text:style-name="T50">PD0 WIRE D0</text:span></text:p>
      <text:p text:style-name="Исходный_20_текст"><text:span text:style-name="T50">BUS{ D3 D2 D1 D0 }BUS DATA</text:span></text:p>
      <text:p text:style-name="Исходный_20_текст"><text:span text:style-name="T50">PD4 WIRE RS <text:s text:c="10"/>\ RS WIRE</text:span></text:p>
      <text:p text:style-name="Исходный_20_текст"><text:span text:style-name="T50">PD5 WIRE RW <text:s text:c="10"/>\ RW WIRE</text:span></text:p>
      <text:p text:style-name="Исходный_20_текст"><text:span text:style-name="T50">PD6 WIRE E <text:s text:c="11"/>\ E WIRE</text:span></text:p>
      <text:p text:style-name="P28"><text:span text:style-name="T50">После подключения библиотеки дисплей нужно инициализировать словом LCD_INIT, после чего весь вывод через EMIT и TYPE будет идти на дисплей.</text:span></text:p>
      <text:p text:style-name="P28"><text:span text:style-name="T50">Если вы хотите использовать большие символы, подключите </text:span><text:span text:style-name="T48">lib/lcd/big.spf, </text:span><text:span text:style-name="T50">если перед этим было определено слово </text:span><text:span text:style-name="T48">!BIG_LETTERS, </text:span><text:span text:style-name="T50">то в код кроме цифр включаются еще и большие английские литеры.</text:span></text:p>
      <text:p text:style-name="P28"><text:span text:style-name="T50">Необходимые слова вынесены в таблицу.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45"><text:span text:style-name="T51">LCD_INIT</text:span></text:p>
          </table:table-cell>
          <table:table-cell table:style-name="Таблица12.A1" office:value-type="string">
            <text:p text:style-name="P45"><text:span text:style-name="T51">( dispAttr -- )</text:span></text:p>
          </table:table-cell>
          <table:table-cell table:style-name="Таблица12.C1" office:value-type="string">
            <text:p text:style-name="P45"><text:span text:style-name="T51">Инициализация дисплея<text:line-break/>dispAttr може быть таким:</text:span></text:p>
            <text:p text:style-name="P45"><text:span text:style-name="T51">LCD_DISP_OFF — дисплей выключен</text:span></text:p>
            <text:p text:style-name="P45"><text:span text:style-name="T51">LCD_DISP_ON — дисплей включен, курсор выключен</text:span></text:p>
            <text:p text:style-name="P45"><text:span text:style-name="T51">LCD_DISP_ON_CURSOR — дисплей включен, курсор включен</text:span></text:p>
            <text:p text:style-name="P45"><text:span text:style-name="T51">LCD_DISP_CURSOR_BLINK — дисплей включен, курсор включен и мигает</text:span></text:p>
          </table:table-cell>
        </table:table-row>
        <table:table-row>
          <table:table-cell table:style-name="Таблица12.A2" office:value-type="string">
            <text:p text:style-name="P46"><text:span text:style-name="T52">LCD_COMMAND</text:span></text:p>
          </table:table-cell>
          <table:table-cell table:style-name="Таблица12.A2" office:value-type="string">
            <text:p text:style-name="P44">( <text:span text:style-name="T52">с</text:span> -- )</text:p>
          </table:table-cell>
          <table:table-cell table:style-name="Таблица12.C2" office:value-type="string">
            <text:p text:style-name="P46"><text:span text:style-name="T52">Послать команду</text:span></text:p>
          </table:table-cell>
        </table:table-row>
        <table:table-row>
          <table:table-cell table:style-name="Таблица12.A2" office:value-type="string">
            <text:p text:style-name="P46"><text:span text:style-name="T52">LCD_DATA</text:span></text:p>
          </table:table-cell>
          <table:table-cell table:style-name="Таблица12.A2" office:value-type="string">
            <text:p text:style-name="P46"><text:span text:style-name="T52">( с -- )</text:span></text:p>
          </table:table-cell>
          <table:table-cell table:style-name="Таблица12.C2" office:value-type="string">
            <text:p text:style-name="P46"><text:span text:style-name="T52">Послать данные (вывести символ с кодом с)</text:span></text:p>
          </table:table-cell>
        </table:table-row>
        <table:table-row>
          <table:table-cell table:style-name="Таблица12.A2" office:value-type="string">
            <text:p text:style-name="P47"><text:span text:style-name="T53">LCD_GOTOXY</text:span></text:p>
          </table:table-cell>
          <table:table-cell table:style-name="Таблица12.A2" office:value-type="string">
            <text:p text:style-name="P47"><text:span text:style-name="T52">( </text:span><text:span text:style-name="T53">х у</text:span><text:span text:style-name="T52"> -- )</text:span></text:p>
          </table:table-cell>
          <table:table-cell table:style-name="Таблица12.C2" office:value-type="string">
            <text:p text:style-name="P47"><text:span text:style-name="T53">Установить позицию курсора</text:span></text:p>
          </table:table-cell>
        </table:table-row>
        <table:table-row>
          <table:table-cell table:style-name="Таблица12.A2" office:value-type="string">
            <text:p text:style-name="P47"><text:span text:style-name="T53">LCD_GETXY</text:span></text:p>
          </table:table-cell>
          <table:table-cell table:style-name="Таблица12.A2" office:value-type="string">
            <text:p text:style-name="P47">( -- <text:span text:style-name="T53">addr </text:span>)</text:p>
          </table:table-cell>
          <table:table-cell table:style-name="Таблица12.C2" office:value-type="string">
            <text:p text:style-name="P47"><text:span text:style-name="T53">Получить текущий адрес</text:span></text:p>
          </table:table-cell>
        </table:table-row>
        <table:table-row>
          <table:table-cell table:style-name="Таблица12.A2" office:value-type="string">
            <text:p text:style-name="P47"><text:span text:style-name="T53">LCD_CHAR name</text:span></text:p>
          </table:table-cell>
          <table:table-cell table:style-name="Таблица12.A2" office:value-type="string">
            <text:p text:style-name="P47"><text:span text:style-name="T53">( b0 .. b7 -- )</text:span></text:p>
            <text:p text:style-name="P47"><text:span text:style-name="T53">исполнение:</text:span></text:p>
            <text:p text:style-name="P47"><text:span text:style-name="T53">( </text:span><text:span text:style-name="T52">с</text:span><text:span text:style-name="T53"> -- )</text:span></text:p>
          </table:table-cell>
          <table:table-cell table:style-name="Таблица12.C2" office:value-type="string">
            <text:p text:style-name="P47"><text:span text:style-name="T53">Определить символ с кодом с</text:span></text:p>
            <text:p text:style-name="P47"><text:span text:style-name="T53">Пример использования:</text:span></text:p>
            <text:p text:style-name="P47"><text:span text:style-name="Source_20_Text"><text:span text:style-name="T53">0x00 0x10 0x08 0x04 0x02 0x01 0x00 0x00 <text:s/>LCD_CHAR <text:s/>BACKSLASH</text:span></text:span></text:p>
            <text:p text:style-name="P47"><text:span text:style-name="T53">после LCD_INIT</text:span></text:p>
            <text:p text:style-name="P47"><text:span text:style-name="Source_20_Text"><text:span text:style-name="T53">0x1 BACKSLASH \ определить символ с кодом 1</text:span></text:span></text:p>
            <text:p text:style-name="P47"><text:span text:style-name="Source_20_Text"><text:span text:style-name="T53">0x1 EMIT <text:s text:c="5"/>\ вывод символа</text:span></text:span></text:p>
          </table:table-cell>
        </table:table-row>
        <table:table-row>
          <table:table-cell table:style-name="Таблица12.A2" office:value-type="string">
            <text:p text:style-name="P48"><text:span text:style-name="T54">BIG_SETUP</text:span></text:p>
          </table:table-cell>
          <table:table-cell table:style-name="Таблица12.A2" office:value-type="string">
            <text:p text:style-name="P48"><text:span text:style-name="T54">( -- )</text:span></text:p>
          </table:table-cell>
          <table:table-cell table:style-name="Таблица12.C2" office:value-type="string">
            <text:p text:style-name="P48"><text:span text:style-name="T54">Инициализировать символы для больших цифр/букв</text:span></text:p>
          </table:table-cell>
        </table:table-row>
        <table:table-row>
          <table:table-cell table:style-name="Таблица12.A2" office:value-type="string">
            <text:p text:style-name="P48"><text:span text:style-name="T54">BIG_LETTERS</text:span></text:p>
          </table:table-cell>
          <table:table-cell table:style-name="Таблица12.A2" office:value-type="string">
            <text:p text:style-name="P48"><text:span text:style-name="T54">( -- )</text:span></text:p>
          </table:table-cell>
          <table:table-cell table:style-name="Таблица12.C2" office:value-type="string">
            <text:p text:style-name="P48"><text:span text:style-name="T54">Переключиться на вывод больших символов</text:span></text:p>
          </table:table-cell>
        </table:table-row>
        <table:table-row>
          <table:table-cell table:style-name="Таблица12.A2" office:value-type="string">
            <text:p text:style-name="P48"><text:span text:style-name="T54">NORMAL_LETTERS</text:span></text:p>
          </table:table-cell>
          <table:table-cell table:style-name="Таблица12.A2" office:value-type="string">
            <text:p text:style-name="P48"><text:span text:style-name="T54">( -- )</text:span></text:p>
          </table:table-cell>
          <table:table-cell table:style-name="Таблица12.C2" office:value-type="string">
            <text:p text:style-name="P48"><text:span text:style-name="T54">Переключиться на вывод обычных символов</text:span></text:p>
          </table:table-cell>
        </table:table-row>
      </table:table>
      <text:p text:style-name="P29"><text:span text:style-name="T50">Также </text:span>см. код <text:span text:style-name="T50">примеров</text:span> tst_lcd.spf <text:span text:style-name="T50">и big_test.spf</text:span></text:p>
      <text:h text:style-name="Heading_20_3" text:outline-level="3">wdt.spf, не закончена</text:h>
      <text:p text:style-name="P6">TODO:</text:p>
      <text:p text:style-name="P6">полное описание</text:p>
      <text:h text:style-name="Heading_20_3" text:outline-level="3">usart.spf</text:h>
      <text:p text:style-name="Text_20_body">Простой вывод данных в USART без использования прерываний. </text:p>
      <text:p text:style-name="Text_20_body">Подключение:</text:p>
      <text:p text:style-name="Исходный_20_текст">S" lib/usart.spf" INCLUDED</text:p>
      <text:p text:style-name="P6">Использование: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Table_20_Contents">USART_INIT</text:p>
          </table:table-cell>
          <table:table-cell table:style-name="Таблица9.A1" office:value-type="string">
            <text:p text:style-name="Table_20_Contents">( ubrr -- )</text:p>
          </table:table-cell>
          <table:table-cell table:style-name="Таблица9.C1" office:value-type="string">
            <text:p text:style-name="Table_20_Contents">Инициализировать передатчик, <text:span text:style-name="T55">установить EMIT на вывод в USART</text:span>. Скорость задается при помощи слова BAUD</text:p>
          </table:table-cell>
        </table:table-row>
        <table:table-row>
          <table:table-cell table:style-name="Таблица9.A2" office:value-type="string">
            <text:p text:style-name="Table_20_Contents">BAUD</text:p>
          </table:table-cell>
          <table:table-cell table:style-name="Таблица9.A2" office:value-type="string">
            <text:p text:style-name="Table_20_Contents">( speed -- ubrr )</text:p>
          </table:table-cell>
          <table:table-cell table:style-name="Таблица9.C2" office:value-type="string">
            <text:p text:style-name="Table_20_Contents">Преобразовать скорость в константу, только для компиляции. См. пример</text:p>
          </table:table-cell>
        </table:table-row>
        <text:soft-page-break/>
        <table:table-row>
          <table:table-cell table:style-name="Таблица9.A2" office:value-type="string">
            <text:p text:style-name="Table_20_Contents">USART_SEND</text:p>
          </table:table-cell>
          <table:table-cell table:style-name="Таблица9.A2" office:value-type="string">
            <text:p text:style-name="Table_20_Contents">( с -- )</text:p>
          </table:table-cell>
          <table:table-cell table:style-name="Таблица9.C2" office:value-type="string">
            <text:p text:style-name="Table_20_Contents">Передает символ</text:p>
          </table:table-cell>
        </table:table-row>
        <table:table-row>
          <table:table-cell table:style-name="Таблица9.A2" office:value-type="string">
            <text:p text:style-name="Table_20_Contents">USART1_INIT</text:p>
          </table:table-cell>
          <table:table-cell table:style-name="Таблица9.A2" office:value-type="string">
            <text:p text:style-name="Table_20_Contents">( ubrr -- )</text:p>
          </table:table-cell>
          <table:table-cell table:style-name="Таблица9.C2" office:value-type="string">
            <text:p text:style-name="P49">Инициализирует второй USART (если есть), <text:span text:style-name="T55">установить EMIT на вывод в USART</text:span></text:p>
          </table:table-cell>
        </table:table-row>
        <table:table-row>
          <table:table-cell table:style-name="Таблица9.A2" office:value-type="string">
            <text:p text:style-name="Table_20_Contents">USART1_SEND</text:p>
          </table:table-cell>
          <table:table-cell table:style-name="Таблица9.A2" office:value-type="string">
            <text:p text:style-name="Table_20_Contents">( с -- )</text:p>
          </table:table-cell>
          <table:table-cell table:style-name="Таблица9.C2" office:value-type="string">
            <text:p text:style-name="Table_20_Contents">Передает символ во второй USART (если есть)</text:p>
          </table:table-cell>
        </table:table-row>
      </table:table>
      <text:p text:style-name="P6">Перед подключением обязательно задайте частоту контроллера F_CPU. По умолчанию при подключении библиотеки вектор EMIT настраивается на USART_SEND.</text:p>
      <text:p text:style-name="P6">Пример:</text:p>
      <text:p text:style-name="Исходный_20_текст">1000<text:span text:style-name="T56">000</text:span> ( Hz ) == F_CPU</text:p>
      <text:p text:style-name="Исходный_20_текст">S" lib/usart.spf" INCLUDED</text:p>
      <text:p text:style-name="Исходный_20_текст">: MAIN</text:p>
      <text:p text:style-name="Исходный_20_текст"><text:s text:c="2"/>1200 BAUD USART_INIT</text:p>
      <text:p text:style-name="Исходный_20_текст"><text:s text:c="2"/>." Test" CR</text:p>
      <text:p text:style-name="Исходный_20_текст">;</text:p>
      <text:h text:style-name="P41" text:outline-level="2">5. Описание каталогов и файлов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Table_20_Contents">devices/devices.spf</text:p>
          </table:table-cell>
          <table:table-cell table:style-name="Таблица7.B1" office:value-type="string">
            <text:p text:style-name="Table_20_Contents">Файл с константами типов микроконтроллеров</text:p>
          </table:table-cell>
        </table:table-row>
        <table:table-row>
          <table:table-cell table:style-name="Таблица7.A2" office:value-type="string">
            <text:p text:style-name="Table_20_Contents">devices/*.spf</text:p>
          </table:table-cell>
          <table:table-cell table:style-name="Таблица7.B2" office:value-type="string">
            <text:p text:style-name="Table_20_Contents">Файлы с определениями микроконтроллеров</text:p>
          </table:table-cell>
        </table:table-row>
        <table:table-row>
          <table:table-cell table:style-name="Таблица7.A2" office:value-type="string">
            <text:p text:style-name="Table_20_Contents">kernel/*.spf</text:p>
          </table:table-cell>
          <table:table-cell table:style-name="Таблица7.B2" office:value-type="string">
            <text:p text:style-name="Table_20_Contents">Ядро</text:p>
          </table:table-cell>
        </table:table-row>
        <table:table-row>
          <table:table-cell table:style-name="Таблица7.A2" office:value-type="string">
            <text:p text:style-name="Table_20_Contents">lib/*.spf</text:p>
          </table:table-cell>
          <table:table-cell table:style-name="Таблица7.B2" office:value-type="string">
            <text:p text:style-name="Table_20_Contents">Библиотеки</text:p>
          </table:table-cell>
        </table:table-row>
        <table:table-row>
          <table:table-cell table:style-name="Таблица7.A2" office:value-type="string">
            <text:p text:style-name="Table_20_Contents">~mak/*</text:p>
          </table:table-cell>
          <table:table-cell table:style-name="Таблица7.B2" office:value-type="string">
            <text:p text:style-name="Table_20_Contents">Служебные</text:p>
          </table:table-cell>
        </table:table-row>
        <table:table-row>
          <table:table-cell table:style-name="Таблица7.A2" office:value-type="string">
            <text:p text:style-name="Table_20_Contents">avrasm.f</text:p>
          </table:table-cell>
          <table:table-cell table:style-name="Таблица7.B2" office:value-type="string">
            <text:p text:style-name="Table_20_Contents">Ассемблер</text:p>
          </table:table-cell>
        </table:table-row>
        <table:table-row>
          <table:table-cell table:style-name="Таблица7.A2" office:value-type="string">
            <text:p text:style-name="Table_20_Contents">avrdis.f</text:p>
          </table:table-cell>
          <table:table-cell table:style-name="Таблица7.B2" office:value-type="string">
            <text:p text:style-name="Table_20_Contents">Дизассемблер</text:p>
          </table:table-cell>
        </table:table-row>
        <table:table-row>
          <table:table-cell table:style-name="Таблица7.A2" office:value-type="string">
            <text:p text:style-name="Table_20_Contents">avrforth.spf</text:p>
          </table:table-cell>
          <table:table-cell table:style-name="Таблица7.B2" office:value-type="string">
            <text:p text:style-name="Table_20_Contents">Собственно форт</text:p>
          </table:table-cell>
        </table:table-row>
        <table:table-row>
          <table:table-cell table:style-name="Таблица7.A2" office:value-type="string">
            <text:p text:style-name="Table_20_Contents">avrlist.f</text:p>
          </table:table-cell>
          <table:table-cell table:style-name="Таблица7.B2" office:value-type="string">
            <text:p text:style-name="Table_20_Contents">Генерация листинга</text:p>
          </table:table-cell>
        </table:table-row>
        <table:table-row>
          <table:table-cell table:style-name="Таблица7.A2" office:value-type="string">
            <text:p text:style-name="Table_20_Contents">avrmac.f</text:p>
          </table:table-cell>
          <table:table-cell table:style-name="Таблица7.B2" office:value-type="string">
            <text:p text:style-name="Table_20_Contents">Оптимизатор</text:p>
          </table:table-cell>
        </table:table-row>
        <table:table-row>
          <table:table-cell table:style-name="Таблица7.A2" office:value-type="string">
            <text:p text:style-name="Table_20_Contents">compile, compile.bat</text:p>
          </table:table-cell>
          <table:table-cell table:style-name="Таблица7.B2" office:value-type="string">
            <text:p text:style-name="Table_20_Contents">Скрипты для компиляции</text:p>
          </table:table-cell>
        </table:table-row>
        <table:table-row>
          <table:table-cell table:style-name="Таблица7.A2" office:value-type="string">
            <text:p text:style-name="Table_20_Contents">flash.spf</text:p>
          </table:table-cell>
          <table:table-cell table:style-name="Таблица7.B2" office:value-type="string">
            <text:p text:style-name="Table_20_Contents">Целевая компиляция</text:p>
          </table:table-cell>
        </table:table-row>
        <table:table-row>
          <table:table-cell table:style-name="Таблица7.A2" office:value-type="string">
            <text:p text:style-name="Table_20_Contents">init.spf</text:p>
          </table:table-cell>
          <table:table-cell table:style-name="Таблица7.B2" office:value-type="string">
            <text:p text:style-name="Table_20_Contents">Инициализация контроллера</text:p>
          </table:table-cell>
        </table:table-row>
        <table:table-row>
          <table:table-cell table:style-name="Таблица7.A2" office:value-type="string">
            <text:p text:style-name="Table_20_Contents">inline.spf</text:p>
          </table:table-cell>
          <table:table-cell table:style-name="Таблица7.B2" office:value-type="string">
            <text:p text:style-name="Table_20_Contents">Управляющие структуры и макросы</text:p>
          </table:table-cell>
        </table:table-row>
        <table:table-row>
          <table:table-cell table:style-name="Таблица7.A2" office:value-type="string">
            <text:p text:style-name="Table_20_Contents">isr.spf</text:p>
          </table:table-cell>
          <table:table-cell table:style-name="Таблица7.B2" office:value-type="string">
            <text:p text:style-name="Table_20_Contents">Прерывания</text:p>
          </table:table-cell>
        </table:table-row>
        <table:table-row>
          <table:table-cell table:style-name="Таблица7.A2" office:value-type="string">
            <text:p text:style-name="Table_20_Contents">manual/Manual.odt, Manual.pdf, Manual.doc</text:p>
          </table:table-cell>
          <table:table-cell table:style-name="Таблица7.B2" office:value-type="string">
            <text:p text:style-name="Table_20_Contents">Это руководство</text:p>
          </table:table-cell>
        </table:table-row>
        <table:table-row>
          <table:table-cell table:style-name="Таблица7.A2" office:value-type="string">
            <text:p text:style-name="Table_20_Contents">require.cfg</text:p>
          </table:table-cell>
          <table:table-cell table:style-name="Таблица7.B2" office:value-type="string">
            <text:p text:style-name="Table_20_Contents">Файл конфигурации для подключения нужных слов</text:p>
          </table:table-cell>
        </table:table-row>
        <table:table-row>
          <table:table-cell table:style-name="Таблица7.A2" office:value-type="string">
            <text:p text:style-name="Table_20_Contents">require.spf</text:p>
          </table:table-cell>
          <table:table-cell table:style-name="Таблица7.B2" office:value-type="string">
            <text:p text:style-name="Table_20_Contents">Полуавтоматическое подключение нужных слов</text:p>
          </table:table-cell>
        </table:table-row>
        <table:table-row>
          <table:table-cell table:style-name="Таблица7.A2" office:value-type="string">
            <text:p text:style-name="Table_20_Contents">xfbase.f</text:p>
          </table:table-cell>
          <table:table-cell table:style-name="Таблица7.B2" office:value-type="string">
            <text:p text:style-name="Table_20_Contents">Определяющие слова</text:p>
          </table:table-cell>
        </table:table-row>
        <table:table-row>
          <table:table-cell table:style-name="Таблица7.A2" office:value-type="string">
            <text:p text:style-name="Table_20_Contents">util.spf</text:p>
          </table:table-cell>
          <table:table-cell table:style-name="Таблица7.B2" office:value-type="string">
            <text:p text:style-name="Table_20_Contents">Разные слова</text:p>
          </table:table-cell>
        </table:table-row>
        <table:table-row>
          <table:table-cell table:style-name="Таблица7.A2" office:value-type="string">
            <text:p text:style-name="Table_20_Contents">examples/clock</text:p>
          </table:table-cell>
          <table:table-cell table:style-name="Таблица7.B2" office:value-type="string">
            <text:p text:style-name="Table_20_Contents">Пример: Часы с динамической индикацией</text:p>
          </table:table-cell>
        </table:table-row>
        <table:table-row>
          <table:table-cell table:style-name="Таблица7.A2" office:value-type="string">
            <text:p text:style-name="Table_20_Contents">examples/tst</text:p>
          </table:table-cell>
          <table:table-cell table:style-name="Таблица7.B2" office:value-type="string">
            <text:p text:style-name="Table_20_Contents">Пример: Тестовая программа</text:p>
          </table:table-cell>
        </table:table-row>
        <table:table-row>
          <table:table-cell table:style-name="Таблица7.A2" office:value-type="string">
            <text:p text:style-name="Table_20_Contents">examples/tst_min</text:p>
          </table:table-cell>
          <table:table-cell table:style-name="Таблица7.B2" office:value-type="string">
            <text:p text:style-name="Table_20_Contents">Пример: Скелет программы</text:p>
          </table:table-cell>
        </table:table-row>
        <table:table-row>
          <table:table-cell table:style-name="Таблица7.A2" office:value-type="string">
            <text:p text:style-name="Table_20_Contents">examples/<text:span text:style-name="T58">tester</text:span></text:p>
          </table:table-cell>
          <table:table-cell table:style-name="Таблица7.B2" office:value-type="string">
            <text:p text:style-name="Table_20_Contents">Пример: Программа тестирования правильности выполнения слов</text:p>
          </table:table-cell>
        </table:table-row>
        <table:table-row>
          <table:table-cell table:style-name="Таблица7.A2" office:value-type="string">
            <text:p text:style-name="Table_20_Contents">examples/buttons</text:p>
          </table:table-cell>
          <table:table-cell table:style-name="Таблица7.B2" office:value-type="string">
            <text:p text:style-name="Table_20_Contents">Пример: Тест обработчика кнопок</text:p>
          </table:table-cell>
        </table:table-row>
        <table:table-row>
          <table:table-cell table:style-name="Таблица7.A2" office:value-type="string">
            <text:p text:style-name="Table_20_Contents">examples/lcd</text:p>
          </table:table-cell>
          <table:table-cell table:style-name="Таблица7.B2" office:value-type="string">
            <text:p text:style-name="Table_20_Contents">Пример: Тест подключения LCD и DS1307</text:p>
          </table:table-cell>
        </table:table-row>
        <table:table-row>
          <table:table-cell table:style-name="Таблица7.A2" office:value-type="string">
            <text:p text:style-name="P51">examples/lcd_<text:span text:style-name="T59">big</text:span></text:p>
          </table:table-cell>
          <table:table-cell table:style-name="Таблица7.B2" office:value-type="string">
            <text:p text:style-name="P51">Пример: <text:span text:style-name="T57">Вывод больших букв на </text:span>LCD</text:p>
          </table:table-cell>
        </table:table-row>
        <table:table-row>
          <table:table-cell table:style-name="Таблица7.A2" office:value-type="string">
            <text:p text:style-name="Table_20_Contents">examples/spi</text:p>
          </table:table-cell>
          <table:table-cell table:style-name="Таблица7.B2" office:value-type="string">
            <text:p text:style-name="Table_20_Contents">Пример: Управление регистрами 74HC595 по интерфейсу SPI</text:p>
          </table:table-cell>
        </table:table-row>
        <table:table-row>
          <table:table-cell table:style-name="Таблица7.A2" office:value-type="string">
            <text:p text:style-name="Table_20_Contents">examples/usart</text:p>
          </table:table-cell>
          <table:table-cell table:style-name="Таблица7.B2" office:value-type="string">
            <text:p text:style-name="Table_20_Contents">Пример: Тестирование вывода на терминал</text:p>
          </table:table-cell>
        </table:table-row>
      </table:table>
      <text:h text:style-name="P41" text:outline-level="2"><text:soft-page-break/>6. Файлы определений микроконтроллеров</text:h>
      <text:p text:style-name="P6">См. любой из файлов с комментариям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1" svg:font-family="'Droid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1" fo:font-size="10pt" style:font-name-asian="Droid Sans1" style:font-size-asian="10pt" style:font-name-complex="DejaVu Sans Mono1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7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Исходный_20_текст" style:display-name="Исходный текст" style:family="paragraph" style:parent-style-name="Standard" style:master-page-name="">
      <style:paragraph-properties style:page-number="auto" fo:background-color="#cccccc">
        <style:background-image/>
      </style:paragraph-properties>
      <style:text-properties style:font-name="DejaVu Sans Mono" fo:font-size="10pt" style:font-size-asian="10.5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84cm" style:type="center"/>
          <style:tab-stop style:position="17.568cm" style:type="right"/>
        </style:tab-stops>
      </style:paragraph-properties>
    </style:style>
    <style:style style:name="Source_20_Text" style:display-name="Source Text" style:family="text">
      <style:text-properties style:font-name="DejaVu Sans Mono1" fo:background-color="#cccccc" style:font-name-asian="Droid Sans1" style:font-size-asian="10.5pt" style:font-name-complex="DejaVu Sans Mono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4cm" fo:margin-bottom="2cm" fo:margin-left="2cm" fo:margin-right="1.43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4T15:18:11</dc:date>
    <meta:generator>LibreOffice/3.6$Linux_X86_64 LibreOffice_project/360m1$Build-2</meta:generator>
    <meta:editing-duration>PT13H39M5S</meta:editing-duration>
    <meta:editing-cycles>204</meta:editing-cycles>
    <dc:creator>ovoronin </dc:creator>
    <meta:document-statistic meta:table-count="12" meta:image-count="0" meta:object-count="0" meta:page-count="24" meta:paragraph-count="1512" meta:word-count="5774" meta:character-count="37883" meta:non-whitespace-character-count="32602"/>
  </office:meta>
</office:document-meta>
</file>